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19">
      <style:table-cell-properties fo:background-color="#FFFFFF"/>
      <style:text-properties fo:color="#000000"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#FFFFFF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19">
      <style:table-cell-properties fo:background-color="#FFFFFF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0">
      <style:table-cell-properties fo:background-color="#FFFFFF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color="#548235" style:font-name="Roboto" style:font-name-asian="Roboto" style:font-name-complex="Roboto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/>
      <style:text-properties fo:color="#548235"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548235" style:font-name="Calibri" style:font-name-asian="Calibri" style:font-name-complex="Calibri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548235"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#FFFFFF"/>
      <style:text-properties fo:color="#242424"/>
    </style:style>
    <style:style style:name="ce20" style:family="table-cell" style:parent-style-name="Default" style:data-style-name="N0">
      <style:table-cell-properties fo:background-color="#FFFFFF"/>
      <style:text-properties fo:color="#434343" style:font-name="Roboto" style:font-name-asian="Roboto" style:font-name-complex="Roboto" fo:font-size="10pt" style:font-size-asian="10pt" style:font-size-complex="10pt"/>
    </style:style>
    <style:style style:name="ce21" style:family="table-cell" style:parent-style-name="Hyperlink" style:data-style-name="N0">
      <style:table-cell-properties fo:background-color="#FFFFFF"/>
      <style:text-properties fo:color="#467886" style:text-underline-style="solid" style:text-underline-type="single"/>
    </style:style>
    <style:style style:name="ce22" style:family="table-cell" style:parent-style-name="Default" style:data-style-name="N19">
      <style:table-cell-properties fo:background-color="#FFFFFF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fo:color="#548235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19">
      <style:text-properties fo:color="#434343" style:font-name="Roboto" style:font-name-asian="Roboto" style:font-name-complex="Roboto" fo:font-size="10pt" style:font-size-asian="10pt" style:font-size-complex="10pt"/>
    </style:style>
    <style:style style:name="ce27" style:family="table-cell" style:parent-style-name="Default" style:data-style-name="N0">
      <style:text-properties fo:color="#434343" style:font-name="Roboto" style:font-name-asian="Roboto" style:font-name-complex="Roboto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30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3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32" style:family="table-cell" style:parent-style-name="Default" style:data-style-name="N0">
      <style:table-cell-properties fo:background-color="#FFFFFF"/>
      <style:text-properties fo:color="#548235" style:font-name="Calibri" style:font-name-asian="Calibri" style:font-name-complex="Calibri"/>
    </style:style>
    <style:style style:name="ce33" style:family="table-cell" style:parent-style-name="Default" style:data-style-name="N19">
      <style:table-cell-properties fo:background-color="#FFFFFF"/>
      <style:text-properties fo:color="#548235"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548235" style:font-name="Calibri" style:font-name-asian="Calibri" style:font-name-complex="Calibri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548235" style:font-name="Calibri" style:font-name-asian="Calibri" style:font-name-complex="Calibri"/>
    </style:style>
    <style:style style:name="ce36" style:family="table-cell" style:parent-style-name="Default" style:data-style-name="N0">
      <style:table-cell-properties fo:background-color="#FFFFFF"/>
      <style:text-properties fo:color="#548235" style:font-name="Roboto" style:font-name-asian="Roboto" style:font-name-complex="Roboto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15">
      <style:table-cell-properties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38" style:family="table-cell" style:parent-style-name="Default" style:data-style-name="N15">
      <style:table-cell-properties fo:background-color="#FFFFFF"/>
      <style:text-properties fo:color="#000000" style:font-name="Calibri" style:font-name-asian="Calibri" style:font-name-complex="Calibri"/>
    </style:style>
    <style:style style:name="ce39" style:family="table-cell" style:parent-style-name="Default" style:data-style-name="N19">
      <style:table-cell-properties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40" style:family="table-cell" style:parent-style-name="Default" style:data-style-name="N15">
      <style:table-cell-properties fo:background-color="#FFFFFF"/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FFF"/>
      <style:text-properties fo:color="#375623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ext-properties fo:color="#548235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Default" style:data-style-name="N0">
      <style:text-properties fo:color="#548235" style:font-name="Roboto" style:font-name-asian="Roboto" style:font-name-complex="Roboto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0563C1" style:font-name="Calibri" style:font-name-asian="Calibri" style:font-name-complex="Calibri" style:text-underline-style="solid" style:text-underline-type="single"/>
    </style:style>
    <style:style style:name="co1" style:family="table-column">
      <style:table-column-properties fo:break-before="auto" style:column-width="4.25979166666667cm" style:use-optimal-column-width="true"/>
    </style:style>
    <style:style style:name="co2" style:family="table-column">
      <style:table-column-properties fo:break-before="auto" style:column-width="5.18583333333333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3.46604166666667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9.33979166666667cm" style:use-optimal-column-width="true"/>
    </style:style>
    <style:style style:name="co9" style:family="table-column">
      <style:table-column-properties fo:break-before="auto" style:column-width="5.000625cm" style:use-optimal-column-width="true"/>
    </style:style>
    <style:style style:name="co10" style:family="table-column">
      <style:table-column-properties fo:break-before="auto" style:column-width="9.28687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Postal Cod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Birth Date</text:p>
          </table:table-cell>
          <table:table-cell office:value-type="string" table:style-name="ce3">
            <text:p>Mother's Mobile</text:p>
          </table:table-cell>
          <table:table-cell office:value-type="string" table:style-name="ce2">
            <text:p>Father's Mobile</text:p>
          </table:table-cell>
          <table:table-cell office:value-type="string" table:style-name="ce2">
            <text:p>Email</text:p>
          </table:table-cell>
          <table:table-cell office:value-type="string" table:style-name="ce4">
            <text:p>Dancer Registration Number</text:p>
          </table:table-cell>
          <table:table-cell office:value-type="string" table:style-name="ce2">
            <text:p>Group Name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ert Amy</text:p>
          </table:table-cell>
          <table:table-cell office:value-type="string" table:style-name="ce5">
            <text:p>Pannenstraat 27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8-28T00:00:00" table:style-name="ce6">
            <text:p>28-08-2012</text:p>
          </table:table-cell>
          <table:table-cell office:value-type="float" office:value="479599065" table:style-name="ce7">
            <text:p>479599065</text:p>
          </table:table-cell>
          <table:table-cell office:value-type="float" office:value="498575476" table:style-name="ce5">
            <text:p>498575476</text:p>
          </table:table-cell>
          <table:table-cell office:value-type="string" table:style-name="ce5">
            <text:p>sarah_roelandt@hotmail.com</text:p>
          </table:table-cell>
          <table:table-cell office:value-type="string" table:style-name="ce8">
            <text:p>12.08.28-022.57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Brouckaert Emma</text:p>
          </table:table-cell>
          <table:table-cell office:value-type="string" table:style-name="ce9">
            <text:p>Zuidwester 12</text:p>
          </table:table-cell>
          <table:table-cell office:value-type="float" office:value="8301" table:style-name="ce9">
            <text:p>8301</text:p>
          </table:table-cell>
          <table:table-cell office:value-type="string" table:style-name="ce9">
            <text:p>Knokke-Heist</text:p>
          </table:table-cell>
          <table:table-cell office:value-type="date" office:date-value="2014-01-29T00:00:00" table:style-name="ce10">
            <text:p>29-01-2014</text:p>
          </table:table-cell>
          <table:table-cell office:value-type="float" office:value="472498505" table:style-name="ce11">
            <text:p>472498505</text:p>
          </table:table-cell>
          <table:table-cell office:value-type="float" office:value="499160423" table:style-name="ce9">
            <text:p>499160423</text:p>
          </table:table-cell>
          <table:table-cell office:value-type="string" table:style-name="ce9">
            <text:p>demeesterkim@hotmail.com</text:p>
          </table:table-cell>
          <table:table-cell office:value-type="string" table:style-name="ce12">
            <text:p>14.01.29-012.30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Brouckaert Liana</text:p>
          </table:table-cell>
          <table:table-cell office:value-type="string" table:style-name="ce9">
            <text:p>Zuidwester 12</text:p>
          </table:table-cell>
          <table:table-cell office:value-type="float" office:value="8301" table:style-name="ce9">
            <text:p>8301</text:p>
          </table:table-cell>
          <table:table-cell office:value-type="string" table:style-name="ce9">
            <text:p>Knokke-Heist</text:p>
          </table:table-cell>
          <table:table-cell office:value-type="date" office:date-value="2012-02-15T00:00:00" table:style-name="ce10">
            <text:p>15-02-2012</text:p>
          </table:table-cell>
          <table:table-cell office:value-type="float" office:value="472498505" table:style-name="ce11">
            <text:p>472498505</text:p>
          </table:table-cell>
          <table:table-cell office:value-type="float" office:value="499160423" table:style-name="ce9">
            <text:p>499160423</text:p>
          </table:table-cell>
          <table:table-cell office:value-type="string" table:style-name="ce9">
            <text:p>demeesterkim@hotmail.com</text:p>
          </table:table-cell>
          <table:table-cell office:value-type="string" table:style-name="ce12">
            <text:p>12.02.15-012.27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oppejans Dieuwke</text:p>
          </table:table-cell>
          <table:table-cell office:value-type="string" table:style-name="ce5">
            <text:p>Westkapellestraat 4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0-04-22T00:00:00" table:style-name="ce6">
            <text:p>22-04-2010</text:p>
          </table:table-cell>
          <table:table-cell office:value-type="float" office:value="494746480" table:style-name="ce7">
            <text:p>494746480</text:p>
          </table:table-cell>
          <table:table-cell office:value-type="float" office:value="477787916" table:style-name="ce5">
            <text:p>477787916</text:p>
          </table:table-cell>
          <table:table-cell office:value-type="string" table:style-name="ce5">
            <text:p>johnnycoppejans@hotmail.com</text:p>
          </table:table-cell>
          <table:table-cell office:value-type="string" table:style-name="ce8">
            <text:p>10.04.22-108.81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Paep Louna</text:p>
          </table:table-cell>
          <table:table-cell office:value-type="string" table:style-name="ce5">
            <text:p>Bakboord 53 bus 1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5-26T00:00:00" table:style-name="ce6">
            <text:p>26-05-2011</text:p>
          </table:table-cell>
          <table:table-cell office:value-type="float" office:value="496134604" table:style-name="ce7">
            <text:p>496134604</text:p>
          </table:table-cell>
          <table:table-cell office:value-type="float" office:value="479813258" table:style-name="ce5">
            <text:p>479813258</text:p>
          </table:table-cell>
          <table:table-cell office:value-type="string" table:style-name="ce5">
            <text:p>sarahds1985@gmail.com</text:p>
          </table:table-cell>
          <table:table-cell office:value-type="string" table:style-name="ce8">
            <text:p>11.05.26-076.21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Schuyter Loena</text:p>
          </table:table-cell>
          <table:table-cell office:value-type="string" table:style-name="ce5">
            <text:p>Ploegstraat 3b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3-02-13T00:00:00" table:style-name="ce6">
            <text:p>13-02-2013</text:p>
          </table:table-cell>
          <table:table-cell office:value-type="float" office:value="474934799" table:style-name="ce7">
            <text:p>474934799</text:p>
          </table:table-cell>
          <table:table-cell office:value-type="float" office:value="475559967" table:style-name="ce5">
            <text:p>475559967</text:p>
          </table:table-cell>
          <table:table-cell office:value-type="string" table:style-name="ce5">
            <text:p>saradeleener@telenet.be</text:p>
          </table:table-cell>
          <table:table-cell office:value-type="string" table:style-name="ce8">
            <text:p>13.02.13-066.54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smidt Chiara</text:p>
          </table:table-cell>
          <table:table-cell office:value-type="string" table:style-name="ce5">
            <text:p>Onderwijsstraat 9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3-05-17T00:00:00" table:style-name="ce6">
            <text:p>17-05-2013</text:p>
          </table:table-cell>
          <table:table-cell office:value-type="float" office:value="478369574" table:style-name="ce7">
            <text:p>478369574</text:p>
          </table:table-cell>
          <table:table-cell office:value-type="float" office:value="477321046" table:style-name="ce5">
            <text:p>477321046</text:p>
          </table:table-cell>
          <table:table-cell office:value-type="string" table:style-name="ce5">
            <text:p>melanievangheluwe@icloud.com</text:p>
          </table:table-cell>
          <table:table-cell office:value-type="string" table:style-name="ce8">
            <text:p>13.05.17-220.92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visch Amilia</text:p>
          </table:table-cell>
          <table:table-cell office:value-type="string" table:style-name="ce5">
            <text:p>Acacialaan 1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06-02T00:00:00" table:style-name="ce6">
            <text:p>02-06-2013</text:p>
          </table:table-cell>
          <table:table-cell office:value-type="float" office:value="486963873" table:style-name="ce7">
            <text:p>486963873</text:p>
          </table:table-cell>
          <table:table-cell office:value-type="float" office:value="499191119" table:style-name="ce5">
            <text:p>499191119</text:p>
          </table:table-cell>
          <table:table-cell office:value-type="string" table:style-name="ce5">
            <text:p>melissa_lamote@hotmail.com</text:p>
          </table:table-cell>
          <table:table-cell office:value-type="string" table:style-name="ce8">
            <text:p>13.02.06-266.64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obbelaere Noélie</text:p>
          </table:table-cell>
          <table:table-cell office:value-type="string" table:style-name="ce5">
            <text:p>Grommer 2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2-13T00:00:00" table:style-name="ce6">
            <text:p>13-02-2012</text:p>
          </table:table-cell>
          <table:table-cell office:value-type="float" office:value="478342167" table:style-name="ce7">
            <text:p>478342167</text:p>
          </table:table-cell>
          <table:table-cell office:value-type="float" office:value="479942281" table:style-name="ce5">
            <text:p>479942281</text:p>
          </table:table-cell>
          <table:table-cell office:value-type="string" table:style-name="ce5">
            <text:p>magaliboedt@hotmail.com</text:p>
          </table:table-cell>
          <table:table-cell office:value-type="string" table:style-name="ce8">
            <text:p>12.02.13-200.93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uisseune Anaïs<text:s/></text:p>
          </table:table-cell>
          <table:table-cell office:value-type="string" table:style-name="ce5">
            <text:p>Roergang 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3-06-05T00:00:00" table:style-name="ce6">
            <text:p>05-06-2013</text:p>
          </table:table-cell>
          <table:table-cell office:value-type="float" office:value="479467327" table:style-name="ce7">
            <text:p>479467327</text:p>
          </table:table-cell>
          <table:table-cell office:value-type="float" office:value="486994682" table:style-name="ce5">
            <text:p>486994682</text:p>
          </table:table-cell>
          <table:table-cell office:value-type="string" table:style-name="ce5">
            <text:p>sarah8301@hotmail.com<text:s/></text:p>
          </table:table-cell>
          <table:table-cell office:value-type="string" table:style-name="ce8">
            <text:p>13.06.05-012.85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kreps Gigi</text:p>
          </table:table-cell>
          <table:table-cell office:value-type="string" table:style-name="ce5">
            <text:p>Meerlaan 6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3-11-09T00:00:00" table:style-name="ce6">
            <text:p>09-11-2013</text:p>
          </table:table-cell>
          <table:table-cell office:value-type="float" office:value="485615971" table:style-name="ce7">
            <text:p>485615971</text:p>
          </table:table-cell>
          <table:table-cell table:style-name="ce5"/>
          <table:table-cell office:value-type="string" table:style-name="ce5">
            <text:p>liesbethkreps@gmail.com</text:p>
          </table:table-cell>
          <table:table-cell office:value-type="string" table:style-name="ce8">
            <text:p>13.11.09-106.03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emans Jorbe</text:p>
          </table:table-cell>
          <table:table-cell office:value-type="string" table:style-name="ce5">
            <text:p>Evendijk 2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5-23T00:00:00" table:style-name="ce6">
            <text:p>23-05-2012</text:p>
          </table:table-cell>
          <table:table-cell office:value-type="float" office:value="498297021" table:style-name="ce7">
            <text:p>498297021</text:p>
          </table:table-cell>
          <table:table-cell office:value-type="float" office:value="485680415" table:style-name="ce5">
            <text:p>485680415</text:p>
          </table:table-cell>
          <table:table-cell office:value-type="string" table:style-name="ce5">
            <text:p>kurzieboy@hotmail.com</text:p>
          </table:table-cell>
          <table:table-cell office:value-type="string" table:style-name="ce8">
            <text:p>12.05.23-299.06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untjens Marley</text:p>
          </table:table-cell>
          <table:table-cell office:value-type="string" table:style-name="ce5">
            <text:p>Acacialaan 3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08-12T00:00:00" table:style-name="ce6">
            <text:p>12-08-2013</text:p>
          </table:table-cell>
          <table:table-cell office:value-type="float" office:value="484162953" table:style-name="ce7">
            <text:p>484162953</text:p>
          </table:table-cell>
          <table:table-cell office:value-type="float" office:value="495769394" table:style-name="ce5">
            <text:p>495769394</text:p>
          </table:table-cell>
          <table:table-cell office:value-type="string" table:style-name="ce5">
            <text:p>anke.dekee@knokke-heist.be</text:p>
          </table:table-cell>
          <table:table-cell office:value-type="string" table:style-name="ce8">
            <text:p>13.08.12-272.17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reydt Marie-Lou<text:s/></text:p>
          </table:table-cell>
          <table:table-cell office:value-type="string" table:style-name="ce5">
            <text:p>Dorpsstraat 158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2-10-12T00:00:00" table:style-name="ce6">
            <text:p>12-10-2012</text:p>
          </table:table-cell>
          <table:table-cell office:value-type="float" office:value="478587066" table:style-name="ce7">
            <text:p>478587066</text:p>
          </table:table-cell>
          <table:table-cell office:value-type="float" office:value="486070425" table:style-name="ce5">
            <text:p>486070425</text:p>
          </table:table-cell>
          <table:table-cell office:value-type="string" table:style-name="ce5">
            <text:p>tommareydt@hotmail.com</text:p>
          </table:table-cell>
          <table:table-cell office:value-type="string" table:style-name="ce8">
            <text:p>12.10.12-028.60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eyers Elise</text:p>
          </table:table-cell>
          <table:table-cell office:value-type="string" table:style-name="ce5">
            <text:p>Boomgaard 51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Moerkerke</text:p>
          </table:table-cell>
          <table:table-cell office:value-type="date" office:date-value="2015-02-20T00:00:00" table:style-name="ce6">
            <text:p>20-02-2015</text:p>
          </table:table-cell>
          <table:table-cell office:value-type="float" office:value="479283972" table:style-name="ce7">
            <text:p>479283972</text:p>
          </table:table-cell>
          <table:table-cell office:value-type="float" office:value="494259833" table:style-name="ce5">
            <text:p>494259833</text:p>
          </table:table-cell>
          <table:table-cell office:value-type="string" table:style-name="ce5">
            <text:p>shana.moyaert@hotmail.com</text:p>
          </table:table-cell>
          <table:table-cell office:value-type="string" table:style-name="ce8">
            <text:p>15.02.20-162.81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eeters Lee-Ann</text:p>
          </table:table-cell>
          <table:table-cell office:value-type="string" table:style-name="ce5">
            <text:p>Meeuwendreef 11 Bus 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1-26T00:00:00" table:style-name="ce6">
            <text:p>26-01-2012</text:p>
          </table:table-cell>
          <table:table-cell office:value-type="float" office:value="475754756" table:style-name="ce7">
            <text:p>475754756</text:p>
          </table:table-cell>
          <table:table-cell office:value-type="float" office:value="475454593" table:style-name="ce5">
            <text:p>475454593</text:p>
          </table:table-cell>
          <table:table-cell office:value-type="string" table:style-name="ce5">
            <text:p>kaat.lannoy@outlook.com</text:p>
          </table:table-cell>
          <table:table-cell office:value-type="string" table:style-name="ce8">
            <text:p>12.01.26-164.23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avels Elsie</text:p>
          </table:table-cell>
          <table:table-cell office:value-type="string" table:style-name="ce5">
            <text:p>Heistlaan 116 - <text:s/>B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4-28T00:00:00" table:style-name="ce6">
            <text:p>28-04-2011</text:p>
          </table:table-cell>
          <table:table-cell office:value-type="float" office:value="476667819" table:style-name="ce7">
            <text:p>476667819</text:p>
          </table:table-cell>
          <table:table-cell office:value-type="float" office:value="485930333" table:style-name="ce5">
            <text:p>485930333</text:p>
          </table:table-cell>
          <table:table-cell office:value-type="string" table:style-name="ce5">
            <text:p>Moens_Tamara@hotmail.com</text:p>
          </table:table-cell>
          <table:table-cell office:value-type="string" table:style-name="ce8">
            <text:p>11.04.28-100.27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avels Lise</text:p>
          </table:table-cell>
          <table:table-cell office:value-type="string" table:style-name="ce5">
            <text:p>Westkapellestraat 19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10-01T00:00:00" table:style-name="ce6">
            <text:p>01-10-2011</text:p>
          </table:table-cell>
          <table:table-cell office:value-type="float" office:value="479313447" table:style-name="ce7">
            <text:p>479313447</text:p>
          </table:table-cell>
          <table:table-cell office:value-type="float" office:value="474807043" table:style-name="ce5">
            <text:p>474807043</text:p>
          </table:table-cell>
          <table:table-cell office:value-type="string" table:style-name="ce5">
            <text:p>kellefleerackers@hotmail.com</text:p>
          </table:table-cell>
          <table:table-cell office:value-type="string" table:style-name="ce8">
            <text:p>11.10.01-002.07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amsin Filisia</text:p>
          </table:table-cell>
          <table:table-cell office:value-type="string" table:style-name="ce5">
            <text:p>Vissersstraat 17 <text:s/>bus 0301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1-08-17T00:00:00" table:style-name="ce6">
            <text:p>17-08-2011</text:p>
          </table:table-cell>
          <table:table-cell office:value-type="float" office:value="479810922" table:style-name="ce7">
            <text:p>479810922</text:p>
          </table:table-cell>
          <table:table-cell office:value-type="float" office:value="498106481" table:style-name="ce5">
            <text:p>498106481</text:p>
          </table:table-cell>
          <table:table-cell office:value-type="string" table:style-name="ce5">
            <text:p>kasiafilisia@gmail.com</text:p>
          </table:table-cell>
          <table:table-cell office:value-type="float" office:value="11091708816" table:style-name="ce8">
            <text:p>11091708816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Thiers Manou</text:p>
          </table:table-cell>
          <table:table-cell office:value-type="string" table:style-name="ce14">
            <text:p>Nieuwstraat 103</text:p>
          </table:table-cell>
          <table:table-cell office:value-type="float" office:value="8300" table:style-name="ce14">
            <text:p>8300</text:p>
          </table:table-cell>
          <table:table-cell office:value-type="string" table:style-name="ce14">
            <text:p>Knokke-Heist</text:p>
          </table:table-cell>
          <table:table-cell office:value-type="string" table:style-name="ce14">
            <text:p>01 /07/2013</text:p>
          </table:table-cell>
          <table:table-cell office:value-type="float" office:value="497271144" table:style-name="ce15">
            <text:p>497271144</text:p>
          </table:table-cell>
          <table:table-cell office:value-type="float" office:value="475250070" table:style-name="ce15">
            <text:p>475250070</text:p>
          </table:table-cell>
          <table:table-cell office:value-type="string" table:style-name="ce15">
            <text:p>lindsayvandenberghe@hotmail.com</text:p>
          </table:table-cell>
          <table:table-cell office:value-type="float" office:value="13070113688" table:style-name="ce14">
            <text:p>13070113688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 Biervliet Gaelle</text:p>
          </table:table-cell>
          <table:table-cell office:value-type="string" table:style-name="ce5">
            <text:p>Schildeken 1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1-12T00:00:00" table:style-name="ce6">
            <text:p>12-01-2011</text:p>
          </table:table-cell>
          <table:table-cell office:value-type="float" office:value="477872407" table:style-name="ce7">
            <text:p>477872407</text:p>
          </table:table-cell>
          <table:table-cell office:value-type="float" office:value="472326992" table:style-name="ce5">
            <text:p>472326992</text:p>
          </table:table-cell>
          <table:table-cell office:value-type="string" table:style-name="ce5">
            <text:p>caroline.goeminne@telenet.be</text:p>
          </table:table-cell>
          <table:table-cell office:value-type="string" table:style-name="ce8">
            <text:p>110112-010.91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ierendonck Kate</text:p>
          </table:table-cell>
          <table:table-cell office:value-type="string" table:style-name="ce5">
            <text:p>Ijzerstraat 1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2-12-21T00:00:00" table:style-name="ce6">
            <text:p>21-12-2012</text:p>
          </table:table-cell>
          <table:table-cell office:value-type="float" office:value="478628362" table:style-name="ce7">
            <text:p>478628362</text:p>
          </table:table-cell>
          <table:table-cell office:value-type="float" office:value="478836303" table:style-name="ce5">
            <text:p>478836303</text:p>
          </table:table-cell>
          <table:table-cell office:value-type="string" table:style-name="ce5">
            <text:p>devoogtannelies@gmail.com</text:p>
          </table:table-cell>
          <table:table-cell office:value-type="float" office:value="12122105469" table:style-name="ce8">
            <text:p>12122105469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steenkiste Niene</text:p>
          </table:table-cell>
          <table:table-cell office:value-type="string" table:style-name="ce5">
            <text:p>Tegelrie 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5-09T00:00:00" table:style-name="ce6">
            <text:p>09-05-2014</text:p>
          </table:table-cell>
          <table:table-cell office:value-type="float" office:value="475307596" table:style-name="ce7">
            <text:p>475307596</text:p>
          </table:table-cell>
          <table:table-cell office:value-type="float" office:value="479446303" table:style-name="ce5">
            <text:p>479446303</text:p>
          </table:table-cell>
          <table:table-cell office:value-type="string" table:style-name="ce5">
            <text:p>sarahdobbelaere@icloud.com</text:p>
          </table:table-cell>
          <table:table-cell office:value-type="float" office:value="14050903652" table:style-name="ce8">
            <text:p>14050903652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linde Fleur</text:p>
          </table:table-cell>
          <table:table-cell office:value-type="string" table:style-name="ce5">
            <text:p>Onderwijsstraat 4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8-22T00:00:00" table:style-name="ce6">
            <text:p>22-08-2012</text:p>
          </table:table-cell>
          <table:table-cell office:value-type="float" office:value="476695861" table:style-name="ce7">
            <text:p>476695861</text:p>
          </table:table-cell>
          <table:table-cell office:value-type="float" office:value="473674872" table:style-name="ce5">
            <text:p>473674872</text:p>
          </table:table-cell>
          <table:table-cell office:value-type="string" table:style-name="ce5">
            <text:p>heikedeweerdt@gmail.com</text:p>
          </table:table-cell>
          <table:table-cell office:value-type="string" table:style-name="ce8">
            <text:p>12.08.22-250.09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raes Alix</text:p>
          </table:table-cell>
          <table:table-cell office:value-type="string" table:style-name="ce5">
            <text:p>Bakboord 1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3-31T00:00:00" table:style-name="ce6">
            <text:p>31-03-2011</text:p>
          </table:table-cell>
          <table:table-cell office:value-type="float" office:value="497884117" table:style-name="ce7">
            <text:p>497884117</text:p>
          </table:table-cell>
          <table:table-cell office:value-type="float" office:value="473711998" table:style-name="ce5">
            <text:p>473711998</text:p>
          </table:table-cell>
          <table:table-cell office:value-type="string" table:style-name="ce5">
            <text:p>verraes-dhooghe@skynet.be</text:p>
          </table:table-cell>
          <table:table-cell office:value-type="string" table:style-name="ce8">
            <text:p>11.03.31-024.06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ossen Elle</text:p>
          </table:table-cell>
          <table:table-cell office:value-type="string" table:style-name="ce5">
            <text:p>Abelendreef 3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1-10-26T00:00:00" table:style-name="ce6">
            <text:p>26-10-2011</text:p>
          </table:table-cell>
          <table:table-cell office:value-type="float" office:value="477514275" table:style-name="ce7">
            <text:p>477514275</text:p>
          </table:table-cell>
          <table:table-cell office:value-type="float" office:value="473526202" table:style-name="ce5">
            <text:p>473526202</text:p>
          </table:table-cell>
          <table:table-cell office:value-type="string" table:style-name="ce5">
            <text:p>sylvie_cantraine@yahoo.com</text:p>
          </table:table-cell>
          <table:table-cell office:value-type="string" table:style-name="ce8">
            <text:p>11.10.26-370.53</text:p>
          </table:table-cell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asnaire Fay</text:p>
          </table:table-cell>
          <table:table-cell office:value-type="string" table:style-name="ce5">
            <text:p>Paul Parmentierlaan 14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06-26T00:00:00" table:style-name="ce6">
            <text:p>26-06-2013</text:p>
          </table:table-cell>
          <table:table-cell office:value-type="float" office:value="475274521" table:style-name="ce7">
            <text:p>475274521</text:p>
          </table:table-cell>
          <table:table-cell office:value-type="float" office:value="476610265" table:style-name="ce5">
            <text:p>476610265</text:p>
          </table:table-cell>
          <table:table-cell office:value-type="string" table:style-name="ce5">
            <text:p>lizzy.litaer@gmail.com</text:p>
          </table:table-cell>
          <table:table-cell table:style-name="ce8"/>
          <table:table-cell office:value-type="string" table:style-name="ce5">
            <text:p>MODERN 1 - GEBOORTEJAREN 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rnes Lily</text:p>
          </table:table-cell>
          <table:table-cell office:value-type="string" table:style-name="ce5">
            <text:p>Bagijnhof 10</text:p>
          </table:table-cell>
          <table:table-cell office:value-type="string" table:style-name="ce5">
            <text:p>4524 EP</text:p>
          </table:table-cell>
          <table:table-cell office:value-type="string" table:style-name="ce5">
            <text:p>Sluis-Nederland</text:p>
          </table:table-cell>
          <table:table-cell office:value-type="date" office:date-value="2008-12-05T00:00:00" table:style-name="ce6">
            <text:p>05-12-2008</text:p>
          </table:table-cell>
          <table:table-cell office:value-type="float" office:value="476859049" table:style-name="ce7">
            <text:p>476859049</text:p>
          </table:table-cell>
          <table:table-cell office:value-type="float" office:value="468255881" table:style-name="ce5">
            <text:p>468255881</text:p>
          </table:table-cell>
          <table:table-cell office:value-type="string" table:style-name="ce5">
            <text:p>marjolijnrotsaert@hot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ogaert Sam<text:s/></text:p>
          </table:table-cell>
          <table:table-cell office:value-type="string" table:style-name="ce5">
            <text:p>Polderstraat 3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9-08-10T00:00:00" table:style-name="ce6">
            <text:p>10-08-1999</text:p>
          </table:table-cell>
          <table:table-cell office:value-type="float" office:value="497884053" table:style-name="ce7">
            <text:p>497884053</text:p>
          </table:table-cell>
          <table:table-cell office:value-type="float" office:value="478081745" table:style-name="ce5">
            <text:p>478081745</text:p>
          </table:table-cell>
          <table:table-cell office:value-type="string" table:style-name="ce5">
            <text:p>Samba1998@g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laeys Britt</text:p>
          </table:table-cell>
          <table:table-cell office:value-type="string" table:style-name="ce5">
            <text:p>Kragendijk 2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5-06-19T00:00:00" table:style-name="ce6">
            <text:p>19-06-2005</text:p>
          </table:table-cell>
          <table:table-cell office:value-type="float" office:value="50622225" table:style-name="ce7">
            <text:p>50622225</text:p>
          </table:table-cell>
          <table:table-cell office:value-type="float" office:value="474769472" table:style-name="ce5">
            <text:p>474769472</text:p>
          </table:table-cell>
          <table:table-cell office:value-type="string" table:style-name="ce5">
            <text:p>claeys.fangio@sky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rombez Eline</text:p>
          </table:table-cell>
          <table:table-cell office:value-type="string" table:style-name="ce5">
            <text:p>Kragendijk 25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26T00:00:00" table:style-name="ce6">
            <text:p>26-07-2009</text:p>
          </table:table-cell>
          <table:table-cell office:value-type="float" office:value="468188441" table:style-name="ce7">
            <text:p>468188441</text:p>
          </table:table-cell>
          <table:table-cell office:value-type="float" office:value="479239965" table:style-name="ce5">
            <text:p>479239965</text:p>
          </table:table-cell>
          <table:table-cell office:value-type="string" table:style-name="ce5">
            <text:p>vermeirsch.m@g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Block Jade</text:p>
          </table:table-cell>
          <table:table-cell office:value-type="string" table:style-name="ce5">
            <text:p>Ankersteek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6-11-19T00:00:00" table:style-name="ce6">
            <text:p>19-11-2006</text:p>
          </table:table-cell>
          <table:table-cell office:value-type="float" office:value="484697866" table:style-name="ce7">
            <text:p>484697866</text:p>
          </table:table-cell>
          <table:table-cell office:value-type="float" office:value="468242722" table:style-name="ce5">
            <text:p>468242722</text:p>
          </table:table-cell>
          <table:table-cell office:value-type="string" table:style-name="ce5">
            <text:p>evy_verstrynge@hot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Block Romy<text:s/></text:p>
          </table:table-cell>
          <table:table-cell office:value-type="string" table:style-name="ce5">
            <text:p>Ankersteek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2-14T00:00:00" table:style-name="ce6">
            <text:p>14-02-2009</text:p>
          </table:table-cell>
          <table:table-cell office:value-type="float" office:value="484697866" table:style-name="ce7">
            <text:p>484697866</text:p>
          </table:table-cell>
          <table:table-cell office:value-type="float" office:value="468242722" table:style-name="ce5">
            <text:p>468242722</text:p>
          </table:table-cell>
          <table:table-cell office:value-type="string" table:style-name="ce5">
            <text:p>evy_verstrynge@hotmail.com</text:p>
          </table:table-cell>
          <table:table-cell office:value-type="string" table:style-name="ce8">
            <text:p>09.02.14-006.97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Coussemaker Sienna<text:s/></text:p>
          </table:table-cell>
          <table:table-cell office:value-type="string" table:style-name="ce5">
            <text:p>Pannenstraat 164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7-09-20T00:00:00" table:style-name="ce6">
            <text:p>20-09-2007</text:p>
          </table:table-cell>
          <table:table-cell office:value-type="float" office:value="497132981" table:style-name="ce7">
            <text:p>497132981</text:p>
          </table:table-cell>
          <table:table-cell office:value-type="float" office:value="478246850" table:style-name="ce5">
            <text:p>478246850</text:p>
          </table:table-cell>
          <table:table-cell office:value-type="string" table:style-name="ce5">
            <text:p>kurt.cheryl@tele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Groote Eline<text:s/></text:p>
          </table:table-cell>
          <table:table-cell office:value-type="string" table:style-name="ce5">
            <text:p>H.Consciensestraat 2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8-12-22T00:00:00" table:style-name="ce6">
            <text:p>22-12-2008</text:p>
          </table:table-cell>
          <table:table-cell office:value-type="float" office:value="495544434" table:style-name="ce7">
            <text:p>495544434</text:p>
          </table:table-cell>
          <table:table-cell table:style-name="ce5"/>
          <table:table-cell office:value-type="string" table:style-name="ce5">
            <text:p>tamaralefevere@hot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De Paep Louna</text:p>
          </table:table-cell>
          <table:table-cell office:value-type="string" table:style-name="ce16">
            <text:p>proefles</text:p>
          </table:table-cell>
          <table:table-cell table:number-columns-repeated="3" table:style-name="ce16"/>
          <table:table-cell table:style-name="ce17"/>
          <table:table-cell table:number-columns-repeated="2" table:style-name="ce16"/>
          <table:table-cell table:style-name="ce18"/>
          <table:table-cell office:value-type="string" table:style-name="ce16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coninck Louise</text:p>
          </table:table-cell>
          <table:table-cell office:value-type="string" table:style-name="ce5">
            <text:p>Leenstraat 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8-11-07T00:00:00" table:style-name="ce6">
            <text:p>07-11-2008</text:p>
          </table:table-cell>
          <table:table-cell office:value-type="float" office:value="477796492" table:style-name="ce7">
            <text:p>477796492</text:p>
          </table:table-cell>
          <table:table-cell office:value-type="float" office:value="468240132" table:style-name="ce5">
            <text:p>468240132</text:p>
          </table:table-cell>
          <table:table-cell office:value-type="string" table:style-name="ce5">
            <text:p>tine.kreps@tele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lcroix Emily</text:p>
          </table:table-cell>
          <table:table-cell office:value-type="string" table:style-name="ce5">
            <text:p>Molenstede 3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7-10-12T00:00:00" table:style-name="ce6">
            <text:p>12-10-2007</text:p>
          </table:table-cell>
          <table:table-cell office:value-type="float" office:value="479846226" table:style-name="ce7">
            <text:p>479846226</text:p>
          </table:table-cell>
          <table:table-cell office:value-type="float" office:value="470265283" table:style-name="ce5">
            <text:p>470265283</text:p>
          </table:table-cell>
          <table:table-cell office:value-type="string" table:style-name="ce5">
            <text:p>phdelcroix@yahoo.co.uk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visch Yliana</text:p>
          </table:table-cell>
          <table:table-cell office:value-type="string" table:style-name="ce5">
            <text:p>Acacialaan 1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0-03-13T00:00:00" table:style-name="ce6">
            <text:p>13-03-2010</text:p>
          </table:table-cell>
          <table:table-cell office:value-type="float" office:value="486963873" table:style-name="ce7">
            <text:p>486963873</text:p>
          </table:table-cell>
          <table:table-cell office:value-type="float" office:value="499191119" table:style-name="ce5">
            <text:p>499191119</text:p>
          </table:table-cell>
          <table:table-cell office:value-type="string" table:style-name="ce5">
            <text:p>melissa_lamote@hotmail.com</text:p>
          </table:table-cell>
          <table:table-cell office:value-type="string" table:style-name="ce8">
            <text:p>10.03.13-032.32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obbelaere Naëlle</text:p>
          </table:table-cell>
          <table:table-cell office:value-type="string" table:style-name="ce5">
            <text:p>Grommer 2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7-03T00:00:00" table:style-name="ce6">
            <text:p>03-07-2009</text:p>
          </table:table-cell>
          <table:table-cell office:value-type="float" office:value="478342167" table:style-name="ce7">
            <text:p>478342167</text:p>
          </table:table-cell>
          <table:table-cell office:value-type="float" office:value="479942281" table:style-name="ce5">
            <text:p>479942281</text:p>
          </table:table-cell>
          <table:table-cell office:value-type="string" table:style-name="ce5">
            <text:p>magaliboedt@hot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ggerickx Juliette<text:s/></text:p>
          </table:table-cell>
          <table:table-cell office:value-type="string" table:style-name="ce5">
            <text:p>De Judestraat 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1-21T00:00:00" table:style-name="ce6">
            <text:p>21-01-2009</text:p>
          </table:table-cell>
          <table:table-cell office:value-type="float" office:value="476312426" table:style-name="ce7">
            <text:p>476312426</text:p>
          </table:table-cell>
          <table:table-cell office:value-type="float" office:value="475456851" table:style-name="ce5">
            <text:p>475456851</text:p>
          </table:table-cell>
          <table:table-cell office:value-type="string" table:style-name="ce5">
            <text:p>vanderheydenkate@hotmail.com</text:p>
          </table:table-cell>
          <table:table-cell office:value-type="string" table:style-name="ce8">
            <text:p>09.01.21-356.15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lshout Anais</text:p>
          </table:table-cell>
          <table:table-cell office:value-type="string" table:style-name="ce5">
            <text:p>Greveningedijk 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13T00:00:00" table:style-name="ce6">
            <text:p>13-07-2009</text:p>
          </table:table-cell>
          <table:table-cell office:value-type="float" office:value="476333064" table:style-name="ce7">
            <text:p>476333064</text:p>
          </table:table-cell>
          <table:table-cell office:value-type="float" office:value="498182976" table:style-name="ce5">
            <text:p>498182976</text:p>
          </table:table-cell>
          <table:table-cell office:value-type="string" table:style-name="ce5">
            <text:p>w-elshout@hot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ellebuyck Victoria</text:p>
          </table:table-cell>
          <table:table-cell office:value-type="string" table:style-name="ce5">
            <text:p>Kalvekeetdijk 9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6-08-14T00:00:00" table:style-name="ce6">
            <text:p>14-08-2006</text:p>
          </table:table-cell>
          <table:table-cell office:value-type="float" office:value="476417055" table:style-name="ce7">
            <text:p>476417055</text:p>
          </table:table-cell>
          <table:table-cell office:value-type="float" office:value="478414477" table:style-name="ce5">
            <text:p>478414477</text:p>
          </table:table-cell>
          <table:table-cell office:value-type="string" table:style-name="ce5">
            <text:p>briand@degrootetrucks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ertsens Elise</text:p>
          </table:table-cell>
          <table:table-cell office:value-type="string" table:style-name="ce5">
            <text:p>Onderwijsstraat 13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7-06T00:00:00" table:style-name="ce6">
            <text:p>06-07-2009</text:p>
          </table:table-cell>
          <table:table-cell office:value-type="float" office:value="478710202" table:style-name="ce7">
            <text:p>478710202</text:p>
          </table:table-cell>
          <table:table-cell office:value-type="float" office:value="479767205" table:style-name="ce5">
            <text:p>479767205</text:p>
          </table:table-cell>
          <table:table-cell office:value-type="string" table:style-name="ce5">
            <text:p>frederichertsens@live.be</text:p>
          </table:table-cell>
          <table:table-cell office:value-type="string" table:style-name="ce8">
            <text:p>Sofiehertsens@hotmail.com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eylen Olivia</text:p>
          </table:table-cell>
          <table:table-cell office:value-type="string" table:style-name="ce5">
            <text:p>Stuurboord 1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12-30T00:00:00" table:style-name="ce6">
            <text:p>30-12-2009</text:p>
          </table:table-cell>
          <table:table-cell office:value-type="float" office:value="473974812" table:style-name="ce7">
            <text:p>473974812</text:p>
          </table:table-cell>
          <table:table-cell office:value-type="float" office:value="477975105" table:style-name="ce5">
            <text:p>477975105</text:p>
          </table:table-cell>
          <table:table-cell office:value-type="string" table:style-name="ce5">
            <text:p>joycedemey@telenet.be</text:p>
          </table:table-cell>
          <table:table-cell office:value-type="string" table:style-name="ce8">
            <text:p>09.12.30-084.94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rtens Madeleine</text:p>
          </table:table-cell>
          <table:table-cell office:value-type="string" table:style-name="ce5">
            <text:p>Meerlaan 12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0-04-02T00:00:00" table:style-name="ce6">
            <text:p>02-04-2010</text:p>
          </table:table-cell>
          <table:table-cell office:value-type="float" office:value="474226325" table:style-name="ce7">
            <text:p>474226325</text:p>
          </table:table-cell>
          <table:table-cell office:value-type="float" office:value="478974509" table:style-name="ce5">
            <text:p>478974509</text:p>
          </table:table-cell>
          <table:table-cell office:value-type="string" table:style-name="ce5">
            <text:p>annemie.schepens@howes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oeykens Aline</text:p>
          </table:table-cell>
          <table:table-cell office:value-type="string" table:style-name="ce5">
            <text:p>Sabstweg 2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Oostkerke(Damme)</text:p>
          </table:table-cell>
          <table:table-cell office:value-type="date" office:date-value="2006-09-06T00:00:00" table:style-name="ce6">
            <text:p>06-09-2006</text:p>
          </table:table-cell>
          <table:table-cell office:value-type="float" office:value="50601029" table:style-name="ce7">
            <text:p>50601029</text:p>
          </table:table-cell>
          <table:table-cell office:value-type="float" office:value="496805994" table:style-name="ce5">
            <text:p>496805994</text:p>
          </table:table-cell>
          <table:table-cell office:value-type="string" table:style-name="ce5">
            <text:p>deknock@sky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oke Noor</text:p>
          </table:table-cell>
          <table:table-cell office:value-type="string" table:style-name="ce5">
            <text:p>De Terp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12-13T00:00:00" table:style-name="ce6">
            <text:p>13-12-2009</text:p>
          </table:table-cell>
          <table:table-cell office:value-type="float" office:value="479838304" table:style-name="ce7">
            <text:p>479838304</text:p>
          </table:table-cell>
          <table:table-cell office:value-type="float" office:value="494856072" table:style-name="ce5">
            <text:p>494856072</text:p>
          </table:table-cell>
          <table:table-cell office:value-type="string" table:style-name="ce5">
            <text:p>kim@moke-declercq.be</text:p>
          </table:table-cell>
          <table:table-cell office:value-type="string" table:style-name="ce8">
            <text:p>09.12.13-006.03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uyllaert Fauve<text:s/></text:p>
          </table:table-cell>
          <table:table-cell office:value-type="string" table:style-name="ce5">
            <text:p>Tramweg 1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1-02-27T00:00:00" table:style-name="ce6">
            <text:p>27-02-2001</text:p>
          </table:table-cell>
          <table:table-cell office:value-type="float" office:value="50620632" table:style-name="ce7">
            <text:p>50620632</text:p>
          </table:table-cell>
          <table:table-cell office:value-type="float" office:value="471455665" table:style-name="ce5">
            <text:p>471455665</text:p>
          </table:table-cell>
          <table:table-cell office:value-type="string" table:style-name="ce5">
            <text:p>fauve.muyllaert@g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Opsomer Louise</text:p>
          </table:table-cell>
          <table:table-cell office:value-type="string" table:style-name="ce5">
            <text:p>Tegelrie 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5-22T00:00:00" table:style-name="ce6">
            <text:p>22-05-2009</text:p>
          </table:table-cell>
          <table:table-cell office:value-type="float" office:value="476507706" table:style-name="ce7">
            <text:p>476507706</text:p>
          </table:table-cell>
          <table:table-cell office:value-type="float" office:value="478529151" table:style-name="ce5">
            <text:p>478529151</text:p>
          </table:table-cell>
          <table:table-cell office:value-type="string" table:style-name="ce5">
            <text:p>schiettecatte.nathalie@g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eeters Jenna</text:p>
          </table:table-cell>
          <table:table-cell office:value-type="string" table:style-name="ce5">
            <text:p>Meeuwendreef 11 bus 2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8-02T00:00:00" table:style-name="ce6">
            <text:p>02-08-2009</text:p>
          </table:table-cell>
          <table:table-cell office:value-type="float" office:value="475754756" table:style-name="ce7">
            <text:p>475754756</text:p>
          </table:table-cell>
          <table:table-cell office:value-type="float" office:value="475454593" table:style-name="ce5">
            <text:p>475454593</text:p>
          </table:table-cell>
          <table:table-cell office:value-type="string" table:style-name="ce5">
            <text:p>kaat.lannoy@tele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opelier Casey</text:p>
          </table:table-cell>
          <table:table-cell office:value-type="string" table:style-name="ce5">
            <text:p>Trapegeer 1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0-08-18T00:00:00" table:style-name="ce6">
            <text:p>18-08-2010</text:p>
          </table:table-cell>
          <table:table-cell office:value-type="float" office:value="473801403" table:style-name="ce7">
            <text:p>473801403</text:p>
          </table:table-cell>
          <table:table-cell office:value-type="float" office:value="473250863" table:style-name="ce5">
            <text:p>473250863</text:p>
          </table:table-cell>
          <table:table-cell office:value-type="string" table:style-name="ce5">
            <text:p>verbouwsandra@gmail.com</text:p>
          </table:table-cell>
          <table:table-cell office:value-type="string" table:style-name="ce8">
            <text:p>10.08.18-042.04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oppe Erien</text:p>
          </table:table-cell>
          <table:table-cell office:value-type="string" table:style-name="ce5">
            <text:p>Trapegeer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5-11-14T00:00:00" table:style-name="ce6">
            <text:p>14-11-2005</text:p>
          </table:table-cell>
          <table:table-cell office:value-type="float" office:value="50691565" table:style-name="ce7">
            <text:p>50691565</text:p>
          </table:table-cell>
          <table:table-cell office:value-type="float" office:value="478419889" table:style-name="ce5">
            <text:p>478419889</text:p>
          </table:table-cell>
          <table:table-cell office:value-type="string" table:style-name="ce5">
            <text:p>poppe-vanpaemel@tele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yckavet Estelle</text:p>
          </table:table-cell>
          <table:table-cell office:value-type="string" table:style-name="ce5">
            <text:p>Aaischove 10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0-12-21T00:00:00" table:style-name="ce6">
            <text:p>21-12-2010</text:p>
          </table:table-cell>
          <table:table-cell office:value-type="float" office:value="472671626" table:style-name="ce7">
            <text:p>472671626</text:p>
          </table:table-cell>
          <table:table-cell office:value-type="float" office:value="477399648" table:style-name="ce5">
            <text:p>477399648</text:p>
          </table:table-cell>
          <table:table-cell office:value-type="string" table:style-name="ce5">
            <text:p>tantefie2109@hotmail.com</text:p>
          </table:table-cell>
          <table:table-cell office:value-type="float" office:value="10122120075" table:style-name="ce8">
            <text:p>10122120075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peecke Marit</text:p>
          </table:table-cell>
          <table:table-cell office:value-type="string" table:style-name="ce5">
            <text:p>Breed Veertien 4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5-07-23T00:00:00" table:style-name="ce6">
            <text:p>23-07-2005</text:p>
          </table:table-cell>
          <table:table-cell office:value-type="float" office:value="50539274" table:style-name="ce7">
            <text:p>50539274</text:p>
          </table:table-cell>
          <table:table-cell office:value-type="float" office:value="476787479" table:style-name="ce5">
            <text:p>476787479</text:p>
          </table:table-cell>
          <table:table-cell office:value-type="string" table:style-name="ce5">
            <text:p>timmermannancy@gmail.com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amme Lucie</text:p>
          </table:table-cell>
          <table:table-cell office:value-type="string" table:style-name="ce5">
            <text:p>Beukendreef 1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08T00:00:00" table:style-name="ce6">
            <text:p>08-07-2009</text:p>
          </table:table-cell>
          <table:table-cell office:value-type="float" office:value="475321175" table:style-name="ce7">
            <text:p>475321175</text:p>
          </table:table-cell>
          <table:table-cell office:value-type="float" office:value="477322310" table:style-name="ce5">
            <text:p>477322310</text:p>
          </table:table-cell>
          <table:table-cell office:value-type="string" table:style-name="ce5">
            <text:p>sophie@interiorsbysophie.be</text:p>
          </table:table-cell>
          <table:table-cell office:value-type="string" table:style-name="ce8">
            <text:p>09.07.08-014-13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ekerkhove Maud</text:p>
          </table:table-cell>
          <table:table-cell office:value-type="string" table:style-name="ce5">
            <text:p>Steenstraat 3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8-02-18T00:00:00" table:style-name="ce6">
            <text:p>18-02-2008</text:p>
          </table:table-cell>
          <table:table-cell office:value-type="float" office:value="473212454" table:style-name="ce7">
            <text:p>473212454</text:p>
          </table:table-cell>
          <table:table-cell office:value-type="float" office:value="492876247" table:style-name="ce5">
            <text:p>492876247</text:p>
          </table:table-cell>
          <table:table-cell office:value-type="string" table:style-name="ce5">
            <text:p>e.wintein@hotmail.com<text:s/></text:p>
          </table:table-cell>
          <table:table-cell table:style-name="ce8"/>
          <table:table-cell office:value-type="string" table:style-name="ce5">
            <text:p><text:s/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sporten Linde</text:p>
          </table:table-cell>
          <table:table-cell office:value-type="string" table:style-name="ce5">
            <text:p>Heistlaan 30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4-05-01T00:00:00" table:style-name="ce6">
            <text:p>01-05-2004</text:p>
          </table:table-cell>
          <table:table-cell office:value-type="float" office:value="472416949" table:style-name="ce7">
            <text:p>472416949</text:p>
          </table:table-cell>
          <table:table-cell office:value-type="float" office:value="494107766" table:style-name="ce5">
            <text:p>494107766</text:p>
          </table:table-cell>
          <table:table-cell office:value-type="string" table:style-name="ce5">
            <text:p>eddy.marijke@telenet.be</text:p>
          </table:table-cell>
          <table:table-cell table:style-name="ce8"/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ossen Lili</text:p>
          </table:table-cell>
          <table:table-cell office:value-type="string" table:style-name="ce5">
            <text:p>Abelendreef 3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7-02-09T00:00:00" table:style-name="ce6">
            <text:p>09-02-2007</text:p>
          </table:table-cell>
          <table:table-cell office:value-type="float" office:value="477514275" table:style-name="ce7">
            <text:p>477514275</text:p>
          </table:table-cell>
          <table:table-cell office:value-type="float" office:value="473526202" table:style-name="ce5">
            <text:p>473526202</text:p>
          </table:table-cell>
          <table:table-cell office:value-type="string" table:style-name="ce5">
            <text:p>Sylvie-Cantraine@yahoo.com</text:p>
          </table:table-cell>
          <table:table-cell office:value-type="string" table:style-name="ce8">
            <text:p>07.02.09-064.50</text:p>
          </table:table-cell>
          <table:table-cell office:value-type="string" table:style-name="ce5">
            <text:p>MODERN 2 - 14+ 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Aarnouts Miet</text:p>
          </table:table-cell>
          <table:table-cell office:value-type="string" table:style-name="ce5">
            <text:p>Grommer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1-10-26T00:00:00" table:style-name="ce6">
            <text:p>26-10-1991</text:p>
          </table:table-cell>
          <table:table-cell table:style-name="ce7"/>
          <table:table-cell office:value-type="float" office:value="476445752" table:style-name="ce5">
            <text:p>476445752</text:p>
          </table:table-cell>
          <table:table-cell office:value-type="string" table:style-name="ce5">
            <text:p>miet_aarnouts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laeys Britt</text:p>
          </table:table-cell>
          <table:table-cell office:value-type="string" table:style-name="ce5">
            <text:p>Kragendijk 2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5-06-19T00:00:00" table:style-name="ce6">
            <text:p>19-06-2005</text:p>
          </table:table-cell>
          <table:table-cell office:value-type="float" office:value="50622225" table:style-name="ce7">
            <text:p>50622225</text:p>
          </table:table-cell>
          <table:table-cell office:value-type="float" office:value="474769472" table:style-name="ce5">
            <text:p>474769472</text:p>
          </table:table-cell>
          <table:table-cell office:value-type="string" table:style-name="ce5">
            <text:p>claeys.fangio@skynet.be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Crombez Eline</text:p>
          </table:table-cell>
          <table:table-cell office:value-type="string" table:style-name="ce5">
            <text:p>Kragendijk 25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26T00:00:00" table:style-name="ce6">
            <text:p>26-07-2009</text:p>
          </table:table-cell>
          <table:table-cell office:value-type="float" office:value="468188441" table:style-name="ce7">
            <text:p>468188441</text:p>
          </table:table-cell>
          <table:table-cell office:value-type="float" office:value="479239965" table:style-name="ce5">
            <text:p>479239965</text:p>
          </table:table-cell>
          <table:table-cell office:value-type="string" table:style-name="ce5">
            <text:p>vermeirsch.m@g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Block Jade</text:p>
          </table:table-cell>
          <table:table-cell office:value-type="string" table:style-name="ce5">
            <text:p>Ankersteek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6-11-19T00:00:00" table:style-name="ce6">
            <text:p>19-11-2006</text:p>
          </table:table-cell>
          <table:table-cell office:value-type="float" office:value="484697866" table:style-name="ce7">
            <text:p>484697866</text:p>
          </table:table-cell>
          <table:table-cell office:value-type="float" office:value="468242722" table:style-name="ce5">
            <text:p>468242722</text:p>
          </table:table-cell>
          <table:table-cell office:value-type="string" table:style-name="ce5">
            <text:p>evy_verstrynge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Dobbelaere Naëlle</text:p>
          </table:table-cell>
          <table:table-cell office:value-type="string" table:style-name="ce5">
            <text:p>Grommer 2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7-03T00:00:00" table:style-name="ce6">
            <text:p>03-07-2009</text:p>
          </table:table-cell>
          <table:table-cell office:value-type="float" office:value="478342167" table:style-name="ce7">
            <text:p>478342167</text:p>
          </table:table-cell>
          <table:table-cell office:value-type="float" office:value="479942281" table:style-name="ce5">
            <text:p>479942281</text:p>
          </table:table-cell>
          <table:table-cell office:value-type="string" table:style-name="ce5">
            <text:p>magaliboedt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Eggerickx Juliette</text:p>
          </table:table-cell>
          <table:table-cell office:value-type="string" table:style-name="ce5">
            <text:p>De Judestraat 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1-21T00:00:00" table:style-name="ce6">
            <text:p>21-01-2009</text:p>
          </table:table-cell>
          <table:table-cell office:value-type="float" office:value="476312426" table:style-name="ce7">
            <text:p>476312426</text:p>
          </table:table-cell>
          <table:table-cell office:value-type="float" office:value="475456851" table:style-name="ce5">
            <text:p>475456851</text:p>
          </table:table-cell>
          <table:table-cell office:value-type="string" table:style-name="ce5">
            <text:p>vanderheydenkate@hotmail.com</text:p>
          </table:table-cell>
          <table:table-cell office:value-type="string" table:style-name="ce8">
            <text:p>09.01.21-356.15</text:p>
          </table:table-cell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Elshout Anais</text:p>
          </table:table-cell>
          <table:table-cell office:value-type="string" table:style-name="ce5">
            <text:p>Greveningedijk 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13T00:00:00" table:style-name="ce6">
            <text:p>13-07-2009</text:p>
          </table:table-cell>
          <table:table-cell office:value-type="float" office:value="476333064" table:style-name="ce7">
            <text:p>476333064</text:p>
          </table:table-cell>
          <table:table-cell office:value-type="float" office:value="498182976" table:style-name="ce5">
            <text:p>498182976</text:p>
          </table:table-cell>
          <table:table-cell office:value-type="string" table:style-name="ce5">
            <text:p>w-elshout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Geraci Julie</text:p>
          </table:table-cell>
          <table:table-cell office:value-type="string" table:style-name="ce5">
            <text:p>Graaf Jansdijk 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1992-10-06T00:00:00" table:style-name="ce6">
            <text:p>06-10-1992</text:p>
          </table:table-cell>
          <table:table-cell office:value-type="float" office:value="477370027" table:style-name="ce7">
            <text:p>477370027</text:p>
          </table:table-cell>
          <table:table-cell office:value-type="float" office:value="474243105" table:style-name="ce5">
            <text:p>474243105</text:p>
          </table:table-cell>
          <table:table-cell office:value-type="string" table:style-name="ce5">
            <text:p>giuliageraci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Gotelaere Emilia</text:p>
          </table:table-cell>
          <table:table-cell office:value-type="string" table:style-name="ce5">
            <text:p>Rolleweg 13</text:p>
          </table:table-cell>
          <table:table-cell office:value-type="float" office:value="8210" table:style-name="ce5">
            <text:p>8210</text:p>
          </table:table-cell>
          <table:table-cell office:value-type="string" table:style-name="ce19">
            <text:p>Loppem</text:p>
          </table:table-cell>
          <table:table-cell office:value-type="date" office:date-value="2007-10-06T00:00:00" table:style-name="ce6">
            <text:p>06-10-2007</text:p>
          </table:table-cell>
          <table:table-cell office:value-type="float" office:value="475724909" table:style-name="ce7">
            <text:p>475724909</text:p>
          </table:table-cell>
          <table:table-cell office:value-type="float" office:value="474530747" table:style-name="ce20">
            <text:p>474530747</text:p>
          </table:table-cell>
          <table:table-cell office:value-type="string" table:style-name="ce21">
            <text:p><text:a xlink:href="mailto:emiliag@telenet.be">emiliag@telenet.be</text:a></text:p>
          </table:table-cell>
          <table:table-cell office:value-type="float" office:value="7100605808" table:style-name="ce8">
            <text:p>7100605808</text:p>
          </table:table-cell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oeykens Aline</text:p>
          </table:table-cell>
          <table:table-cell office:value-type="string" table:style-name="ce5">
            <text:p>Sabstweg 2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Oostkerke(Damme)</text:p>
          </table:table-cell>
          <table:table-cell office:value-type="date" office:date-value="2006-09-06T00:00:00" table:style-name="ce6">
            <text:p>06-09-2006</text:p>
          </table:table-cell>
          <table:table-cell office:value-type="float" office:value="50601029" table:style-name="ce7">
            <text:p>50601029</text:p>
          </table:table-cell>
          <table:table-cell office:value-type="float" office:value="496805994" table:style-name="ce5">
            <text:p>496805994</text:p>
          </table:table-cell>
          <table:table-cell office:value-type="string" table:style-name="ce5">
            <text:p>deknock@skynet.be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uyllaert Fauve<text:s/></text:p>
          </table:table-cell>
          <table:table-cell office:value-type="string" table:style-name="ce5">
            <text:p>Tramweg 1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1-02-27T00:00:00" table:style-name="ce6">
            <text:p>27-02-2001</text:p>
          </table:table-cell>
          <table:table-cell office:value-type="float" office:value="50620632" table:style-name="ce7">
            <text:p>50620632</text:p>
          </table:table-cell>
          <table:table-cell office:value-type="float" office:value="471455665" table:style-name="ce5">
            <text:p>471455665</text:p>
          </table:table-cell>
          <table:table-cell office:value-type="string" table:style-name="ce5">
            <text:p>fauve.muyllaert@g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oppe Erien</text:p>
          </table:table-cell>
          <table:table-cell office:value-type="string" table:style-name="ce5">
            <text:p>Trapegeer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5-11-14T00:00:00" table:style-name="ce6">
            <text:p>14-11-2005</text:p>
          </table:table-cell>
          <table:table-cell office:value-type="float" office:value="50691565" table:style-name="ce7">
            <text:p>50691565</text:p>
          </table:table-cell>
          <table:table-cell office:value-type="float" office:value="478419889" table:style-name="ce5">
            <text:p>478419889</text:p>
          </table:table-cell>
          <table:table-cell office:value-type="string" table:style-name="ce5">
            <text:p>poppe-vanpaemel@telenet.be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Vandamme Lucie</text:p>
          </table:table-cell>
          <table:table-cell office:value-type="string" table:style-name="ce5">
            <text:p>Beukendreef 1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08T00:00:00" table:style-name="ce6">
            <text:p>08-07-2009</text:p>
          </table:table-cell>
          <table:table-cell office:value-type="float" office:value="475321175" table:style-name="ce7">
            <text:p>475321175</text:p>
          </table:table-cell>
          <table:table-cell office:value-type="float" office:value="477322310" table:style-name="ce5">
            <text:p>477322310</text:p>
          </table:table-cell>
          <table:table-cell office:value-type="string" table:style-name="ce5">
            <text:p>sophie@interiorsbysophie.be</text:p>
          </table:table-cell>
          <table:table-cell office:value-type="string" table:style-name="ce8">
            <text:p>09.07.08-014-13</text:p>
          </table:table-cell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herpe Ymke</text:p>
          </table:table-cell>
          <table:table-cell office:value-type="string" table:style-name="ce5">
            <text:p>Stuurboord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6-02-04T00:00:00" table:style-name="ce6">
            <text:p>04-02-1996</text:p>
          </table:table-cell>
          <table:table-cell office:value-type="float" office:value="475788366" table:style-name="ce7">
            <text:p>475788366</text:p>
          </table:table-cell>
          <table:table-cell office:value-type="float" office:value="474777934" table:style-name="ce5">
            <text:p>474777934</text:p>
          </table:table-cell>
          <table:table-cell office:value-type="string" table:style-name="ce5">
            <text:p>ymkevanherpe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Versporten Linde</text:p>
          </table:table-cell>
          <table:table-cell office:value-type="string" table:style-name="ce5">
            <text:p>Heistlaan 30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4-05-01T00:00:00" table:style-name="ce6">
            <text:p>01-05-2004</text:p>
          </table:table-cell>
          <table:table-cell office:value-type="float" office:value="472416949" table:style-name="ce7">
            <text:p>472416949</text:p>
          </table:table-cell>
          <table:table-cell office:value-type="float" office:value="494107766" table:style-name="ce5">
            <text:p>494107766</text:p>
          </table:table-cell>
          <table:table-cell office:value-type="string" table:style-name="ce5">
            <text:p>eddy.marijke@telenet.be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ossen Lili</text:p>
          </table:table-cell>
          <table:table-cell office:value-type="string" table:style-name="ce5">
            <text:p>Abelendreef 3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7-02-09T00:00:00" table:style-name="ce6">
            <text:p>09-02-2007</text:p>
          </table:table-cell>
          <table:table-cell office:value-type="float" office:value="477514275" table:style-name="ce7">
            <text:p>477514275</text:p>
          </table:table-cell>
          <table:table-cell office:value-type="float" office:value="473526202" table:style-name="ce5">
            <text:p>473526202</text:p>
          </table:table-cell>
          <table:table-cell office:value-type="string" table:style-name="ce5">
            <text:p>Sylvie-Cantraine@yahoo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estyn Jessie</text:p>
          </table:table-cell>
          <table:table-cell office:value-type="string" table:style-name="ce5">
            <text:p>Kervyndreef 35</text:p>
          </table:table-cell>
          <table:table-cell office:value-type="float" office:value="8200" table:style-name="ce5">
            <text:p>8200</text:p>
          </table:table-cell>
          <table:table-cell office:value-type="string" table:style-name="ce5">
            <text:p>Sint-Andries</text:p>
          </table:table-cell>
          <table:table-cell office:value-type="date" office:date-value="1996-12-21T00:00:00" table:style-name="ce6">
            <text:p>21-12-1996</text:p>
          </table:table-cell>
          <table:table-cell office:value-type="float" office:value="473927530" table:style-name="ce7">
            <text:p>473927530</text:p>
          </table:table-cell>
          <table:table-cell office:value-type="float" office:value="484882653" table:style-name="ce5">
            <text:p>484882653</text:p>
          </table:table-cell>
          <table:table-cell office:value-type="string" table:style-name="ce5">
            <text:p>jessie-westyn@hotmail.com</text:p>
          </table:table-cell>
          <table:table-cell table:style-name="ce8"/>
          <table:table-cell office:value-type="string" table:style-name="ce5">
            <text:p>MODERN 3 - 16+ <text:s/>na selectie/proefles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Boussemaere Alice</text:p>
          </table:table-cell>
          <table:table-cell office:value-type="string" table:style-name="ce14">
            <text:p>Venetiëstraat 16</text:p>
          </table:table-cell>
          <table:table-cell office:value-type="float" office:value="8380" table:style-name="ce14">
            <text:p>8380</text:p>
          </table:table-cell>
          <table:table-cell office:value-type="string" table:style-name="ce14">
            <text:p>Zeebrugge</text:p>
          </table:table-cell>
          <table:table-cell office:value-type="date" office:date-value="2018-07-14T00:00:00" table:style-name="ce22">
            <text:p>14-07-2018</text:p>
          </table:table-cell>
          <table:table-cell office:value-type="float" office:value="471084692" table:style-name="ce23">
            <text:p>471084692</text:p>
          </table:table-cell>
          <table:table-cell office:value-type="float" office:value="499489841" table:style-name="ce14">
            <text:p>499489841</text:p>
          </table:table-cell>
          <table:table-cell office:value-type="string" table:style-name="ce24">
            <text:p>michaelceline@outlook.com</text:p>
          </table:table-cell>
          <table:table-cell office:value-type="float" office:value="18071414486" table:style-name="ce25">
            <text:p>18071414486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Boussemaere Juliette</text:p>
          </table:table-cell>
          <table:table-cell office:value-type="string" table:style-name="ce14">
            <text:p>Vissersstraat 114</text:p>
          </table:table-cell>
          <table:table-cell office:value-type="float" office:value="8380" table:style-name="ce14">
            <text:p>8380</text:p>
          </table:table-cell>
          <table:table-cell office:value-type="string" table:style-name="ce14">
            <text:p>Zeebrugge</text:p>
          </table:table-cell>
          <table:table-cell office:value-type="date" office:date-value="2018-06-04T00:00:00" table:style-name="ce22">
            <text:p>04-06-2018</text:p>
          </table:table-cell>
          <table:table-cell office:value-type="string" table:style-name="ce23">
            <text:p>0473 82 26 19</text:p>
          </table:table-cell>
          <table:table-cell office:value-type="string" table:style-name="ce14">
            <text:p>0499 39 76 30</text:p>
          </table:table-cell>
          <table:table-cell office:value-type="string" table:style-name="ce24">
            <text:p>evikesnauwaert@hotmail.com</text:p>
          </table:table-cell>
          <table:table-cell office:value-type="float" office:value="18060420428" table:style-name="ce25">
            <text:p>18060420428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rouckaert Emma</text:p>
          </table:table-cell>
          <table:table-cell office:value-type="string" table:style-name="ce5">
            <text:p>Hoekestraat 4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9-05-17T00:00:00" table:style-name="ce6">
            <text:p>17-05-2019</text:p>
          </table:table-cell>
          <table:table-cell office:value-type="float" office:value="474711707" table:style-name="ce7">
            <text:p>474711707</text:p>
          </table:table-cell>
          <table:table-cell office:value-type="float" office:value="474697925" table:style-name="ce5">
            <text:p>474697925</text:p>
          </table:table-cell>
          <table:table-cell office:value-type="string" table:style-name="ce5">
            <text:p>steven.brouckaert@gmail.com</text:p>
          </table:table-cell>
          <table:table-cell office:value-type="string" table:style-name="ce8">
            <text:p>19.05.17-208.36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ussens Faye</text:p>
          </table:table-cell>
          <table:table-cell office:value-type="string" table:style-name="ce5">
            <text:p>Westhinderstraat 63<text:s/>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8-12-27T00:00:00" table:style-name="ce6">
            <text:p>27-12-2018</text:p>
          </table:table-cell>
          <table:table-cell office:value-type="float" office:value="468285079" table:style-name="ce7">
            <text:p>468285079</text:p>
          </table:table-cell>
          <table:table-cell office:value-type="float" office:value="468310678" table:style-name="ce5">
            <text:p>468310678</text:p>
          </table:table-cell>
          <table:table-cell office:value-type="string" table:style-name="ce5">
            <text:p>leslie.bussens@outlook.com</text:p>
          </table:table-cell>
          <table:table-cell office:value-type="string" table:style-name="ce8">
            <text:p>18.12.27-292.68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uwels Cilou</text:p>
          </table:table-cell>
          <table:table-cell office:value-type="string" table:style-name="ce5">
            <text:p>Esdoornstraat 82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9-10-11T00:00:00" table:style-name="ce6">
            <text:p>11-10-2019</text:p>
          </table:table-cell>
          <table:table-cell office:value-type="float" office:value="474228047" table:style-name="ce7">
            <text:p>474228047</text:p>
          </table:table-cell>
          <table:table-cell office:value-type="float" office:value="477601216" table:style-name="ce5">
            <text:p>477601216</text:p>
          </table:table-cell>
          <table:table-cell office:value-type="string" table:style-name="ce5">
            <text:p>anouk@willemcauwels.be</text:p>
          </table:table-cell>
          <table:table-cell office:value-type="string" table:style-name="ce8">
            <text:p>19.10.11 – 272.90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Cock Elena</text:p>
          </table:table-cell>
          <table:table-cell office:value-type="string" table:style-name="ce5">
            <text:p>Mastworp 20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9-04-18T00:00:00" table:style-name="ce6">
            <text:p>18-04-2019</text:p>
          </table:table-cell>
          <table:table-cell office:value-type="float" office:value="489755106" table:style-name="ce7">
            <text:p>489755106</text:p>
          </table:table-cell>
          <table:table-cell office:value-type="float" office:value="489068889" table:style-name="ce5">
            <text:p>489068889</text:p>
          </table:table-cell>
          <table:table-cell office:value-type="string" table:style-name="ce5">
            <text:p>Laura.decock2003@gmail.com<text:s/></text:p>
          </table:table-cell>
          <table:table-cell office:value-type="float" office:value="19041827628" table:style-name="ce8">
            <text:p>19041827628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Meydts Léonie</text:p>
          </table:table-cell>
          <table:table-cell office:value-type="string" table:style-name="ce5">
            <text:p>Heiststraat 120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9-02-19T00:00:00" table:style-name="ce6">
            <text:p>19-02-2019</text:p>
          </table:table-cell>
          <table:table-cell office:value-type="float" office:value="472994503" table:style-name="ce7">
            <text:p>472994503</text:p>
          </table:table-cell>
          <table:table-cell office:value-type="float" office:value="498426990" table:style-name="ce5">
            <text:p>498426990</text:p>
          </table:table-cell>
          <table:table-cell office:value-type="string" table:style-name="ce5">
            <text:p>loisealine@gmail.com, alexandra.ackaert@hotmail.be</text:p>
          </table:table-cell>
          <table:table-cell office:value-type="string" table:style-name="ce8">
            <text:p>19.02.19.240-20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Huisseune Maïthé</text:p>
          </table:table-cell>
          <table:table-cell office:value-type="string" table:style-name="ce5">
            <text:p>Roergang 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7-02-15T00:00:00" table:style-name="ce26">
            <text:p>15-02-2017</text:p>
          </table:table-cell>
          <table:table-cell office:value-type="float" office:value="479467327" table:style-name="ce7">
            <text:p>479467327</text:p>
          </table:table-cell>
          <table:table-cell office:value-type="float" office:value="486994682" table:style-name="ce5">
            <text:p>486994682</text:p>
          </table:table-cell>
          <table:table-cell office:value-type="string" table:style-name="ce5">
            <text:p>sarah8301@hotmail.com<text:s/></text:p>
          </table:table-cell>
          <table:table-cell office:value-type="string" table:style-name="ce8">
            <text:p>17.02.15-288.50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Moroe Esthera</text:p>
          </table:table-cell>
          <table:table-cell office:value-type="string" table:style-name="ce14">
            <text:p>De Kreeft 12</text:p>
          </table:table-cell>
          <table:table-cell office:value-type="float" office:value="8301" table:style-name="ce14">
            <text:p>8301</text:p>
          </table:table-cell>
          <table:table-cell office:value-type="string" table:style-name="ce14">
            <text:p>Knokke-Heist</text:p>
          </table:table-cell>
          <table:table-cell office:value-type="string" table:style-name="ce14">
            <text:p>16.01.2017<text:s/></text:p>
          </table:table-cell>
          <table:table-cell office:value-type="string" table:style-name="ce23">
            <text:p>0473 43 70 47<text:s/></text:p>
          </table:table-cell>
          <table:table-cell office:value-type="string" table:style-name="ce14">
            <text:p>0471 731 721</text:p>
          </table:table-cell>
          <table:table-cell office:value-type="string" table:style-name="ce21">
            <text:p><text:a xlink:href="mailto:mariamoroe21@gmail.com">mariamoroe21@gmail.com</text:a></text:p>
          </table:table-cell>
          <table:table-cell office:value-type="float" office:value="17011600406" table:style-name="ce25">
            <text:p>17011600406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 Someren Alexandra</text:p>
          </table:table-cell>
          <table:table-cell office:value-type="string" table:style-name="ce5">
            <text:p>Polderstraat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9-03-07T00:00:00" table:style-name="ce6">
            <text:p>07-03-2019</text:p>
          </table:table-cell>
          <table:table-cell office:value-type="float" office:value="484718570" table:style-name="ce7">
            <text:p>484718570</text:p>
          </table:table-cell>
          <table:table-cell office:value-type="float" office:value="475432492" table:style-name="ce5">
            <text:p>475432492</text:p>
          </table:table-cell>
          <table:table-cell office:value-type="string" table:style-name="ce5">
            <text:p>dayana888@msn.com</text:p>
          </table:table-cell>
          <table:table-cell office:value-type="string" table:style-name="ce8">
            <text:p>19.03.07-162.77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en Poel Celine</text:p>
          </table:table-cell>
          <table:table-cell office:value-type="string" table:style-name="ce5">
            <text:p>Hermans Lybaertstraat 39/3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9-10-21T00:00:00" table:style-name="ce6">
            <text:p>21-10-2019</text:p>
          </table:table-cell>
          <table:table-cell office:value-type="float" office:value="471061365" table:style-name="ce7">
            <text:p>471061365</text:p>
          </table:table-cell>
          <table:table-cell office:value-type="float" office:value="478639279" table:style-name="ce5">
            <text:p>478639279</text:p>
          </table:table-cell>
          <table:table-cell office:value-type="string" table:style-name="ce5">
            <text:p>teodora.angelova22@gmail.com</text:p>
          </table:table-cell>
          <table:table-cell office:value-type="float" office:value="19102125895" table:style-name="ce8">
            <text:p>19102125895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atteeuw Juline</text:p>
          </table:table-cell>
          <table:table-cell office:value-type="string" table:style-name="ce5">
            <text:p>Dorpsstraat 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Westkapelle</text:p>
          </table:table-cell>
          <table:table-cell office:value-type="date" office:date-value="2019-11-08T00:00:00" table:style-name="ce6">
            <text:p>08-11-2019</text:p>
          </table:table-cell>
          <table:table-cell office:value-type="float" office:value="479954294" table:style-name="ce7">
            <text:p>479954294</text:p>
          </table:table-cell>
          <table:table-cell office:value-type="float" office:value="499242359" table:style-name="ce5">
            <text:p>499242359</text:p>
          </table:table-cell>
          <table:table-cell office:value-type="string" table:style-name="ce5">
            <text:p>hanne.eeckeloo@hotmail.be</text:p>
          </table:table-cell>
          <table:table-cell office:value-type="string" table:style-name="ce8">
            <text:p>19.11.08-100.68</text:p>
          </table:table-cell>
          <table:table-cell office:value-type="string" table:style-name="ce5">
            <text:p>KIDS <text:s/>- Geboortejaar 2019/2018/2017<text:s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ocquyt Alix</text:p>
          </table:table-cell>
          <table:table-cell office:value-type="string" table:style-name="ce5">
            <text:p>Achtmeilaan 5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20-06-22T00:00:00" table:style-name="ce6">
            <text:p>22-06-2020</text:p>
          </table:table-cell>
          <table:table-cell office:value-type="float" office:value="478388634" table:style-name="ce7">
            <text:p>478388634</text:p>
          </table:table-cell>
          <table:table-cell office:value-type="float" office:value="477884313" table:style-name="ce5">
            <text:p>477884313</text:p>
          </table:table-cell>
          <table:table-cell office:value-type="string" table:style-name="ce5">
            <text:p>mado.dewulf@hotmail.com</text:p>
          </table:table-cell>
          <table:table-cell office:value-type="float" office:value="20062223878" table:style-name="ce8">
            <text:p>20062223878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Goethals Obe</text:p>
          </table:table-cell>
          <table:table-cell office:value-type="string" table:style-name="ce5">
            <text:p>Molenstraat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21-04-01T00:00:00" table:style-name="ce6">
            <text:p>01-04-2021</text:p>
          </table:table-cell>
          <table:table-cell office:value-type="float" office:value="494793142" table:style-name="ce7">
            <text:p>494793142</text:p>
          </table:table-cell>
          <table:table-cell office:value-type="float" office:value="484680921" table:style-name="ce5">
            <text:p>484680921</text:p>
          </table:table-cell>
          <table:table-cell office:value-type="string" table:style-name="ce27">
            <text:p>anneleen_govaert@hotmail.com</text:p>
          </table:table-cell>
          <table:table-cell office:value-type="float" office:value="21040112255" table:style-name="ce8">
            <text:p>21040112255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Kerckaert Lena</text:p>
          </table:table-cell>
          <table:table-cell office:value-type="string" table:style-name="ce14">
            <text:p>Marktstraat 30</text:p>
          </table:table-cell>
          <table:table-cell office:value-type="float" office:value="8301" table:style-name="ce14">
            <text:p>8301</text:p>
          </table:table-cell>
          <table:table-cell office:value-type="string" table:style-name="ce14">
            <text:p>Knokke-Heist</text:p>
          </table:table-cell>
          <table:table-cell office:value-type="date" office:date-value="2021-03-11T00:00:00" table:style-name="ce22">
            <text:p>11-03-2021</text:p>
          </table:table-cell>
          <table:table-cell office:value-type="string" table:style-name="ce23">
            <text:p>0477 90 42 71</text:p>
          </table:table-cell>
          <table:table-cell office:value-type="string" table:style-name="ce14">
            <text:p>0479 55 76 21</text:p>
          </table:table-cell>
          <table:table-cell office:value-type="string" table:style-name="ce21">
            <text:p><text:a xlink:href="mailto:sophie.vandeputte89@gmail.com">sophie.vandeputte89@gmail.com</text:a></text:p>
          </table:table-cell>
          <table:table-cell office:value-type="float" office:value="21031107487" table:style-name="ce25">
            <text:p>21031107487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emans Lea</text:p>
          </table:table-cell>
          <table:table-cell office:value-type="string" table:style-name="ce5">
            <text:p>Weidestraat 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20-05-20T00:00:00" table:style-name="ce6">
            <text:p>20-05-2020</text:p>
          </table:table-cell>
          <table:table-cell office:value-type="float" office:value="479499172" table:style-name="ce7">
            <text:p>479499172</text:p>
          </table:table-cell>
          <table:table-cell office:value-type="float" office:value="479770883" table:style-name="ce5">
            <text:p>479770883</text:p>
          </table:table-cell>
          <table:table-cell office:value-type="string" table:style-name="ce5">
            <text:p>nan_devos@hotmail.com</text:p>
          </table:table-cell>
          <table:table-cell office:value-type="float" office:value="20052020072" table:style-name="ce8">
            <text:p>20052020072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untjens Britt</text:p>
          </table:table-cell>
          <table:table-cell office:value-type="string" table:style-name="ce5">
            <text:p>Acacialaan 3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20-01-22T00:00:00" table:style-name="ce6">
            <text:p>22-01-2020</text:p>
          </table:table-cell>
          <table:table-cell office:value-type="float" office:value="484162953" table:style-name="ce7">
            <text:p>484162953</text:p>
          </table:table-cell>
          <table:table-cell office:value-type="float" office:value="495769394" table:style-name="ce5">
            <text:p>495769394</text:p>
          </table:table-cell>
          <table:table-cell office:value-type="string" table:style-name="ce5">
            <text:p>anke.dekee@knokke-heist.be</text:p>
          </table:table-cell>
          <table:table-cell office:value-type="string" table:style-name="ce8">
            <text:p>20.01.22-072.15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Maertens Floor</text:p>
          </table:table-cell>
          <table:table-cell office:value-type="string" table:style-name="ce14">
            <text:p>Voute 16</text:p>
          </table:table-cell>
          <table:table-cell office:value-type="float" office:value="8301" table:style-name="ce14">
            <text:p>8301</text:p>
          </table:table-cell>
          <table:table-cell office:value-type="string" table:style-name="ce14">
            <text:p>Ramskapelle</text:p>
          </table:table-cell>
          <table:table-cell office:value-type="date" office:date-value="2021-01-22T00:00:00" table:style-name="ce22">
            <text:p>22-01-2021</text:p>
          </table:table-cell>
          <table:table-cell office:value-type="float" office:value="473224130" table:style-name="ce23">
            <text:p>473224130</text:p>
          </table:table-cell>
          <table:table-cell office:value-type="float" office:value="471986708" table:style-name="ce14">
            <text:p>471986708</text:p>
          </table:table-cell>
          <table:table-cell office:value-type="string" table:style-name="ce21">
            <text:p><text:a xlink:href="mailto:saartjedemarest@hotmail.com">saartjedemarest@hotmail.com</text:a></text:p>
          </table:table-cell>
          <table:table-cell office:value-type="float" office:value="21012231287" table:style-name="ce25">
            <text:p>21012231287</text:p>
          </table:table-cell>
          <table:table-cell office:value-type="string" table:style-name="ce14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eyers Amelie</text:p>
          </table:table-cell>
          <table:table-cell office:value-type="string" table:style-name="ce5">
            <text:p>Boomgaard 51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Damme</text:p>
          </table:table-cell>
          <table:table-cell office:value-type="date" office:date-value="2020-04-01T00:00:00" table:style-name="ce6">
            <text:p>01-04-2020</text:p>
          </table:table-cell>
          <table:table-cell office:value-type="float" office:value="479283972" table:style-name="ce7">
            <text:p>479283972</text:p>
          </table:table-cell>
          <table:table-cell office:value-type="float" office:value="494259833" table:style-name="ce5">
            <text:p>494259833</text:p>
          </table:table-cell>
          <table:table-cell office:value-type="string" table:style-name="ce5">
            <text:p>shana.moyaert@hotmail.com</text:p>
          </table:table-cell>
          <table:table-cell office:value-type="float" office:value="20040105801" table:style-name="ce8">
            <text:p>20040105801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 Brempt Rosalie</text:p>
          </table:table-cell>
          <table:table-cell office:value-type="string" table:style-name="ce5">
            <text:p>Middenschip 8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20-02-04T00:00:00" table:style-name="ce6">
            <text:p>04-02-2020</text:p>
          </table:table-cell>
          <table:table-cell office:value-type="float" office:value="475900118" table:style-name="ce7">
            <text:p>475900118</text:p>
          </table:table-cell>
          <table:table-cell office:value-type="float" office:value="477707198" table:style-name="ce5">
            <text:p>477707198</text:p>
          </table:table-cell>
          <table:table-cell office:value-type="string" table:style-name="ce5">
            <text:p>tijs.van.brempt@telenet.be<text:s/></text:p>
          </table:table-cell>
          <table:table-cell office:value-type="float" office:value="20020416086" table:style-name="ce8">
            <text:p>20020416086</text:p>
          </table:table-cell>
          <table:table-cell office:value-type="string" table:style-name="ce5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Waeghe Lauren</text:p>
          </table:table-cell>
          <table:table-cell office:value-type="string" table:style-name="ce14">
            <text:p>Koekoekstraat 8a</text:p>
          </table:table-cell>
          <table:table-cell office:value-type="float" office:value="8300" table:style-name="ce14">
            <text:p>8300</text:p>
          </table:table-cell>
          <table:table-cell office:value-type="string" table:style-name="ce14">
            <text:p>Knokke-Heist</text:p>
          </table:table-cell>
          <table:table-cell office:value-type="date" office:date-value="2021-10-19T00:00:00" table:style-name="ce22">
            <text:p>19-10-2021</text:p>
          </table:table-cell>
          <table:table-cell office:value-type="float" office:value="472851462" table:style-name="ce23">
            <text:p>472851462</text:p>
          </table:table-cell>
          <table:table-cell office:value-type="string" table:style-name="ce14">
            <text:p>+32 488 38 09 99</text:p>
          </table:table-cell>
          <table:table-cell office:value-type="string" table:style-name="ce21">
            <text:p><text:a xlink:href="mailto:katrien_vg@hotmail.com">katrien_vg@hotmail.com</text:a></text:p>
          </table:table-cell>
          <table:table-cell office:value-type="float" office:value="21101903631" table:style-name="ce25">
            <text:p>21101903631</text:p>
          </table:table-cell>
          <table:table-cell office:value-type="string" table:style-name="ce14">
            <text:p>MINI'S <text:s/>- Geboortejaar 2021/202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Andries Nanou</text:p>
          </table:table-cell>
          <table:table-cell office:value-type="string" table:style-name="ce5">
            <text:p>Estegemstraat 24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Moerkerke</text:p>
          </table:table-cell>
          <table:table-cell office:value-type="date" office:date-value="2016-04-18T00:00:00" table:style-name="ce6">
            <text:p>18-04-2016</text:p>
          </table:table-cell>
          <table:table-cell office:value-type="float" office:value="479326018" table:style-name="ce7">
            <text:p>479326018</text:p>
          </table:table-cell>
          <table:table-cell office:value-type="float" office:value="471290615" table:style-name="ce5">
            <text:p>471290615</text:p>
          </table:table-cell>
          <table:table-cell office:value-type="string" table:style-name="ce5">
            <text:p>lisa_verleye@hotmail.com</text:p>
          </table:table-cell>
          <table:table-cell office:value-type="string" table:style-name="ce8">
            <text:p>16.04.18-114.30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28">
            <text:p>Bonny Alexis</text:p>
          </table:table-cell>
          <table:table-cell office:value-type="string" table:style-name="ce28">
            <text:p>Boomgaard 23</text:p>
          </table:table-cell>
          <table:table-cell office:value-type="float" office:value="8340" table:style-name="ce29">
            <text:p>8340</text:p>
          </table:table-cell>
          <table:table-cell office:value-type="string" table:style-name="ce29">
            <text:p>Moerkerke</text:p>
          </table:table-cell>
          <table:table-cell office:value-type="date" office:date-value="2015-02-17T00:00:00" table:style-name="ce30">
            <text:p>17-02-2015</text:p>
          </table:table-cell>
          <table:table-cell office:value-type="float" office:value="483002201" table:style-name="ce7">
            <text:p>483002201</text:p>
          </table:table-cell>
          <table:table-cell office:value-type="float" office:value="494673318" table:style-name="ce29">
            <text:p>494673318</text:p>
          </table:table-cell>
          <table:table-cell office:value-type="string" table:style-name="ce31">
            <text:p><text:a xlink:href="mailto:acatrysse@hotmail.com">acatrysse@hotmail.com</text:a></text:p>
          </table:table-cell>
          <table:table-cell office:value-type="float" office:value="15021714294" table:style-name="ce8">
            <text:p>15021714294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uyck Louise</text:p>
          </table:table-cell>
          <table:table-cell office:value-type="string" table:style-name="ce5">
            <text:p>Dudzelestraat 4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4-05-04T00:00:00" table:style-name="ce6">
            <text:p>04-05-2014</text:p>
          </table:table-cell>
          <table:table-cell office:value-type="float" office:value="497410415" table:style-name="ce7">
            <text:p>497410415</text:p>
          </table:table-cell>
          <table:table-cell office:value-type="float" office:value="499221250" table:style-name="ce5">
            <text:p>499221250</text:p>
          </table:table-cell>
          <table:table-cell office:value-type="string" table:style-name="ce5">
            <text:p>nathaliegoorix@hotmail.com</text:p>
          </table:table-cell>
          <table:table-cell office:value-type="string" table:style-name="ce8">
            <text:p>14.05.04-010.34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rton Enna</text:p>
          </table:table-cell>
          <table:table-cell office:value-type="string" table:style-name="ce5">
            <text:p>Grommer 1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6-19T00:00:00" table:style-name="ce6">
            <text:p>19-06-2014</text:p>
          </table:table-cell>
          <table:table-cell office:value-type="float" office:value="477689133" table:style-name="ce7">
            <text:p>477689133</text:p>
          </table:table-cell>
          <table:table-cell office:value-type="float" office:value="494800845" table:style-name="ce5">
            <text:p>494800845</text:p>
          </table:table-cell>
          <table:table-cell office:value-type="string" table:style-name="ce5">
            <text:p>melissamommens@hotmail.com</text:p>
          </table:table-cell>
          <table:table-cell office:value-type="string" table:style-name="ce8">
            <text:p>14.06.19-192.88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ttoor Lilly</text:p>
          </table:table-cell>
          <table:table-cell office:value-type="string" table:style-name="ce5">
            <text:p>Herenweg 2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10-12T00:00:00" table:style-name="ce6">
            <text:p>12-10-2013</text:p>
          </table:table-cell>
          <table:table-cell office:value-type="float" office:value="477600866" table:style-name="ce7">
            <text:p>477600866</text:p>
          </table:table-cell>
          <table:table-cell office:value-type="float" office:value="474633037" table:style-name="ce5">
            <text:p>474633037</text:p>
          </table:table-cell>
          <table:table-cell office:value-type="string" table:style-name="ce5">
            <text:p>Info@lillyandrose.be</text:p>
          </table:table-cell>
          <table:table-cell office:value-type="float" office:value="13101210009" table:style-name="ce8">
            <text:p>13101210009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ttoor Rose</text:p>
          </table:table-cell>
          <table:table-cell office:value-type="string" table:style-name="ce5">
            <text:p>Herenweg 2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5-09-02T00:00:00" table:style-name="ce6">
            <text:p>02-09-2015</text:p>
          </table:table-cell>
          <table:table-cell office:value-type="float" office:value="477600866" table:style-name="ce7">
            <text:p>477600866</text:p>
          </table:table-cell>
          <table:table-cell office:value-type="float" office:value="474633037" table:style-name="ce5">
            <text:p>474633037</text:p>
          </table:table-cell>
          <table:table-cell office:value-type="string" table:style-name="ce5">
            <text:p>Info@lillyandrose.be</text:p>
          </table:table-cell>
          <table:table-cell office:value-type="float" office:value="15090221040" table:style-name="ce8">
            <text:p>15090221040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Jaeghere Olivia</text:p>
          </table:table-cell>
          <table:table-cell office:value-type="string" table:style-name="ce5">
            <text:p>Leliedreef 8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4-10-13T00:00:00" table:style-name="ce6">
            <text:p>13-10-2014</text:p>
          </table:table-cell>
          <table:table-cell office:value-type="float" office:value="478241731" table:style-name="ce7">
            <text:p>478241731</text:p>
          </table:table-cell>
          <table:table-cell office:value-type="float" office:value="472915625" table:style-name="ce5">
            <text:p>472915625</text:p>
          </table:table-cell>
          <table:table-cell office:value-type="string" table:style-name="ce5">
            <text:p>samencharlotte@telenet.be</text:p>
          </table:table-cell>
          <table:table-cell office:value-type="string" table:style-name="ce8">
            <text:p>14.10.13-184.13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Schuyter Laïs</text:p>
          </table:table-cell>
          <table:table-cell office:value-type="string" table:style-name="ce5">
            <text:p>Heidebloemstraat 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6-18T00:00:00" table:style-name="ce6">
            <text:p>18-06-2015</text:p>
          </table:table-cell>
          <table:table-cell office:value-type="float" office:value="485521590" table:style-name="ce7">
            <text:p>485521590</text:p>
          </table:table-cell>
          <table:table-cell office:value-type="float" office:value="496989937" table:style-name="ce5">
            <text:p>496989937</text:p>
          </table:table-cell>
          <table:table-cell office:value-type="string" table:style-name="ce5">
            <text:p>kimmareydt@hotmail.com</text:p>
          </table:table-cell>
          <table:table-cell office:value-type="string" table:style-name="ce8">
            <text:p>15.06.18-052.85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brabandere Floor</text:p>
          </table:table-cell>
          <table:table-cell office:value-type="string" table:style-name="ce5">
            <text:p>Schroefas 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11-20T00:00:00" table:style-name="ce6">
            <text:p>20-11-2014</text:p>
          </table:table-cell>
          <table:table-cell office:value-type="float" office:value="486920357" table:style-name="ce7">
            <text:p>486920357</text:p>
          </table:table-cell>
          <table:table-cell office:value-type="float" office:value="486243315" table:style-name="ce5">
            <text:p>486243315</text:p>
          </table:table-cell>
          <table:table-cell office:value-type="string" table:style-name="ce5">
            <text:p>instituutkelly@skynet.be<text:s/></text:p>
          </table:table-cell>
          <table:table-cell office:value-type="string" table:style-name="ce8">
            <text:p>14.11.20-022.69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jkstra Doutzen</text:p>
          </table:table-cell>
          <table:table-cell office:value-type="string" table:style-name="ce5">
            <text:p>Saint-Jozeph 9</text:p>
          </table:table-cell>
          <table:table-cell office:value-type="string" table:style-name="ce5">
            <text:p>4524 MD</text:p>
          </table:table-cell>
          <table:table-cell office:value-type="string" table:style-name="ce5">
            <text:p>Sluis (Nederl)</text:p>
          </table:table-cell>
          <table:table-cell office:value-type="date" office:date-value="2015-09-13T00:00:00" table:style-name="ce6">
            <text:p>13-09-2015</text:p>
          </table:table-cell>
          <table:table-cell office:value-type="float" office:value="471075302" table:style-name="ce7">
            <text:p>471075302</text:p>
          </table:table-cell>
          <table:table-cell office:value-type="float" office:value="31653967937" table:style-name="ce5">
            <text:p>31653967937</text:p>
          </table:table-cell>
          <table:table-cell office:value-type="string" table:style-name="ce5">
            <text:p>julie.brutein@gmail.com</text:p>
          </table:table-cell>
          <table:table-cell office:value-type="string" table:style-name="ce8">
            <text:p>15.09.13-116.95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uckaert Inaya<text:s/></text:p>
          </table:table-cell>
          <table:table-cell office:value-type="string" table:style-name="ce5">
            <text:p>Lippenslaan 9 bus 5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6-06-03T00:00:00" table:style-name="ce6">
            <text:p>03-06-2016</text:p>
          </table:table-cell>
          <table:table-cell office:value-type="float" office:value="484456979" table:style-name="ce7">
            <text:p>484456979</text:p>
          </table:table-cell>
          <table:table-cell office:value-type="float" office:value="484456787" table:style-name="ce5">
            <text:p>484456787</text:p>
          </table:table-cell>
          <table:table-cell office:value-type="string" table:style-name="ce5">
            <text:p>buildingdiamonds1@gmail.com</text:p>
          </table:table-cell>
          <table:table-cell office:value-type="string" table:style-name="ce8">
            <text:p>16.06.03-116.07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anduyt Anne-Fleur</text:p>
          </table:table-cell>
          <table:table-cell office:value-type="string" table:style-name="ce5">
            <text:p>Schabbe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6-23T00:00:00" table:style-name="ce6">
            <text:p>23-06-2015</text:p>
          </table:table-cell>
          <table:table-cell office:value-type="float" office:value="476687502" table:style-name="ce7">
            <text:p>476687502</text:p>
          </table:table-cell>
          <table:table-cell office:value-type="float" office:value="477302082" table:style-name="ce5">
            <text:p>477302082</text:p>
          </table:table-cell>
          <table:table-cell office:value-type="string" table:style-name="ce5">
            <text:p>syltjev@hotmail.com</text:p>
          </table:table-cell>
          <table:table-cell office:value-type="float" office:value="15062342052" table:style-name="ce8">
            <text:p>15062342052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Lootens Ophélie</text:p>
          </table:table-cell>
          <table:table-cell office:value-type="string" table:style-name="ce14">
            <text:p>Westkapellestraat 448</text:p>
          </table:table-cell>
          <table:table-cell office:value-type="float" office:value="8300" table:style-name="ce32">
            <text:p>8300</text:p>
          </table:table-cell>
          <table:table-cell office:value-type="string" table:style-name="ce32">
            <text:p>Knokke-Heist</text:p>
          </table:table-cell>
          <table:table-cell office:value-type="date" office:date-value="2015-08-05T00:00:00" table:style-name="ce33">
            <text:p>05-08-2015</text:p>
          </table:table-cell>
          <table:table-cell office:value-type="string" table:style-name="ce34">
            <text:p>0477 98 69 32</text:p>
          </table:table-cell>
          <table:table-cell office:value-type="string" table:style-name="ce32">
            <text:p>0486 43 43 48</text:p>
          </table:table-cell>
          <table:table-cell office:value-type="string" table:style-name="ce32">
            <text:p>info@lapinquotidien.com</text:p>
          </table:table-cell>
          <table:table-cell office:value-type="float" office:value="15080527275" table:style-name="ce35">
            <text:p>15080527275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inil Cilou<text:s/></text:p>
          </table:table-cell>
          <table:table-cell office:value-type="string" table:style-name="ce5">
            <text:p>Terpenstraat 8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Dudzele</text:p>
          </table:table-cell>
          <table:table-cell office:value-type="date" office:date-value="2015-11-04T00:00:00" table:style-name="ce6">
            <text:p>04-11-2015</text:p>
          </table:table-cell>
          <table:table-cell office:value-type="float" office:value="479954291" table:style-name="ce7">
            <text:p>479954291</text:p>
          </table:table-cell>
          <table:table-cell office:value-type="float" office:value="472562767" table:style-name="ce5">
            <text:p>472562767</text:p>
          </table:table-cell>
          <table:table-cell office:value-type="string" table:style-name="ce5">
            <text:p>lies-eeckeloo@hotmail.be</text:p>
          </table:table-cell>
          <table:table-cell office:value-type="string" table:style-name="ce8">
            <text:p>15.11.04-178.26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Martens Jackie</text:p>
          </table:table-cell>
          <table:table-cell office:value-type="string" table:style-name="ce14">
            <text:p>Nieuwpoortstraat 9</text:p>
          </table:table-cell>
          <table:table-cell office:value-type="float" office:value="8300" table:style-name="ce14">
            <text:p>8300</text:p>
          </table:table-cell>
          <table:table-cell office:value-type="string" table:style-name="ce14">
            <text:p>Knokke-Heist</text:p>
          </table:table-cell>
          <table:table-cell office:value-type="date" office:date-value="2017-09-23T00:00:00" table:style-name="ce22">
            <text:p>23-09-2017</text:p>
          </table:table-cell>
          <table:table-cell office:value-type="float" office:value="476827172" table:style-name="ce23">
            <text:p>476827172</text:p>
          </table:table-cell>
          <table:table-cell office:value-type="float" office:value="475628801" table:style-name="ce14">
            <text:p>475628801</text:p>
          </table:table-cell>
          <table:table-cell office:value-type="string" table:style-name="ce14">
            <text:p>ellencallant@gmail.com</text:p>
          </table:table-cell>
          <table:table-cell office:value-type="string" table:style-name="ce25">
            <text:p>17.09.23-128.19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Oosters Renée</text:p>
          </table:table-cell>
          <table:table-cell office:value-type="string" table:style-name="ce5">
            <text:p>Voute 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2-07T00:00:00" table:style-name="ce6">
            <text:p>07-02-2014</text:p>
          </table:table-cell>
          <table:table-cell office:value-type="float" office:value="479284559" table:style-name="ce7">
            <text:p>479284559</text:p>
          </table:table-cell>
          <table:table-cell office:value-type="float" office:value="473375762" table:style-name="ce5">
            <text:p>473375762</text:p>
          </table:table-cell>
          <table:table-cell office:value-type="string" table:style-name="ce5">
            <text:p>anka_demulder@hotmail.com</text:p>
          </table:table-cell>
          <table:table-cell office:value-type="float" office:value="14020712896" table:style-name="ce8">
            <text:p>14020712896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mits Axelle</text:p>
          </table:table-cell>
          <table:table-cell office:value-type="string" table:style-name="ce5">
            <text:p>Smedenstraat 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5-06-24T00:00:00" table:style-name="ce6">
            <text:p>24-06-2015</text:p>
          </table:table-cell>
          <table:table-cell office:value-type="float" office:value="486237990" table:style-name="ce7">
            <text:p>486237990</text:p>
          </table:table-cell>
          <table:table-cell office:value-type="float" office:value="496236560" table:style-name="ce5">
            <text:p>496236560</text:p>
          </table:table-cell>
          <table:table-cell office:value-type="string" table:style-name="ce5">
            <text:p>kris.smits2@telenet.be</text:p>
          </table:table-cell>
          <table:table-cell office:value-type="string" table:style-name="ce8">
            <text:p>15.06.24-254.91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eirlynck Maité</text:p>
          </table:table-cell>
          <table:table-cell office:value-type="string" table:style-name="ce5">
            <text:p>Sacramentstraat 27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6-04-28T00:00:00" table:style-name="ce6">
            <text:p>28-04-2016</text:p>
          </table:table-cell>
          <table:table-cell office:value-type="float" office:value="477922672" table:style-name="ce7">
            <text:p>477922672</text:p>
          </table:table-cell>
          <table:table-cell office:value-type="float" office:value="499403265" table:style-name="ce5">
            <text:p>499403265</text:p>
          </table:table-cell>
          <table:table-cell office:value-type="string" table:style-name="ce5">
            <text:p>els2308@gmail.com</text:p>
          </table:table-cell>
          <table:table-cell office:value-type="string" table:style-name="ce8">
            <text:p>16.04.28-140.92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renson Lily</text:p>
          </table:table-cell>
          <table:table-cell office:value-type="string" table:style-name="ce5">
            <text:p>Natiënlaan 31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Damme</text:p>
          </table:table-cell>
          <table:table-cell office:value-type="date" office:date-value="2017-05-16T00:00:00" table:style-name="ce6">
            <text:p>16-05-2017</text:p>
          </table:table-cell>
          <table:table-cell office:value-type="float" office:value="479783169" table:style-name="ce7">
            <text:p>479783169</text:p>
          </table:table-cell>
          <table:table-cell office:value-type="float" office:value="497224750" table:style-name="ce5">
            <text:p>497224750</text:p>
          </table:table-cell>
          <table:table-cell office:value-type="string" table:style-name="ce5">
            <text:p>stefanieterryn@hotmail.com</text:p>
          </table:table-cell>
          <table:table-cell office:value-type="float" office:value="17051610431" table:style-name="ce8">
            <text:p>17051610431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lentin Livia</text:p>
          </table:table-cell>
          <table:table-cell office:value-type="string" table:style-name="ce5">
            <text:p>Westkapellestraat 46 bus 2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6-23T00:00:00" table:style-name="ce6">
            <text:p>23-06-2015</text:p>
          </table:table-cell>
          <table:table-cell office:value-type="float" office:value="486839786" table:style-name="ce7">
            <text:p>486839786</text:p>
          </table:table-cell>
          <table:table-cell office:value-type="float" office:value="493466926" table:style-name="ce5">
            <text:p>493466926</text:p>
          </table:table-cell>
          <table:table-cell office:value-type="string" table:style-name="ce5">
            <text:p>belinda_incoul@hotmail.com</text:p>
          </table:table-cell>
          <table:table-cell office:value-type="string" table:style-name="ce8">
            <text:p>15.06.23-106.75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 Den Heuvel Louise</text:p>
          </table:table-cell>
          <table:table-cell office:value-type="string" table:style-name="ce5">
            <text:p>Stokerij 19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Dudzele</text:p>
          </table:table-cell>
          <table:table-cell office:value-type="date" office:date-value="2014-11-08T00:00:00" table:style-name="ce6">
            <text:p>08-11-2014</text:p>
          </table:table-cell>
          <table:table-cell office:value-type="float" office:value="47752272" table:style-name="ce7">
            <text:p>47752272</text:p>
          </table:table-cell>
          <table:table-cell table:style-name="ce5"/>
          <table:table-cell office:value-type="string" table:style-name="ce5">
            <text:p>kristof@knokadvas.be</text:p>
          </table:table-cell>
          <table:table-cell office:value-type="string" table:style-name="ce8">
            <text:p>14.10.08-312.35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en Poel Lara</text:p>
          </table:table-cell>
          <table:table-cell office:value-type="string" table:style-name="ce5">
            <text:p>Herman Lybaertstraat 44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11-18T00:00:00" table:style-name="ce6">
            <text:p>18-11-2014</text:p>
          </table:table-cell>
          <table:table-cell office:value-type="float" office:value="471061365" table:style-name="ce7">
            <text:p>471061365</text:p>
          </table:table-cell>
          <table:table-cell office:value-type="float" office:value="478639279" table:style-name="ce5">
            <text:p>478639279</text:p>
          </table:table-cell>
          <table:table-cell office:value-type="string" table:style-name="ce5">
            <text:p>teodora.angelova22@gmail.com</text:p>
          </table:table-cell>
          <table:table-cell office:value-type="string" table:style-name="ce8">
            <text:p>14.11.18-224.24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herweghe Romy</text:p>
          </table:table-cell>
          <table:table-cell office:value-type="string" table:style-name="ce5">
            <text:p>Gouverneurstraat 6</text:p>
          </table:table-cell>
          <table:table-cell office:value-type="string" table:style-name="ce5">
            <text:p>4524BD</text:p>
          </table:table-cell>
          <table:table-cell office:value-type="string" table:style-name="ce5">
            <text:p>Sluis/Nederland</text:p>
          </table:table-cell>
          <table:table-cell office:value-type="date" office:date-value="2016-03-14T00:00:00" table:style-name="ce6">
            <text:p>14-03-2016</text:p>
          </table:table-cell>
          <table:table-cell office:value-type="float" office:value="479876381" table:style-name="ce7">
            <text:p>479876381</text:p>
          </table:table-cell>
          <table:table-cell office:value-type="float" office:value="491228093" table:style-name="ce5">
            <text:p>491228093</text:p>
          </table:table-cell>
          <table:table-cell office:value-type="string" table:style-name="ce5">
            <text:p>deweerdtshirley@gmail.com</text:p>
          </table:table-cell>
          <table:table-cell office:value-type="string" table:style-name="ce8">
            <text:p>16.03.14-39.457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28">
            <text:p>Vankeirsbilck Lizzie</text:p>
          </table:table-cell>
          <table:table-cell office:value-type="string" table:style-name="ce28">
            <text:p>proefles</text:p>
          </table:table-cell>
          <table:table-cell table:number-columns-repeated="5" table:style-name="ce29"/>
          <table:table-cell office:value-type="string" table:style-name="ce31">
            <text:p><text:a xlink:href="mailto:ghevaertcynthia@hotmail.be">ghevaertcynthia@hotmail.be</text:a></text:p>
          </table:table-cell>
          <table:table-cell table:style-name="ce29"/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druye Ella-Lise</text:p>
          </table:table-cell>
          <table:table-cell office:value-type="string" table:style-name="ce5">
            <text:p>Begoniapad 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4-09-24T00:00:00" table:style-name="ce6">
            <text:p>24-09-2014</text:p>
          </table:table-cell>
          <table:table-cell office:value-type="float" office:value="477947263" table:style-name="ce7">
            <text:p>477947263</text:p>
          </table:table-cell>
          <table:table-cell office:value-type="float" office:value="475469281" table:style-name="ce5">
            <text:p>475469281</text:p>
          </table:table-cell>
          <table:table-cell office:value-type="string" table:style-name="ce5">
            <text:p>delphine.jacobs1@gmail.com</text:p>
          </table:table-cell>
          <table:table-cell office:value-type="string" table:style-name="ce8">
            <text:p>14.09.24-230.18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alravens Kato</text:p>
          </table:table-cell>
          <table:table-cell office:value-type="string" table:style-name="ce5">
            <text:p>Brezendedreef 21</text:p>
          </table:table-cell>
          <table:table-cell office:value-type="float" office:value="9990" table:style-name="ce5">
            <text:p>9990</text:p>
          </table:table-cell>
          <table:table-cell office:value-type="string" table:style-name="ce5">
            <text:p>Donk(Maldegem)</text:p>
          </table:table-cell>
          <table:table-cell office:value-type="date" office:date-value="2014-03-19T00:00:00" table:style-name="ce6">
            <text:p>19-03-2014</text:p>
          </table:table-cell>
          <table:table-cell office:value-type="float" office:value="474415096" table:style-name="ce7">
            <text:p>474415096</text:p>
          </table:table-cell>
          <table:table-cell office:value-type="float" office:value="497337512" table:style-name="ce5">
            <text:p>497337512</text:p>
          </table:table-cell>
          <table:table-cell office:value-type="string" table:style-name="ce5">
            <text:p>sylvietilmans@hotmail.com</text:p>
          </table:table-cell>
          <table:table-cell office:value-type="string" table:style-name="ce8">
            <text:p>14.03.19-176.83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atteeuw Aurélie</text:p>
          </table:table-cell>
          <table:table-cell office:value-type="string" table:style-name="ce5">
            <text:p>Dorpsstraat 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Westkapelle</text:p>
          </table:table-cell>
          <table:table-cell office:value-type="date" office:date-value="2016-10-13T00:00:00" table:style-name="ce6">
            <text:p>13-10-2016</text:p>
          </table:table-cell>
          <table:table-cell office:value-type="float" office:value="479954294" table:style-name="ce7">
            <text:p>479954294</text:p>
          </table:table-cell>
          <table:table-cell office:value-type="float" office:value="499242359" table:style-name="ce5">
            <text:p>499242359</text:p>
          </table:table-cell>
          <table:table-cell office:value-type="string" table:style-name="ce5">
            <text:p>hanne.eeckeloo@hotmail.be</text:p>
          </table:table-cell>
          <table:table-cell office:value-type="string" table:style-name="ce8">
            <text:p>16.10.13-164.75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ittewrongel Ona</text:p>
          </table:table-cell>
          <table:table-cell office:value-type="string" table:style-name="ce5">
            <text:p>Invalidenlaan 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2-04T00:00:00" table:style-name="ce6">
            <text:p>04-02-2015</text:p>
          </table:table-cell>
          <table:table-cell office:value-type="float" office:value="474548925" table:style-name="ce7">
            <text:p>474548925</text:p>
          </table:table-cell>
          <table:table-cell office:value-type="float" office:value="471959272" table:style-name="ce5">
            <text:p>471959272</text:p>
          </table:table-cell>
          <table:table-cell office:value-type="string" table:style-name="ce5">
            <text:p>christy.de.graeve@icloud.com</text:p>
          </table:table-cell>
          <table:table-cell office:value-type="string" table:style-name="ce8">
            <text:p>15.02.04-286.49</text:p>
          </table:table-cell>
          <table:table-cell office:value-type="string" table:style-name="ce5">
            <text:p>MODERN TEENS <text:s/>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eckelandt Enora</text:p>
          </table:table-cell>
          <table:table-cell office:value-type="string" table:style-name="ce5">
            <text:p>Westkapellestraat 507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1-04-16T00:00:00" table:style-name="ce6">
            <text:p>16-04-2011</text:p>
          </table:table-cell>
          <table:table-cell office:value-type="float" office:value="477522040" table:style-name="ce7">
            <text:p>477522040</text:p>
          </table:table-cell>
          <table:table-cell office:value-type="float" office:value="477990215" table:style-name="ce5">
            <text:p>477990215</text:p>
          </table:table-cell>
          <table:table-cell office:value-type="string" table:style-name="ce5">
            <text:p>wijnepatricia@gmail.com</text:p>
          </table:table-cell>
          <table:table-cell office:value-type="string" table:style-name="ce8">
            <text:p>11.04.16-062.37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ert Amy</text:p>
          </table:table-cell>
          <table:table-cell office:value-type="string" table:style-name="ce5">
            <text:p>Pannenstraat 27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8-28T00:00:00" table:style-name="ce6">
            <text:p>28-08-2012</text:p>
          </table:table-cell>
          <table:table-cell office:value-type="float" office:value="479599065" table:style-name="ce7">
            <text:p>479599065</text:p>
          </table:table-cell>
          <table:table-cell office:value-type="float" office:value="498575476" table:style-name="ce5">
            <text:p>498575476</text:p>
          </table:table-cell>
          <table:table-cell office:value-type="string" table:style-name="ce5">
            <text:p>sarah_roelandt@hotmail.com</text:p>
          </table:table-cell>
          <table:table-cell table:style-name="ce8"/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rouckaert Emma</text:p>
          </table:table-cell>
          <table:table-cell office:value-type="string" table:style-name="ce5">
            <text:p>Zuidwester 1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1-29T00:00:00" table:style-name="ce6">
            <text:p>29-01-2014</text:p>
          </table:table-cell>
          <table:table-cell office:value-type="float" office:value="472498505" table:style-name="ce7">
            <text:p>472498505</text:p>
          </table:table-cell>
          <table:table-cell office:value-type="float" office:value="499160423" table:style-name="ce5">
            <text:p>499160423</text:p>
          </table:table-cell>
          <table:table-cell office:value-type="string" table:style-name="ce5">
            <text:p>demeesterkim@hotmail.com</text:p>
          </table:table-cell>
          <table:table-cell office:value-type="string" table:style-name="ce8">
            <text:p>14.01.29-012.30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rouckaert Liana</text:p>
          </table:table-cell>
          <table:table-cell office:value-type="string" table:style-name="ce5">
            <text:p>Zuidwester 1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2-15T00:00:00" table:style-name="ce6">
            <text:p>15-02-2012</text:p>
          </table:table-cell>
          <table:table-cell office:value-type="float" office:value="472498505" table:style-name="ce7">
            <text:p>472498505</text:p>
          </table:table-cell>
          <table:table-cell office:value-type="float" office:value="499160423" table:style-name="ce5">
            <text:p>499160423</text:p>
          </table:table-cell>
          <table:table-cell office:value-type="string" table:style-name="ce5">
            <text:p>demeesterkim@hotmail.com</text:p>
          </table:table-cell>
          <table:table-cell office:value-type="string" table:style-name="ce8">
            <text:p>12.02.15-012.27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oppejans Dieuwke</text:p>
          </table:table-cell>
          <table:table-cell office:value-type="string" table:style-name="ce5">
            <text:p>Westkapellestraat 4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0-04-22T00:00:00" table:style-name="ce6">
            <text:p>22-04-2010</text:p>
          </table:table-cell>
          <table:table-cell office:value-type="float" office:value="494746480" table:style-name="ce7">
            <text:p>494746480</text:p>
          </table:table-cell>
          <table:table-cell office:value-type="float" office:value="477787916" table:style-name="ce5">
            <text:p>477787916</text:p>
          </table:table-cell>
          <table:table-cell office:value-type="string" table:style-name="ce5">
            <text:p>johnnycoppejans@hotmail.com</text:p>
          </table:table-cell>
          <table:table-cell table:style-name="ce8"/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Coussemaker Emilia</text:p>
          </table:table-cell>
          <table:table-cell office:value-type="string" table:style-name="ce5">
            <text:p>Pannenstraat 164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8-17T00:00:00" table:style-name="ce6">
            <text:p>17-08-2011</text:p>
          </table:table-cell>
          <table:table-cell office:value-type="float" office:value="497132981" table:style-name="ce7">
            <text:p>497132981</text:p>
          </table:table-cell>
          <table:table-cell office:value-type="float" office:value="478246850" table:style-name="ce5">
            <text:p>478246850</text:p>
          </table:table-cell>
          <table:table-cell office:value-type="string" table:style-name="ce5">
            <text:p>kurt.cheryl@telenet.be</text:p>
          </table:table-cell>
          <table:table-cell office:value-type="string" table:style-name="ce8">
            <text:p>11.08.17-156.38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Paep Louna</text:p>
          </table:table-cell>
          <table:table-cell office:value-type="string" table:style-name="ce5">
            <text:p>Bakboord 53 bus 1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5-26T00:00:00" table:style-name="ce6">
            <text:p>26-05-2011</text:p>
          </table:table-cell>
          <table:table-cell office:value-type="float" office:value="496134604" table:style-name="ce7">
            <text:p>496134604</text:p>
          </table:table-cell>
          <table:table-cell office:value-type="float" office:value="479813258" table:style-name="ce5">
            <text:p>479813258</text:p>
          </table:table-cell>
          <table:table-cell office:value-type="string" table:style-name="ce5">
            <text:p>sarahds1985@gmail.com</text:p>
          </table:table-cell>
          <table:table-cell table:style-name="ce8"/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Schuyter Loena</text:p>
          </table:table-cell>
          <table:table-cell office:value-type="string" table:style-name="ce5">
            <text:p>Ploegstraat 3b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3-02-13T00:00:00" table:style-name="ce6">
            <text:p>13-02-2013</text:p>
          </table:table-cell>
          <table:table-cell office:value-type="float" office:value="474934799" table:style-name="ce7">
            <text:p>474934799</text:p>
          </table:table-cell>
          <table:table-cell office:value-type="float" office:value="475559967" table:style-name="ce5">
            <text:p>475559967</text:p>
          </table:table-cell>
          <table:table-cell office:value-type="string" table:style-name="ce5">
            <text:p>saradeleener@telenet.be</text:p>
          </table:table-cell>
          <table:table-cell table:style-name="ce8"/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smidt Chiara</text:p>
          </table:table-cell>
          <table:table-cell office:value-type="string" table:style-name="ce5">
            <text:p>Onderwijsstraat 9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3-05-17T00:00:00" table:style-name="ce6">
            <text:p>17-05-2013</text:p>
          </table:table-cell>
          <table:table-cell office:value-type="float" office:value="478369574" table:style-name="ce7">
            <text:p>478369574</text:p>
          </table:table-cell>
          <table:table-cell office:value-type="float" office:value="477321046" table:style-name="ce5">
            <text:p>477321046</text:p>
          </table:table-cell>
          <table:table-cell office:value-type="string" table:style-name="ce5">
            <text:p>melanievangheluwe@icloud.com</text:p>
          </table:table-cell>
          <table:table-cell table:style-name="ce8"/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visch Amilia</text:p>
          </table:table-cell>
          <table:table-cell office:value-type="string" table:style-name="ce5">
            <text:p>Acacialaan 1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02-06T00:00:00" table:style-name="ce6">
            <text:p>06-02-2013</text:p>
          </table:table-cell>
          <table:table-cell office:value-type="float" office:value="486963873" table:style-name="ce7">
            <text:p>486963873</text:p>
          </table:table-cell>
          <table:table-cell office:value-type="float" office:value="499191119" table:style-name="ce5">
            <text:p>499191119</text:p>
          </table:table-cell>
          <table:table-cell office:value-type="string" table:style-name="ce5">
            <text:p>melissa_lamote@hotmail.com</text:p>
          </table:table-cell>
          <table:table-cell office:value-type="string" table:style-name="ce8">
            <text:p>13.02.06-266.64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obbelaere Noëlie</text:p>
          </table:table-cell>
          <table:table-cell office:value-type="string" table:style-name="ce5">
            <text:p>Grommer 2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2-13T00:00:00" table:style-name="ce6">
            <text:p>13-02-2012</text:p>
          </table:table-cell>
          <table:table-cell office:value-type="float" office:value="478342167" table:style-name="ce7">
            <text:p>478342167</text:p>
          </table:table-cell>
          <table:table-cell office:value-type="float" office:value="479942281" table:style-name="ce5">
            <text:p>479942281</text:p>
          </table:table-cell>
          <table:table-cell office:value-type="string" table:style-name="ce5">
            <text:p>magaliboedt@hotmail.com</text:p>
          </table:table-cell>
          <table:table-cell office:value-type="string" table:style-name="ce8">
            <text:p>12.02.13-200.93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uisseune Anaïs<text:s/></text:p>
          </table:table-cell>
          <table:table-cell office:value-type="string" table:style-name="ce5">
            <text:p>Roergang 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3-06-05T00:00:00" table:style-name="ce6">
            <text:p>05-06-2013</text:p>
          </table:table-cell>
          <table:table-cell office:value-type="float" office:value="479467327" table:style-name="ce7">
            <text:p>479467327</text:p>
          </table:table-cell>
          <table:table-cell office:value-type="float" office:value="486994682" table:style-name="ce5">
            <text:p>486994682</text:p>
          </table:table-cell>
          <table:table-cell office:value-type="string" table:style-name="ce5">
            <text:p>sarah8301@hotmail.com<text:s/></text:p>
          </table:table-cell>
          <table:table-cell office:value-type="string" table:style-name="ce8">
            <text:p>13.06.05-012.85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kreps Gigi</text:p>
          </table:table-cell>
          <table:table-cell office:value-type="string" table:style-name="ce5">
            <text:p>Meerlaan 6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3-11-09T00:00:00" table:style-name="ce6">
            <text:p>09-11-2013</text:p>
          </table:table-cell>
          <table:table-cell office:value-type="float" office:value="485615971" table:style-name="ce7">
            <text:p>485615971</text:p>
          </table:table-cell>
          <table:table-cell table:style-name="ce5"/>
          <table:table-cell office:value-type="string" table:style-name="ce5">
            <text:p>liesbethkreps@gmail.com</text:p>
          </table:table-cell>
          <table:table-cell office:value-type="string" table:style-name="ce8">
            <text:p>13.11.09-106.03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emans Jorbe</text:p>
          </table:table-cell>
          <table:table-cell office:value-type="string" table:style-name="ce5">
            <text:p>Evendijk 2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5-23T00:00:00" table:style-name="ce6">
            <text:p>23-05-2012</text:p>
          </table:table-cell>
          <table:table-cell office:value-type="float" office:value="498297021" table:style-name="ce7">
            <text:p>498297021</text:p>
          </table:table-cell>
          <table:table-cell office:value-type="float" office:value="485680415" table:style-name="ce5">
            <text:p>485680415</text:p>
          </table:table-cell>
          <table:table-cell office:value-type="string" table:style-name="ce5">
            <text:p>kurzieboy@hotmail.com</text:p>
          </table:table-cell>
          <table:table-cell office:value-type="string" table:style-name="ce8">
            <text:p>12.05.23-299.06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untjens Marley</text:p>
          </table:table-cell>
          <table:table-cell office:value-type="string" table:style-name="ce5">
            <text:p>Acacialaan 3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08-12T00:00:00" table:style-name="ce6">
            <text:p>12-08-2013</text:p>
          </table:table-cell>
          <table:table-cell office:value-type="float" office:value="484162953" table:style-name="ce7">
            <text:p>484162953</text:p>
          </table:table-cell>
          <table:table-cell office:value-type="float" office:value="495769394" table:style-name="ce5">
            <text:p>495769394</text:p>
          </table:table-cell>
          <table:table-cell office:value-type="string" table:style-name="ce5">
            <text:p>leuntjens_dimitri@hotmail.com</text:p>
          </table:table-cell>
          <table:table-cell office:value-type="string" table:style-name="ce8">
            <text:p>13.08.12-272.17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ierman Anaïs</text:p>
          </table:table-cell>
          <table:table-cell office:value-type="string" table:style-name="ce5">
            <text:p>Middelburgse Kerkstraat 15</text:p>
          </table:table-cell>
          <table:table-cell office:value-type="float" office:value="9992" table:style-name="ce5">
            <text:p>9992</text:p>
          </table:table-cell>
          <table:table-cell office:value-type="string" table:style-name="ce5">
            <text:p>Middelburg</text:p>
          </table:table-cell>
          <table:table-cell office:value-type="date" office:date-value="2012-06-28T00:00:00" table:style-name="ce6">
            <text:p>28-06-2012</text:p>
          </table:table-cell>
          <table:table-cell office:value-type="float" office:value="472698186" table:style-name="ce7">
            <text:p>472698186</text:p>
          </table:table-cell>
          <table:table-cell table:style-name="ce5"/>
          <table:table-cell office:value-type="string" table:style-name="ce5">
            <text:p>rebecca_Maelfeyt@hotmail.com</text:p>
          </table:table-cell>
          <table:table-cell office:value-type="string" table:style-name="ce8">
            <text:p>12.06.28-210.49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reydt Marie-Lou</text:p>
          </table:table-cell>
          <table:table-cell office:value-type="string" table:style-name="ce5">
            <text:p>Dorpsstraat 158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2-10-12T00:00:00" table:style-name="ce6">
            <text:p>12-10-2012</text:p>
          </table:table-cell>
          <table:table-cell office:value-type="float" office:value="478587066" table:style-name="ce7">
            <text:p>478587066</text:p>
          </table:table-cell>
          <table:table-cell office:value-type="float" office:value="486070425" table:style-name="ce5">
            <text:p>486070425</text:p>
          </table:table-cell>
          <table:table-cell office:value-type="string" table:style-name="ce5">
            <text:p>tommareydt@hotmail.com</text:p>
          </table:table-cell>
          <table:table-cell office:value-type="string" table:style-name="ce8">
            <text:p>12.10.12-028.60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eyers Alexie</text:p>
          </table:table-cell>
          <table:table-cell office:value-type="string" table:style-name="ce5">
            <text:p>Kombuis 6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6-25T00:00:00" table:style-name="ce6">
            <text:p>25-06-2012</text:p>
          </table:table-cell>
          <table:table-cell office:value-type="float" office:value="479263631" table:style-name="ce7">
            <text:p>479263631</text:p>
          </table:table-cell>
          <table:table-cell office:value-type="float" office:value="486680615" table:style-name="ce5">
            <text:p>486680615</text:p>
          </table:table-cell>
          <table:table-cell office:value-type="string" table:style-name="ce5">
            <text:p>welvaertjanice@hotmail.com</text:p>
          </table:table-cell>
          <table:table-cell office:value-type="string" table:style-name="ce8">
            <text:p>12.06.25-248.04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eyers Elise</text:p>
          </table:table-cell>
          <table:table-cell office:value-type="string" table:style-name="ce5">
            <text:p>Boomgaard 51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Moerkerke</text:p>
          </table:table-cell>
          <table:table-cell office:value-type="date" office:date-value="2015-02-20T00:00:00" table:style-name="ce6">
            <text:p>20-02-2015</text:p>
          </table:table-cell>
          <table:table-cell office:value-type="float" office:value="479283972" table:style-name="ce7">
            <text:p>479283972</text:p>
          </table:table-cell>
          <table:table-cell office:value-type="float" office:value="494259833" table:style-name="ce5">
            <text:p>494259833</text:p>
          </table:table-cell>
          <table:table-cell office:value-type="string" table:style-name="ce5">
            <text:p>shana.moyaert@hotmail.com</text:p>
          </table:table-cell>
          <table:table-cell office:value-type="string" table:style-name="ce8">
            <text:p>15.02.20-162.81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atteet Charlotte</text:p>
          </table:table-cell>
          <table:table-cell office:value-type="string" table:style-name="ce5">
            <text:p>Kragenhoek 16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1-09-05T00:00:00" table:style-name="ce6">
            <text:p>05-09-2011</text:p>
          </table:table-cell>
          <table:table-cell office:value-type="float" office:value="478383290" table:style-name="ce7">
            <text:p>478383290</text:p>
          </table:table-cell>
          <table:table-cell office:value-type="float" office:value="478029011" table:style-name="ce5">
            <text:p>478029011</text:p>
          </table:table-cell>
          <table:table-cell office:value-type="string" table:style-name="ce5">
            <text:p>cverstraaten@hotmail.com</text:p>
          </table:table-cell>
          <table:table-cell office:value-type="string" table:style-name="ce8">
            <text:p>11.09.05-358.09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eeters Lee-Ann</text:p>
          </table:table-cell>
          <table:table-cell office:value-type="string" table:style-name="ce5">
            <text:p>Meeuwendreef 11 Bus 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1-26T00:00:00" table:style-name="ce6">
            <text:p>26-01-2012</text:p>
          </table:table-cell>
          <table:table-cell office:value-type="float" office:value="475754756" table:style-name="ce7">
            <text:p>475754756</text:p>
          </table:table-cell>
          <table:table-cell office:value-type="float" office:value="475454593" table:style-name="ce5">
            <text:p>475454593</text:p>
          </table:table-cell>
          <table:table-cell office:value-type="string" table:style-name="ce5">
            <text:p>kaat.lannoy@outlook.com</text:p>
          </table:table-cell>
          <table:table-cell office:value-type="string" table:style-name="ce8">
            <text:p>12.01.26-164.23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avels Elsie</text:p>
          </table:table-cell>
          <table:table-cell office:value-type="string" table:style-name="ce5">
            <text:p>Heistlaan 116 - <text:s/>B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4-28T00:00:00" table:style-name="ce6">
            <text:p>28-04-2011</text:p>
          </table:table-cell>
          <table:table-cell office:value-type="float" office:value="476667819" table:style-name="ce7">
            <text:p>476667819</text:p>
          </table:table-cell>
          <table:table-cell office:value-type="float" office:value="485930333" table:style-name="ce5">
            <text:p>485930333</text:p>
          </table:table-cell>
          <table:table-cell office:value-type="string" table:style-name="ce5">
            <text:p>Moens_Tamara@hotmail.com</text:p>
          </table:table-cell>
          <table:table-cell office:value-type="string" table:style-name="ce8">
            <text:p>11.04.28-100.27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avels Lise</text:p>
          </table:table-cell>
          <table:table-cell office:value-type="string" table:style-name="ce5">
            <text:p>Westkapellestraat 19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10-01T00:00:00" table:style-name="ce6">
            <text:p>01-10-2011</text:p>
          </table:table-cell>
          <table:table-cell office:value-type="float" office:value="479313447" table:style-name="ce7">
            <text:p>479313447</text:p>
          </table:table-cell>
          <table:table-cell office:value-type="float" office:value="474807043" table:style-name="ce5">
            <text:p>474807043</text:p>
          </table:table-cell>
          <table:table-cell office:value-type="string" table:style-name="ce5">
            <text:p>kellefleerackers@hotmail.com</text:p>
          </table:table-cell>
          <table:table-cell office:value-type="string" table:style-name="ce8">
            <text:p>11.10.01-002.07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amsin Filisia</text:p>
          </table:table-cell>
          <table:table-cell office:value-type="string" table:style-name="ce5">
            <text:p>Vissersstraat 17 <text:s/>bus 0301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1-08-17T00:00:00" table:style-name="ce6">
            <text:p>17-08-2011</text:p>
          </table:table-cell>
          <table:table-cell office:value-type="float" office:value="479810922" table:style-name="ce7">
            <text:p>479810922</text:p>
          </table:table-cell>
          <table:table-cell office:value-type="float" office:value="498106481" table:style-name="ce5">
            <text:p>498106481</text:p>
          </table:table-cell>
          <table:table-cell office:value-type="string" table:style-name="ce5">
            <text:p>kasiafilisia@gmail.com</text:p>
          </table:table-cell>
          <table:table-cell office:value-type="float" office:value="11091708816" table:style-name="ce8">
            <text:p>11091708816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Thiers Manou</text:p>
          </table:table-cell>
          <table:table-cell office:value-type="string" table:style-name="ce14">
            <text:p>Nieuwstraat 103</text:p>
          </table:table-cell>
          <table:table-cell office:value-type="float" office:value="8300" table:style-name="ce14">
            <text:p>8300</text:p>
          </table:table-cell>
          <table:table-cell office:value-type="string" table:style-name="ce14">
            <text:p>Knokke-Heist</text:p>
          </table:table-cell>
          <table:table-cell office:value-type="string" table:style-name="ce14">
            <text:p>01 /07/2013</text:p>
          </table:table-cell>
          <table:table-cell office:value-type="float" office:value="497271144" table:style-name="ce36">
            <text:p>497271144</text:p>
          </table:table-cell>
          <table:table-cell office:value-type="float" office:value="475250070" table:style-name="ce36">
            <text:p>475250070</text:p>
          </table:table-cell>
          <table:table-cell office:value-type="string" table:style-name="ce36">
            <text:p>lindsayvandenberghe@hotmail.com</text:p>
          </table:table-cell>
          <table:table-cell office:value-type="float" office:value="13070113688" table:style-name="ce14">
            <text:p>13070113688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 Biervliet Gaelle</text:p>
          </table:table-cell>
          <table:table-cell office:value-type="string" table:style-name="ce5">
            <text:p>Schildeken 1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1-01-12T00:00:00" table:style-name="ce6">
            <text:p>12-01-2011</text:p>
          </table:table-cell>
          <table:table-cell office:value-type="float" office:value="477872407" table:style-name="ce7">
            <text:p>477872407</text:p>
          </table:table-cell>
          <table:table-cell office:value-type="float" office:value="472326992" table:style-name="ce5">
            <text:p>472326992</text:p>
          </table:table-cell>
          <table:table-cell office:value-type="string" table:style-name="ce5">
            <text:p>caroline.goeminne@telenet.be</text:p>
          </table:table-cell>
          <table:table-cell office:value-type="string" table:style-name="ce8">
            <text:p>110112-010.91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ierendonck Kate</text:p>
          </table:table-cell>
          <table:table-cell office:value-type="string" table:style-name="ce5">
            <text:p>Ijzerstraat 1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2-12-21T00:00:00" table:style-name="ce6">
            <text:p>21-12-2012</text:p>
          </table:table-cell>
          <table:table-cell office:value-type="float" office:value="478628362" table:style-name="ce7">
            <text:p>478628362</text:p>
          </table:table-cell>
          <table:table-cell office:value-type="float" office:value="478836303" table:style-name="ce5">
            <text:p>478836303</text:p>
          </table:table-cell>
          <table:table-cell office:value-type="string" table:style-name="ce5">
            <text:p>devoogtannelies@gmail.com</text:p>
          </table:table-cell>
          <table:table-cell office:value-type="float" office:value="12122105469" table:style-name="ce8">
            <text:p>12122105469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steenkiste Niene</text:p>
          </table:table-cell>
          <table:table-cell office:value-type="string" table:style-name="ce5">
            <text:p>Tegelrie 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5-09T00:00:00" table:style-name="ce6">
            <text:p>09-05-2014</text:p>
          </table:table-cell>
          <table:table-cell office:value-type="float" office:value="475307596" table:style-name="ce7">
            <text:p>475307596</text:p>
          </table:table-cell>
          <table:table-cell office:value-type="float" office:value="479446303" table:style-name="ce5">
            <text:p>479446303</text:p>
          </table:table-cell>
          <table:table-cell office:value-type="string" table:style-name="ce5">
            <text:p>sarahdobbelaere@icloud.com</text:p>
          </table:table-cell>
          <table:table-cell table:style-name="ce8"/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linde Fleur</text:p>
          </table:table-cell>
          <table:table-cell office:value-type="string" table:style-name="ce5">
            <text:p>Onderwijsstraat 4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2-08-22T00:00:00" table:style-name="ce6">
            <text:p>22-08-2012</text:p>
          </table:table-cell>
          <table:table-cell office:value-type="float" office:value="476695861" table:style-name="ce7">
            <text:p>476695861</text:p>
          </table:table-cell>
          <table:table-cell office:value-type="float" office:value="473674872" table:style-name="ce5">
            <text:p>473674872</text:p>
          </table:table-cell>
          <table:table-cell office:value-type="string" table:style-name="ce5">
            <text:p>heikedeweerdt@gmail.com</text:p>
          </table:table-cell>
          <table:table-cell office:value-type="string" table:style-name="ce8">
            <text:p>12.08.22-250.09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ossen Elle<text:s/></text:p>
          </table:table-cell>
          <table:table-cell office:value-type="string" table:style-name="ce5">
            <text:p>Abelendreef 3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1-10-26T00:00:00" table:style-name="ce6">
            <text:p>26-10-2011</text:p>
          </table:table-cell>
          <table:table-cell office:value-type="float" office:value="477514275" table:style-name="ce7">
            <text:p>477514275</text:p>
          </table:table-cell>
          <table:table-cell office:value-type="float" office:value="473526202" table:style-name="ce5">
            <text:p>473526202</text:p>
          </table:table-cell>
          <table:table-cell office:value-type="string" table:style-name="ce5">
            <text:p>sylvie_cantraine@yahoo.com</text:p>
          </table:table-cell>
          <table:table-cell office:value-type="string" table:style-name="ce8">
            <text:p>11.10.26-370.53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asnaire Fay</text:p>
          </table:table-cell>
          <table:table-cell office:value-type="string" table:style-name="ce5">
            <text:p>Paul Parmentierlaan 14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06-26T00:00:00" table:style-name="ce6">
            <text:p>26-06-2013</text:p>
          </table:table-cell>
          <table:table-cell office:value-type="float" office:value="475274521" table:style-name="ce7">
            <text:p>475274521</text:p>
          </table:table-cell>
          <table:table-cell office:value-type="float" office:value="476610265" table:style-name="ce5">
            <text:p>476610265</text:p>
          </table:table-cell>
          <table:table-cell office:value-type="string" table:style-name="ce5">
            <text:p>lizzy.litaer@gmail.com</text:p>
          </table:table-cell>
          <table:table-cell office:value-type="string" table:style-name="ce8">
            <text:p>13.06.26-300.40</text:p>
          </table:table-cell>
          <table:table-cell office:value-type="string" table:style-name="ce5">
            <text:p>URBAN 1 <text:s/>- GEBOORTEJAREN <text:s/>2013 &amp; 2012 &amp; 2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Ackaert Imani</text:p>
          </table:table-cell>
          <table:table-cell office:value-type="string" table:style-name="ce5">
            <text:p>Heiststraat 87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05-10-21T00:00:00" table:style-name="ce6">
            <text:p>21-10-2005</text:p>
          </table:table-cell>
          <table:table-cell office:value-type="float" office:value="479722411" table:style-name="ce7">
            <text:p>479722411</text:p>
          </table:table-cell>
          <table:table-cell office:value-type="float" office:value="473495459" table:style-name="ce5">
            <text:p>473495459</text:p>
          </table:table-cell>
          <table:table-cell office:value-type="string" table:style-name="ce5">
            <text:p>imani.ackaert@gmail.com</text:p>
          </table:table-cell>
          <table:table-cell office:value-type="float" office:value="5102111640" table:style-name="ce8">
            <text:p>5102111640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rnes Lily</text:p>
          </table:table-cell>
          <table:table-cell office:value-type="string" table:style-name="ce5">
            <text:p>Bagijnhof 10</text:p>
          </table:table-cell>
          <table:table-cell office:value-type="string" table:style-name="ce5">
            <text:p>4524 EP</text:p>
          </table:table-cell>
          <table:table-cell office:value-type="string" table:style-name="ce5">
            <text:p>Sluis-Nederland</text:p>
          </table:table-cell>
          <table:table-cell office:value-type="date" office:date-value="2008-12-05T00:00:00" table:style-name="ce6">
            <text:p>05-12-2008</text:p>
          </table:table-cell>
          <table:table-cell office:value-type="float" office:value="476859049" table:style-name="ce7">
            <text:p>476859049</text:p>
          </table:table-cell>
          <table:table-cell office:value-type="float" office:value="468255881" table:style-name="ce5">
            <text:p>468255881</text:p>
          </table:table-cell>
          <table:table-cell office:value-type="string" table:style-name="ce5">
            <text:p>marjolijnrotsaert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eirens Blu</text:p>
          </table:table-cell>
          <table:table-cell office:value-type="string" table:style-name="ce5">
            <text:p>Nieuwe Hazegrasdijk 1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1-01-01T00:00:00" table:style-name="ce6">
            <text:p>01-01-2011</text:p>
          </table:table-cell>
          <table:table-cell table:style-name="ce7"/>
          <table:table-cell office:value-type="float" office:value="493300491" table:style-name="ce5">
            <text:p>493300491</text:p>
          </table:table-cell>
          <table:table-cell office:value-type="string" table:style-name="ce5">
            <text:p>benbeirens@gmail.com</text:p>
          </table:table-cell>
          <table:table-cell office:value-type="string" table:style-name="ce8">
            <text:p>11.01.01-268.66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ocklandt Lucca</text:p>
          </table:table-cell>
          <table:table-cell office:value-type="string" table:style-name="ce5">
            <text:p>Kustlaan 71/0302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06-10-31T00:00:00" table:style-name="ce6">
            <text:p>31-10-2006</text:p>
          </table:table-cell>
          <table:table-cell office:value-type="float" office:value="476918397" table:style-name="ce7">
            <text:p>476918397</text:p>
          </table:table-cell>
          <table:table-cell office:value-type="float" office:value="471298051" table:style-name="ce5">
            <text:p>471298051</text:p>
          </table:table-cell>
          <table:table-cell office:value-type="string" table:style-name="ce5">
            <text:p>luccabocklandt@hotmail.com</text:p>
          </table:table-cell>
          <table:table-cell office:value-type="string" table:style-name="ce8">
            <text:p>06.10.31-216.49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ogaert Sam</text:p>
          </table:table-cell>
          <table:table-cell office:value-type="string" table:style-name="ce5">
            <text:p>Polderstraat 3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9-08-10T00:00:00" table:style-name="ce6">
            <text:p>10-08-1999</text:p>
          </table:table-cell>
          <table:table-cell office:value-type="float" office:value="50519425" table:style-name="ce7">
            <text:p>50519425</text:p>
          </table:table-cell>
          <table:table-cell office:value-type="float" office:value="478081745" table:style-name="ce5">
            <text:p>478081745</text:p>
          </table:table-cell>
          <table:table-cell office:value-type="string" table:style-name="ce5">
            <text:p>Samba1998@g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laeys Britt</text:p>
          </table:table-cell>
          <table:table-cell office:value-type="string" table:style-name="ce5">
            <text:p>Kragendijk 2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5-06-19T00:00:00" table:style-name="ce6">
            <text:p>19-06-2005</text:p>
          </table:table-cell>
          <table:table-cell office:value-type="float" office:value="50622225" table:style-name="ce7">
            <text:p>50622225</text:p>
          </table:table-cell>
          <table:table-cell office:value-type="float" office:value="474769472" table:style-name="ce5">
            <text:p>474769472</text:p>
          </table:table-cell>
          <table:table-cell office:value-type="string" table:style-name="ce5">
            <text:p>claeys.fangio@skynet.be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rombez Eline</text:p>
          </table:table-cell>
          <table:table-cell office:value-type="string" table:style-name="ce5">
            <text:p>Kragendijk 25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26T00:00:00" table:style-name="ce6">
            <text:p>26-07-2009</text:p>
          </table:table-cell>
          <table:table-cell office:value-type="float" office:value="468188441" table:style-name="ce7">
            <text:p>468188441</text:p>
          </table:table-cell>
          <table:table-cell office:value-type="float" office:value="479239965" table:style-name="ce5">
            <text:p>479239965</text:p>
          </table:table-cell>
          <table:table-cell office:value-type="string" table:style-name="ce5">
            <text:p>vermeirsch.m@g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Block Jade</text:p>
          </table:table-cell>
          <table:table-cell office:value-type="string" table:style-name="ce5">
            <text:p>Ankersteek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6-11-19T00:00:00" table:style-name="ce6">
            <text:p>19-11-2006</text:p>
          </table:table-cell>
          <table:table-cell office:value-type="float" office:value="484697866" table:style-name="ce7">
            <text:p>484697866</text:p>
          </table:table-cell>
          <table:table-cell office:value-type="float" office:value="468242722" table:style-name="ce5">
            <text:p>468242722</text:p>
          </table:table-cell>
          <table:table-cell office:value-type="string" table:style-name="ce5">
            <text:p>evy_verstrynge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Block Romy</text:p>
          </table:table-cell>
          <table:table-cell office:value-type="string" table:style-name="ce5">
            <text:p>Ankersteek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2-14T00:00:00" table:style-name="ce6">
            <text:p>14-02-2009</text:p>
          </table:table-cell>
          <table:table-cell office:value-type="float" office:value="484697866" table:style-name="ce7">
            <text:p>484697866</text:p>
          </table:table-cell>
          <table:table-cell office:value-type="float" office:value="468242722" table:style-name="ce5">
            <text:p>468242722</text:p>
          </table:table-cell>
          <table:table-cell office:value-type="string" table:style-name="ce5">
            <text:p>evy_verstrynge@hotmail.com</text:p>
          </table:table-cell>
          <table:table-cell office:value-type="string" table:style-name="ce8">
            <text:p>09.02.14-006.97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Groote Eline<text:s/></text:p>
          </table:table-cell>
          <table:table-cell office:value-type="string" table:style-name="ce5">
            <text:p>H.Consciensestraat 2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8-12-22T00:00:00" table:style-name="ce6">
            <text:p>22-12-2008</text:p>
          </table:table-cell>
          <table:table-cell office:value-type="float" office:value="495544434" table:style-name="ce7">
            <text:p>495544434</text:p>
          </table:table-cell>
          <table:table-cell table:style-name="ce5"/>
          <table:table-cell office:value-type="string" table:style-name="ce5">
            <text:p>tamaralefevere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coninck Louise</text:p>
          </table:table-cell>
          <table:table-cell office:value-type="string" table:style-name="ce5">
            <text:p>Leenstraat 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8-11-07T00:00:00" table:style-name="ce6">
            <text:p>07-11-2008</text:p>
          </table:table-cell>
          <table:table-cell office:value-type="float" office:value="477796492" table:style-name="ce7">
            <text:p>477796492</text:p>
          </table:table-cell>
          <table:table-cell office:value-type="float" office:value="468240132" table:style-name="ce5">
            <text:p>468240132</text:p>
          </table:table-cell>
          <table:table-cell office:value-type="string" table:style-name="ce5">
            <text:p>tine.kreps@telenet.be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lcroix Emily</text:p>
          </table:table-cell>
          <table:table-cell office:value-type="string" table:style-name="ce5">
            <text:p>Molenstede 3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pokke-Heist</text:p>
          </table:table-cell>
          <table:table-cell office:value-type="date" office:date-value="2007-10-12T00:00:00" table:style-name="ce6">
            <text:p>12-10-2007</text:p>
          </table:table-cell>
          <table:table-cell office:value-type="float" office:value="479846226" table:style-name="ce7">
            <text:p>479846226</text:p>
          </table:table-cell>
          <table:table-cell office:value-type="float" office:value="470265283" table:style-name="ce5">
            <text:p>470265283</text:p>
          </table:table-cell>
          <table:table-cell office:value-type="string" table:style-name="ce5">
            <text:p>phdelcroix@yahoo.co.uk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visch Yliana</text:p>
          </table:table-cell>
          <table:table-cell office:value-type="string" table:style-name="ce5">
            <text:p>Acacialaan 1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0-03-13T00:00:00" table:style-name="ce6">
            <text:p>13-03-2010</text:p>
          </table:table-cell>
          <table:table-cell office:value-type="float" office:value="486963873" table:style-name="ce7">
            <text:p>486963873</text:p>
          </table:table-cell>
          <table:table-cell office:value-type="float" office:value="499191119" table:style-name="ce5">
            <text:p>499191119</text:p>
          </table:table-cell>
          <table:table-cell office:value-type="string" table:style-name="ce5">
            <text:p>melissa_lamote@hotmail.com</text:p>
          </table:table-cell>
          <table:table-cell office:value-type="string" table:style-name="ce8">
            <text:p>10.03.13-032.32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obbelaere Naëlle</text:p>
          </table:table-cell>
          <table:table-cell office:value-type="string" table:style-name="ce5">
            <text:p>Grommer 2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7-03T00:00:00" table:style-name="ce6">
            <text:p>03-07-2009</text:p>
          </table:table-cell>
          <table:table-cell office:value-type="float" office:value="478342167" table:style-name="ce7">
            <text:p>478342167</text:p>
          </table:table-cell>
          <table:table-cell office:value-type="float" office:value="479942281" table:style-name="ce5">
            <text:p>479942281</text:p>
          </table:table-cell>
          <table:table-cell office:value-type="string" table:style-name="ce5">
            <text:p>magaliboedt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ggerickx Juliette<text:s/></text:p>
          </table:table-cell>
          <table:table-cell office:value-type="string" table:style-name="ce5">
            <text:p>De Judestraat 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1-21T00:00:00" table:style-name="ce6">
            <text:p>21-01-2009</text:p>
          </table:table-cell>
          <table:table-cell office:value-type="float" office:value="476312426" table:style-name="ce7">
            <text:p>476312426</text:p>
          </table:table-cell>
          <table:table-cell office:value-type="float" office:value="475456851" table:style-name="ce5">
            <text:p>475456851</text:p>
          </table:table-cell>
          <table:table-cell office:value-type="string" table:style-name="ce5">
            <text:p>vanderheydenkate@hotmail.com</text:p>
          </table:table-cell>
          <table:table-cell office:value-type="string" table:style-name="ce8">
            <text:p>09.01.21-356.15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lshout Anais</text:p>
          </table:table-cell>
          <table:table-cell office:value-type="string" table:style-name="ce5">
            <text:p>Greveningedijk 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13T00:00:00" table:style-name="ce6">
            <text:p>13-07-2009</text:p>
          </table:table-cell>
          <table:table-cell office:value-type="float" office:value="476333064" table:style-name="ce7">
            <text:p>476333064</text:p>
          </table:table-cell>
          <table:table-cell office:value-type="float" office:value="498182976" table:style-name="ce5">
            <text:p>498182976</text:p>
          </table:table-cell>
          <table:table-cell office:value-type="string" table:style-name="ce5">
            <text:p>w-elshout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Geraci Julie</text:p>
          </table:table-cell>
          <table:table-cell office:value-type="string" table:style-name="ce5">
            <text:p>Graaf Jansdijk 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1992-10-06T00:00:00" table:style-name="ce6">
            <text:p>06-10-1992</text:p>
          </table:table-cell>
          <table:table-cell office:value-type="float" office:value="477370027" table:style-name="ce7">
            <text:p>477370027</text:p>
          </table:table-cell>
          <table:table-cell office:value-type="float" office:value="474243105" table:style-name="ce5">
            <text:p>474243105</text:p>
          </table:table-cell>
          <table:table-cell office:value-type="string" table:style-name="ce5">
            <text:p>giuliageraci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ellebuyck Victoria</text:p>
          </table:table-cell>
          <table:table-cell office:value-type="string" table:style-name="ce5">
            <text:p>Kalvekeetdijk 9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6-08-14T00:00:00" table:style-name="ce6">
            <text:p>14-08-2006</text:p>
          </table:table-cell>
          <table:table-cell office:value-type="float" office:value="476417055" table:style-name="ce7">
            <text:p>476417055</text:p>
          </table:table-cell>
          <table:table-cell office:value-type="float" office:value="478414477" table:style-name="ce5">
            <text:p>478414477</text:p>
          </table:table-cell>
          <table:table-cell office:value-type="string" table:style-name="ce5">
            <text:p>briand@degrootetrucks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ertsens Elise</text:p>
          </table:table-cell>
          <table:table-cell office:value-type="string" table:style-name="ce5">
            <text:p>Onderwijsstraat 13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7-06T00:00:00" table:style-name="ce6">
            <text:p>06-07-2009</text:p>
          </table:table-cell>
          <table:table-cell office:value-type="float" office:value="478710202" table:style-name="ce7">
            <text:p>478710202</text:p>
          </table:table-cell>
          <table:table-cell office:value-type="float" office:value="479767205" table:style-name="ce5">
            <text:p>479767205</text:p>
          </table:table-cell>
          <table:table-cell office:value-type="string" table:style-name="ce5">
            <text:p>frederichertsens@live.be</text:p>
          </table:table-cell>
          <table:table-cell office:value-type="string" table:style-name="ce8">
            <text:p>Sofiehertsens@hotmail.com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Heylen Olivia</text:p>
          </table:table-cell>
          <table:table-cell office:value-type="string" table:style-name="ce5">
            <text:p>Stuurboord 1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12-30T00:00:00" table:style-name="ce6">
            <text:p>30-12-2009</text:p>
          </table:table-cell>
          <table:table-cell office:value-type="float" office:value="473974812" table:style-name="ce7">
            <text:p>473974812</text:p>
          </table:table-cell>
          <table:table-cell office:value-type="float" office:value="477975105" table:style-name="ce5">
            <text:p>477975105</text:p>
          </table:table-cell>
          <table:table-cell office:value-type="string" table:style-name="ce5">
            <text:p>joycedemey@telenet.be</text:p>
          </table:table-cell>
          <table:table-cell office:value-type="string" table:style-name="ce8">
            <text:p>09.12.30-084.94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Kasule Alison</text:p>
          </table:table-cell>
          <table:table-cell office:value-type="string" table:style-name="ce5">
            <text:p>Bagijnhof 21</text:p>
          </table:table-cell>
          <table:table-cell office:value-type="string" table:style-name="ce5">
            <text:p>4521 EP</text:p>
          </table:table-cell>
          <table:table-cell office:value-type="string" table:style-name="ce5">
            <text:p>Sluis-Nederland</text:p>
          </table:table-cell>
          <table:table-cell office:value-type="date" office:date-value="2011-01-11T00:00:00" table:style-name="ce6">
            <text:p>11-01-2011</text:p>
          </table:table-cell>
          <table:table-cell office:value-type="float" office:value="310640000000" table:style-name="ce37">
            <text:p>3,11E+11</text:p>
          </table:table-cell>
          <table:table-cell office:value-type="float" office:value="4407600000000" table:style-name="ce38">
            <text:p>4,41E+12</text:p>
          </table:table-cell>
          <table:table-cell office:value-type="string" table:style-name="ce5">
            <text:p>vstaal@hotmail.com</text:p>
          </table:table-cell>
          <table:table-cell office:value-type="string" table:style-name="ce8">
            <text:p>Geen nr (Engels/nederlands)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rtens Madeleine</text:p>
          </table:table-cell>
          <table:table-cell office:value-type="string" table:style-name="ce5">
            <text:p>Meerlaan 12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0-04-02T00:00:00" table:style-name="ce6">
            <text:p>02-04-2010</text:p>
          </table:table-cell>
          <table:table-cell office:value-type="float" office:value="474226325" table:style-name="ce7">
            <text:p>474226325</text:p>
          </table:table-cell>
          <table:table-cell office:value-type="float" office:value="478974509" table:style-name="ce5">
            <text:p>478974509</text:p>
          </table:table-cell>
          <table:table-cell office:value-type="string" table:style-name="ce5">
            <text:p>annemie.schepens@howest.be</text:p>
          </table:table-cell>
          <table:table-cell office:value-type="string" table:style-name="ce8">
            <text:p> 10.04.02-024.86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oeykens Aline<text:s/></text:p>
          </table:table-cell>
          <table:table-cell office:value-type="string" table:style-name="ce5">
            <text:p>Sabstweg 2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Moerkerke</text:p>
          </table:table-cell>
          <table:table-cell office:value-type="date" office:date-value="2006-09-06T00:00:00" table:style-name="ce6">
            <text:p>06-09-2006</text:p>
          </table:table-cell>
          <table:table-cell office:value-type="float" office:value="50601029" table:style-name="ce7">
            <text:p>50601029</text:p>
          </table:table-cell>
          <table:table-cell office:value-type="float" office:value="496805994" table:style-name="ce5">
            <text:p>496805994</text:p>
          </table:table-cell>
          <table:table-cell office:value-type="string" table:style-name="ce5">
            <text:p>deknock@skynet.be]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oke Noor</text:p>
          </table:table-cell>
          <table:table-cell office:value-type="string" table:style-name="ce5">
            <text:p>De Terp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12-13T00:00:00" table:style-name="ce6">
            <text:p>13-12-2009</text:p>
          </table:table-cell>
          <table:table-cell office:value-type="float" office:value="479838304" table:style-name="ce7">
            <text:p>479838304</text:p>
          </table:table-cell>
          <table:table-cell office:value-type="float" office:value="494856072" table:style-name="ce5">
            <text:p>494856072</text:p>
          </table:table-cell>
          <table:table-cell office:value-type="string" table:style-name="ce5">
            <text:p>kim@moke-declercq.be</text:p>
          </table:table-cell>
          <table:table-cell office:value-type="string" table:style-name="ce8">
            <text:p>09.12.13-006.03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uyllaert Felipe</text:p>
          </table:table-cell>
          <table:table-cell office:value-type="string" table:style-name="ce5">
            <text:p>Tramweg 1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18T00:00:00" table:style-name="ce6">
            <text:p>18-07-2009</text:p>
          </table:table-cell>
          <table:table-cell office:value-type="float" office:value="473863914" table:style-name="ce7">
            <text:p>473863914</text:p>
          </table:table-cell>
          <table:table-cell table:style-name="ce5"/>
          <table:table-cell office:value-type="string" table:style-name="ce5">
            <text:p>ann@thecommunicationgroup.be</text:p>
          </table:table-cell>
          <table:table-cell office:value-type="string" table:style-name="ce8">
            <text:p>filip.muyllaert@skynet.be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Opsomer Louise</text:p>
          </table:table-cell>
          <table:table-cell office:value-type="string" table:style-name="ce5">
            <text:p>Tegelrie 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9-05-22T00:00:00" table:style-name="ce6">
            <text:p>22-05-2009</text:p>
          </table:table-cell>
          <table:table-cell office:value-type="float" office:value="476507706" table:style-name="ce7">
            <text:p>476507706</text:p>
          </table:table-cell>
          <table:table-cell office:value-type="float" office:value="478529151" table:style-name="ce5">
            <text:p>478529151</text:p>
          </table:table-cell>
          <table:table-cell office:value-type="string" table:style-name="ce5">
            <text:p>schiettecatte.nathalie@g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eeters Jenna</text:p>
          </table:table-cell>
          <table:table-cell office:value-type="string" table:style-name="ce5">
            <text:p>Meeuwendreef 11 bus 2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8-02T00:00:00" table:style-name="ce6">
            <text:p>02-08-2009</text:p>
          </table:table-cell>
          <table:table-cell office:value-type="float" office:value="475754756" table:style-name="ce7">
            <text:p>475754756</text:p>
          </table:table-cell>
          <table:table-cell office:value-type="float" office:value="475454593" table:style-name="ce5">
            <text:p>475454593</text:p>
          </table:table-cell>
          <table:table-cell office:value-type="string" table:style-name="ce5">
            <text:p>kaat.lannoy@telenet.be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irson Yllona<text:s/></text:p>
          </table:table-cell>
          <table:table-cell office:value-type="string" table:style-name="ce5">
            <text:p>Zustersstraat 1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09-06-24T00:00:00" table:style-name="ce6">
            <text:p>24-06-2009</text:p>
          </table:table-cell>
          <table:table-cell office:value-type="float" office:value="472336243" table:style-name="ce7">
            <text:p>472336243</text:p>
          </table:table-cell>
          <table:table-cell office:value-type="float" office:value="474209045" table:style-name="ce5">
            <text:p>474209045</text:p>
          </table:table-cell>
          <table:table-cell office:value-type="string" table:style-name="ce5">
            <text:p>meliblaimont@hotmail.com</text:p>
          </table:table-cell>
          <table:table-cell office:value-type="string" table:style-name="ce8">
            <text:p>09.06.24-178.41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oppe Erien</text:p>
          </table:table-cell>
          <table:table-cell office:value-type="string" table:style-name="ce5">
            <text:p>Trapegeer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5-11-14T00:00:00" table:style-name="ce6">
            <text:p>14-11-2005</text:p>
          </table:table-cell>
          <table:table-cell office:value-type="float" office:value="50691565" table:style-name="ce7">
            <text:p>50691565</text:p>
          </table:table-cell>
          <table:table-cell office:value-type="float" office:value="478419889" table:style-name="ce5">
            <text:p>478419889</text:p>
          </table:table-cell>
          <table:table-cell office:value-type="string" table:style-name="ce5">
            <text:p>poppe-vanpaemel@telenet.be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Roelens Charlotte</text:p>
          </table:table-cell>
          <table:table-cell office:value-type="string" table:style-name="ce5">
            <text:p>Heestersstraat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0-12-29T00:00:00" table:style-name="ce6">
            <text:p>29-12-2010</text:p>
          </table:table-cell>
          <table:table-cell office:value-type="float" office:value="473748429" table:style-name="ce7">
            <text:p>473748429</text:p>
          </table:table-cell>
          <table:table-cell office:value-type="float" office:value="472514636" table:style-name="ce5">
            <text:p>472514636</text:p>
          </table:table-cell>
          <table:table-cell office:value-type="string" table:style-name="ce5">
            <text:p>roelenschristophe@msn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peecke Marit</text:p>
          </table:table-cell>
          <table:table-cell office:value-type="string" table:style-name="ce5">
            <text:p>Breed Veertien 4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5-07-23T00:00:00" table:style-name="ce6">
            <text:p>23-07-2005</text:p>
          </table:table-cell>
          <table:table-cell office:value-type="float" office:value="50539274" table:style-name="ce7">
            <text:p>50539274</text:p>
          </table:table-cell>
          <table:table-cell office:value-type="float" office:value="476787479" table:style-name="ce5">
            <text:p>476787479</text:p>
          </table:table-cell>
          <table:table-cell office:value-type="string" table:style-name="ce5">
            <text:p>timmermannancy@g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ato Kiara</text:p>
          </table:table-cell>
          <table:table-cell office:value-type="string" table:style-name="ce5">
            <text:p>Polderstraat 24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0-08-26T00:00:00" table:style-name="ce6">
            <text:p>26-08-2010</text:p>
          </table:table-cell>
          <table:table-cell office:value-type="float" office:value="471203982" table:style-name="ce7">
            <text:p>471203982</text:p>
          </table:table-cell>
          <table:table-cell office:value-type="float" office:value="478628361" table:style-name="ce5">
            <text:p>478628361</text:p>
          </table:table-cell>
          <table:table-cell office:value-type="string" table:style-name="ce5">
            <text:p>faire.tato@icloud.com</text:p>
          </table:table-cell>
          <table:table-cell office:value-type="string" table:style-name="ce8">
            <text:p>10.08.26-004.93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orricelli Ella</text:p>
          </table:table-cell>
          <table:table-cell office:value-type="string" table:style-name="ce5">
            <text:p>Graaf Jansdijk 16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7-04-20T00:00:00" table:style-name="ce6">
            <text:p>20-04-2007</text:p>
          </table:table-cell>
          <table:table-cell office:value-type="float" office:value="50606080" table:style-name="ce7">
            <text:p>50606080</text:p>
          </table:table-cell>
          <table:table-cell office:value-type="float" office:value="473818640" table:style-name="ce5">
            <text:p>473818640</text:p>
          </table:table-cell>
          <table:table-cell office:value-type="string" table:style-name="ce5">
            <text:p>ella8300@icloud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amme Lucie</text:p>
          </table:table-cell>
          <table:table-cell office:value-type="string" table:style-name="ce5">
            <text:p>Beukendreef 1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08T00:00:00" table:style-name="ce6">
            <text:p>08-07-2009</text:p>
          </table:table-cell>
          <table:table-cell office:value-type="float" office:value="475321175" table:style-name="ce7">
            <text:p>475321175</text:p>
          </table:table-cell>
          <table:table-cell office:value-type="float" office:value="477322310" table:style-name="ce5">
            <text:p>477322310</text:p>
          </table:table-cell>
          <table:table-cell office:value-type="string" table:style-name="ce5">
            <text:p>sophie@interiorsbysophie.be</text:p>
          </table:table-cell>
          <table:table-cell office:value-type="string" table:style-name="ce8">
            <text:p>09.07.08-014-13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ekerkhove Maud</text:p>
          </table:table-cell>
          <table:table-cell office:value-type="string" table:style-name="ce5">
            <text:p>Steenstraat 3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8-02-18T00:00:00" table:style-name="ce6">
            <text:p>18-02-2008</text:p>
          </table:table-cell>
          <table:table-cell office:value-type="float" office:value="473212454" table:style-name="ce7">
            <text:p>473212454</text:p>
          </table:table-cell>
          <table:table-cell office:value-type="float" office:value="492876247" table:style-name="ce5">
            <text:p>492876247</text:p>
          </table:table-cell>
          <table:table-cell office:value-type="string" table:style-name="ce5">
            <text:p>e.wintein@hotmail.com<text:s/>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torre Joya</text:p>
          </table:table-cell>
          <table:table-cell office:value-type="string" table:style-name="ce5">
            <text:p>Sasstraat 4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4-03-17T00:00:00" table:style-name="ce6">
            <text:p>17-03-2004</text:p>
          </table:table-cell>
          <table:table-cell office:value-type="float" office:value="473447968" table:style-name="ce7">
            <text:p>473447968</text:p>
          </table:table-cell>
          <table:table-cell office:value-type="float" office:value="499260109" table:style-name="ce5">
            <text:p>499260109</text:p>
          </table:table-cell>
          <table:table-cell office:value-type="string" table:style-name="ce5">
            <text:p>joyavantorre@gmail.com</text:p>
          </table:table-cell>
          <table:table-cell office:value-type="string" table:style-name="ce8">
            <text:p>annvantorre05@gmail.com</text:p>
          </table:table-cell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sporten Linde</text:p>
          </table:table-cell>
          <table:table-cell office:value-type="string" table:style-name="ce5">
            <text:p>Heistlaan 30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4-05-01T00:00:00" table:style-name="ce6">
            <text:p>01-05-2004</text:p>
          </table:table-cell>
          <table:table-cell office:value-type="float" office:value="472416949" table:style-name="ce7">
            <text:p>472416949</text:p>
          </table:table-cell>
          <table:table-cell office:value-type="float" office:value="494107766" table:style-name="ce5">
            <text:p>494107766</text:p>
          </table:table-cell>
          <table:table-cell office:value-type="string" table:style-name="ce5">
            <text:p>eddy.marijke@telenet.be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ossen Lili</text:p>
          </table:table-cell>
          <table:table-cell office:value-type="string" table:style-name="ce5">
            <text:p>Abelendreef 3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7-02-09T00:00:00" table:style-name="ce6">
            <text:p>09-02-2007</text:p>
          </table:table-cell>
          <table:table-cell office:value-type="float" office:value="477514275" table:style-name="ce7">
            <text:p>477514275</text:p>
          </table:table-cell>
          <table:table-cell office:value-type="float" office:value="473526202" table:style-name="ce5">
            <text:p>473526202</text:p>
          </table:table-cell>
          <table:table-cell office:value-type="string" table:style-name="ce5">
            <text:p>Sylvie-Cantraine@yahoo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estyn Jessie</text:p>
          </table:table-cell>
          <table:table-cell office:value-type="string" table:style-name="ce5">
            <text:p>Kervyndreef 35</text:p>
          </table:table-cell>
          <table:table-cell office:value-type="float" office:value="8200" table:style-name="ce5">
            <text:p>8200</text:p>
          </table:table-cell>
          <table:table-cell office:value-type="string" table:style-name="ce5">
            <text:p>Sint-Andries</text:p>
          </table:table-cell>
          <table:table-cell office:value-type="date" office:date-value="1996-12-21T00:00:00" table:style-name="ce6">
            <text:p>21-12-1996</text:p>
          </table:table-cell>
          <table:table-cell office:value-type="float" office:value="473927530" table:style-name="ce7">
            <text:p>473927530</text:p>
          </table:table-cell>
          <table:table-cell office:value-type="float" office:value="484882653" table:style-name="ce5">
            <text:p>484882653</text:p>
          </table:table-cell>
          <table:table-cell office:value-type="string" table:style-name="ce5">
            <text:p>jessie-westyn@hotmail.com</text:p>
          </table:table-cell>
          <table:table-cell table:style-name="ce8"/>
          <table:table-cell office:value-type="string" table:style-name="ce5">
            <text:p>URBAN 2 - 14+ <text:s/>of na selectie/proefle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Aarnouts Miet</text:p>
          </table:table-cell>
          <table:table-cell office:value-type="string" table:style-name="ce5">
            <text:p>Grommer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1-10-26T00:00:00" table:style-name="ce6">
            <text:p>26-10-1991</text:p>
          </table:table-cell>
          <table:table-cell table:style-name="ce7"/>
          <table:table-cell office:value-type="float" office:value="476445752" table:style-name="ce5">
            <text:p>476445752</text:p>
          </table:table-cell>
          <table:table-cell office:value-type="string" table:style-name="ce5">
            <text:p>miet_aarnouts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Claeys Britt</text:p>
          </table:table-cell>
          <table:table-cell office:value-type="string" table:style-name="ce5">
            <text:p>Kragendijk 2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5-06-19T00:00:00" table:style-name="ce6">
            <text:p>19-06-2005</text:p>
          </table:table-cell>
          <table:table-cell office:value-type="float" office:value="50622225" table:style-name="ce7">
            <text:p>50622225</text:p>
          </table:table-cell>
          <table:table-cell office:value-type="float" office:value="474769472" table:style-name="ce5">
            <text:p>474769472</text:p>
          </table:table-cell>
          <table:table-cell office:value-type="string" table:style-name="ce5">
            <text:p>claeys.fangio@skynet.be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Crombez Eline</text:p>
          </table:table-cell>
          <table:table-cell office:value-type="string" table:style-name="ce5">
            <text:p>Kragendijk 25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26T00:00:00" table:style-name="ce6">
            <text:p>26-07-2009</text:p>
          </table:table-cell>
          <table:table-cell office:value-type="float" office:value="468188441" table:style-name="ce7">
            <text:p>468188441</text:p>
          </table:table-cell>
          <table:table-cell office:value-type="float" office:value="479239965" table:style-name="ce5">
            <text:p>479239965</text:p>
          </table:table-cell>
          <table:table-cell office:value-type="string" table:style-name="ce5">
            <text:p>vermeirsch.m@g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De Block Jade</text:p>
          </table:table-cell>
          <table:table-cell office:value-type="string" table:style-name="ce5">
            <text:p>Ankersteek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6-11-19T00:00:00" table:style-name="ce6">
            <text:p>19-11-2006</text:p>
          </table:table-cell>
          <table:table-cell office:value-type="float" office:value="484697866" table:style-name="ce7">
            <text:p>484697866</text:p>
          </table:table-cell>
          <table:table-cell office:value-type="float" office:value="468242722" table:style-name="ce5">
            <text:p>468242722</text:p>
          </table:table-cell>
          <table:table-cell office:value-type="string" table:style-name="ce5">
            <text:p>evy_verstrynge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Eggerickx Juliette</text:p>
          </table:table-cell>
          <table:table-cell office:value-type="string" table:style-name="ce5">
            <text:p>De Judestraat 5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1-21T00:00:00" table:style-name="ce6">
            <text:p>21-01-2009</text:p>
          </table:table-cell>
          <table:table-cell office:value-type="float" office:value="476312426" table:style-name="ce7">
            <text:p>476312426</text:p>
          </table:table-cell>
          <table:table-cell office:value-type="float" office:value="475456851" table:style-name="ce5">
            <text:p>475456851</text:p>
          </table:table-cell>
          <table:table-cell office:value-type="string" table:style-name="ce5">
            <text:p>vanderheydenkate@hotmail.com</text:p>
          </table:table-cell>
          <table:table-cell office:value-type="string" table:style-name="ce8">
            <text:p>09.01.21-356.15</text:p>
          </table:table-cell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Elshout Anaïs</text:p>
          </table:table-cell>
          <table:table-cell office:value-type="string" table:style-name="ce5">
            <text:p>Greveningedijk 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13T00:00:00" table:style-name="ce6">
            <text:p>13-07-2009</text:p>
          </table:table-cell>
          <table:table-cell office:value-type="float" office:value="476333064" table:style-name="ce7">
            <text:p>476333064</text:p>
          </table:table-cell>
          <table:table-cell office:value-type="float" office:value="498182976" table:style-name="ce5">
            <text:p>498182976</text:p>
          </table:table-cell>
          <table:table-cell office:value-type="string" table:style-name="ce5">
            <text:p>w-elshout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Geraci Julie</text:p>
          </table:table-cell>
          <table:table-cell office:value-type="string" table:style-name="ce5">
            <text:p>Graaf Jansdijk 4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1992-10-06T00:00:00" table:style-name="ce6">
            <text:p>06-10-1992</text:p>
          </table:table-cell>
          <table:table-cell office:value-type="float" office:value="477370027" table:style-name="ce7">
            <text:p>477370027</text:p>
          </table:table-cell>
          <table:table-cell office:value-type="float" office:value="474243105" table:style-name="ce5">
            <text:p>474243105</text:p>
          </table:table-cell>
          <table:table-cell office:value-type="string" table:style-name="ce5">
            <text:p>giuliageraci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Gotelaere Emilia</text:p>
          </table:table-cell>
          <table:table-cell office:value-type="string" table:style-name="ce5">
            <text:p>Rolleweg 14</text:p>
          </table:table-cell>
          <table:table-cell office:value-type="float" office:value="8211" table:style-name="ce5">
            <text:p>8211</text:p>
          </table:table-cell>
          <table:table-cell office:value-type="string" table:style-name="ce19">
            <text:p>Loppem</text:p>
          </table:table-cell>
          <table:table-cell office:value-type="date" office:date-value="2007-10-06T00:00:00" table:style-name="ce6">
            <text:p>06-10-2007</text:p>
          </table:table-cell>
          <table:table-cell office:value-type="float" office:value="475724909" table:style-name="ce7">
            <text:p>475724909</text:p>
          </table:table-cell>
          <table:table-cell office:value-type="float" office:value="474530747" table:style-name="ce5">
            <text:p>474530747</text:p>
          </table:table-cell>
          <table:table-cell office:value-type="string" table:style-name="ce21">
            <text:p><text:a xlink:href="mailto:emiliag@telenet.be">emiliag@telenet.be</text:a></text:p>
          </table:table-cell>
          <table:table-cell office:value-type="float" office:value="7100605808" table:style-name="ce8">
            <text:p>7100605808</text:p>
          </table:table-cell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oeykens Aline</text:p>
          </table:table-cell>
          <table:table-cell office:value-type="string" table:style-name="ce5">
            <text:p>Sabstweg 2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Moerkerke</text:p>
          </table:table-cell>
          <table:table-cell office:value-type="date" office:date-value="2006-09-06T00:00:00" table:style-name="ce6">
            <text:p>06-09-2006</text:p>
          </table:table-cell>
          <table:table-cell office:value-type="float" office:value="50601029" table:style-name="ce7">
            <text:p>50601029</text:p>
          </table:table-cell>
          <table:table-cell office:value-type="float" office:value="496805994" table:style-name="ce5">
            <text:p>496805994</text:p>
          </table:table-cell>
          <table:table-cell office:value-type="string" table:style-name="ce5">
            <text:p>deknock@skynet.be]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auwaert Laura</text:p>
          </table:table-cell>
          <table:table-cell office:value-type="string" table:style-name="ce5">
            <text:p>Hermans-Lybaertstraat 38/00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4-11-29T00:00:00" table:style-name="ce6">
            <text:p>29-11-1994</text:p>
          </table:table-cell>
          <table:table-cell table:style-name="ce7"/>
          <table:table-cell office:value-type="float" office:value="478115399" table:style-name="ce5">
            <text:p>478115399</text:p>
          </table:table-cell>
          <table:table-cell office:value-type="string" table:style-name="ce5">
            <text:p>pauwaertlaura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Poppe Erien</text:p>
          </table:table-cell>
          <table:table-cell office:value-type="string" table:style-name="ce5">
            <text:p>Trapegeer 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5-11-14T00:00:00" table:style-name="ce6">
            <text:p>14-11-2005</text:p>
          </table:table-cell>
          <table:table-cell office:value-type="float" office:value="50691565" table:style-name="ce7">
            <text:p>50691565</text:p>
          </table:table-cell>
          <table:table-cell office:value-type="float" office:value="478419889" table:style-name="ce5">
            <text:p>478419889</text:p>
          </table:table-cell>
          <table:table-cell office:value-type="string" table:style-name="ce5">
            <text:p>poppe-vanpaemel@telenet.be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Vandamme Lucie</text:p>
          </table:table-cell>
          <table:table-cell office:value-type="string" table:style-name="ce5">
            <text:p>Beukendreef 1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9-07-08T00:00:00" table:style-name="ce6">
            <text:p>08-07-2009</text:p>
          </table:table-cell>
          <table:table-cell office:value-type="float" office:value="475321175" table:style-name="ce7">
            <text:p>475321175</text:p>
          </table:table-cell>
          <table:table-cell office:value-type="float" office:value="477322310" table:style-name="ce5">
            <text:p>477322310</text:p>
          </table:table-cell>
          <table:table-cell office:value-type="string" table:style-name="ce5">
            <text:p>sophie@interiorsbysophie.be</text:p>
          </table:table-cell>
          <table:table-cell office:value-type="string" table:style-name="ce8">
            <text:p>09.07.08-014-13</text:p>
          </table:table-cell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herpe Ymke</text:p>
          </table:table-cell>
          <table:table-cell office:value-type="string" table:style-name="ce5">
            <text:p>Stuurboord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1996-02-04T00:00:00" table:style-name="ce6">
            <text:p>04-02-1996</text:p>
          </table:table-cell>
          <table:table-cell office:value-type="float" office:value="475788366" table:style-name="ce7">
            <text:p>475788366</text:p>
          </table:table-cell>
          <table:table-cell office:value-type="float" office:value="474777934" table:style-name="ce5">
            <text:p>474777934</text:p>
          </table:table-cell>
          <table:table-cell office:value-type="string" table:style-name="ce5">
            <text:p>ymkevanherpe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torre Joya</text:p>
          </table:table-cell>
          <table:table-cell office:value-type="string" table:style-name="ce5">
            <text:p>Sasstraat 4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4-03-17T00:00:00" table:style-name="ce6">
            <text:p>17-03-2004</text:p>
          </table:table-cell>
          <table:table-cell office:value-type="float" office:value="473447968" table:style-name="ce7">
            <text:p>473447968</text:p>
          </table:table-cell>
          <table:table-cell office:value-type="float" office:value="499260109" table:style-name="ce5">
            <text:p>499260109</text:p>
          </table:table-cell>
          <table:table-cell office:value-type="string" table:style-name="ce5">
            <text:p>joyavantorre@gmail.com</text:p>
          </table:table-cell>
          <table:table-cell office:value-type="string" table:style-name="ce8">
            <text:p>annvantorre05@gmail.com</text:p>
          </table:table-cell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sporten Linde</text:p>
          </table:table-cell>
          <table:table-cell office:value-type="string" table:style-name="ce5">
            <text:p>Heistlaan 309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04-05-01T00:00:00" table:style-name="ce6">
            <text:p>01-05-2004</text:p>
          </table:table-cell>
          <table:table-cell office:value-type="float" office:value="472416949" table:style-name="ce7">
            <text:p>472416949</text:p>
          </table:table-cell>
          <table:table-cell office:value-type="float" office:value="494107766" table:style-name="ce5">
            <text:p>494107766</text:p>
          </table:table-cell>
          <table:table-cell office:value-type="string" table:style-name="ce5">
            <text:p>eddy.marijke@telenet.be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ossen Lili</text:p>
          </table:table-cell>
          <table:table-cell office:value-type="string" table:style-name="ce5">
            <text:p>Abelendreef 3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07-02-09T00:00:00" table:style-name="ce6">
            <text:p>09-02-2007</text:p>
          </table:table-cell>
          <table:table-cell office:value-type="float" office:value="477514275" table:style-name="ce7">
            <text:p>477514275</text:p>
          </table:table-cell>
          <table:table-cell office:value-type="float" office:value="473526202" table:style-name="ce5">
            <text:p>473526202</text:p>
          </table:table-cell>
          <table:table-cell office:value-type="string" table:style-name="ce5">
            <text:p>Sylvie-Cantraine@yahoo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estyn Jessie</text:p>
          </table:table-cell>
          <table:table-cell office:value-type="string" table:style-name="ce5">
            <text:p>Kervyndreef 35</text:p>
          </table:table-cell>
          <table:table-cell office:value-type="float" office:value="8200" table:style-name="ce5">
            <text:p>8200</text:p>
          </table:table-cell>
          <table:table-cell office:value-type="string" table:style-name="ce5">
            <text:p>Sint-Andries</text:p>
          </table:table-cell>
          <table:table-cell office:value-type="date" office:date-value="1996-12-21T00:00:00" table:style-name="ce6">
            <text:p>21-12-1996</text:p>
          </table:table-cell>
          <table:table-cell office:value-type="float" office:value="473927530" table:style-name="ce7">
            <text:p>473927530</text:p>
          </table:table-cell>
          <table:table-cell office:value-type="float" office:value="484882653" table:style-name="ce5">
            <text:p>484882653</text:p>
          </table:table-cell>
          <table:table-cell office:value-type="string" table:style-name="ce5">
            <text:p>jessie-westyn@hotmail.com</text:p>
          </table:table-cell>
          <table:table-cell table:style-name="ce8"/>
          <table:table-cell office:value-type="string" table:style-name="ce5">
            <text:p>URBAN 3 - 16+ <text:s text:c="2"/>Na selectie/proefles<text:s text:c="6"/>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Andries Nanou</text:p>
          </table:table-cell>
          <table:table-cell office:value-type="string" table:style-name="ce5">
            <text:p>Estegemstraat 24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Moerkerke</text:p>
          </table:table-cell>
          <table:table-cell office:value-type="date" office:date-value="2016-04-18T00:00:00" table:style-name="ce6">
            <text:p>18-04-2016</text:p>
          </table:table-cell>
          <table:table-cell office:value-type="float" office:value="479326018" table:style-name="ce7">
            <text:p>479326018</text:p>
          </table:table-cell>
          <table:table-cell office:value-type="float" office:value="471290615" table:style-name="ce5">
            <text:p>471290615</text:p>
          </table:table-cell>
          <table:table-cell office:value-type="string" table:style-name="ce5">
            <text:p>lisa_verleye@hotmail.com</text:p>
          </table:table-cell>
          <table:table-cell office:value-type="string" table:style-name="ce8">
            <text:p>16.04.18-114.30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28">
            <text:p>Bonny Alexis</text:p>
          </table:table-cell>
          <table:table-cell office:value-type="string" table:style-name="ce28">
            <text:p>Boomgaard 23</text:p>
          </table:table-cell>
          <table:table-cell office:value-type="float" office:value="8340" table:style-name="ce7">
            <text:p>8340</text:p>
          </table:table-cell>
          <table:table-cell office:value-type="string" table:style-name="ce29">
            <text:p>Moerkerke</text:p>
          </table:table-cell>
          <table:table-cell office:value-type="date" office:date-value="2015-02-17T00:00:00" table:style-name="ce39">
            <text:p>17-02-2015</text:p>
          </table:table-cell>
          <table:table-cell office:value-type="float" office:value="483002201" table:style-name="ce7">
            <text:p>483002201</text:p>
          </table:table-cell>
          <table:table-cell office:value-type="float" office:value="494673318" table:style-name="ce29">
            <text:p>494673318</text:p>
          </table:table-cell>
          <table:table-cell office:value-type="string" table:style-name="ce31">
            <text:p><text:a xlink:href="mailto:acatrysse@hotmail.com">acatrysse@hotmail.com</text:a></text:p>
          </table:table-cell>
          <table:table-cell office:value-type="float" office:value="15021714294" table:style-name="ce8">
            <text:p>15021714294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uyck Louise</text:p>
          </table:table-cell>
          <table:table-cell office:value-type="string" table:style-name="ce5">
            <text:p>Dudzelestraat 43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4-05-04T00:00:00" table:style-name="ce6">
            <text:p>04-05-2014</text:p>
          </table:table-cell>
          <table:table-cell office:value-type="float" office:value="497410415" table:style-name="ce7">
            <text:p>497410415</text:p>
          </table:table-cell>
          <table:table-cell office:value-type="float" office:value="499221250" table:style-name="ce5">
            <text:p>499221250</text:p>
          </table:table-cell>
          <table:table-cell office:value-type="string" table:style-name="ce5">
            <text:p>nathaliegoorix@hotmail.com</text:p>
          </table:table-cell>
          <table:table-cell office:value-type="string" table:style-name="ce8">
            <text:p>14.05.04-010.34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rton Enna</text:p>
          </table:table-cell>
          <table:table-cell office:value-type="string" table:style-name="ce5">
            <text:p>Grommer 1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6-19T00:00:00" table:style-name="ce6">
            <text:p>19-06-2014</text:p>
          </table:table-cell>
          <table:table-cell office:value-type="float" office:value="477689133" table:style-name="ce7">
            <text:p>477689133</text:p>
          </table:table-cell>
          <table:table-cell office:value-type="float" office:value="494800845" table:style-name="ce5">
            <text:p>494800845</text:p>
          </table:table-cell>
          <table:table-cell office:value-type="string" table:style-name="ce5">
            <text:p>melissamommens@hotmail.com</text:p>
          </table:table-cell>
          <table:table-cell office:value-type="string" table:style-name="ce8">
            <text:p>14.06.19-192.88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ttoor Lilly</text:p>
          </table:table-cell>
          <table:table-cell office:value-type="string" table:style-name="ce5">
            <text:p>Herenweg 2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3-10-12T00:00:00" table:style-name="ce6">
            <text:p>12-10-2013</text:p>
          </table:table-cell>
          <table:table-cell office:value-type="float" office:value="477600866" table:style-name="ce7">
            <text:p>477600866</text:p>
          </table:table-cell>
          <table:table-cell office:value-type="float" office:value="474633037" table:style-name="ce5">
            <text:p>474633037</text:p>
          </table:table-cell>
          <table:table-cell office:value-type="string" table:style-name="ce5">
            <text:p>Info@lillyandrose.be</text:p>
          </table:table-cell>
          <table:table-cell office:value-type="float" office:value="13101210009" table:style-name="ce8">
            <text:p>13101210009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attoor Rose</text:p>
          </table:table-cell>
          <table:table-cell office:value-type="string" table:style-name="ce5">
            <text:p>Herenweg 20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5-09-02T00:00:00" table:style-name="ce6">
            <text:p>02-09-2015</text:p>
          </table:table-cell>
          <table:table-cell office:value-type="float" office:value="477600866" table:style-name="ce7">
            <text:p>477600866</text:p>
          </table:table-cell>
          <table:table-cell office:value-type="float" office:value="474633037" table:style-name="ce5">
            <text:p>474633037</text:p>
          </table:table-cell>
          <table:table-cell office:value-type="string" table:style-name="ce21">
            <text:p><text:a xlink:href="mailto:Info@lillyandrose.be">Info@lillyandrose.be</text:a></text:p>
          </table:table-cell>
          <table:table-cell office:value-type="float" office:value="15090221040" table:style-name="ce8">
            <text:p>15090221040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De Bisscop Maxyne</text:p>
          </table:table-cell>
          <table:table-cell office:value-type="string" table:style-name="ce14">
            <text:p>Fochlaan 27</text:p>
          </table:table-cell>
          <table:table-cell office:value-type="float" office:value="8300" table:style-name="ce32">
            <text:p>8300</text:p>
          </table:table-cell>
          <table:table-cell office:value-type="string" table:style-name="ce32">
            <text:p>Knokke-Heist</text:p>
          </table:table-cell>
          <table:table-cell office:value-type="date" office:date-value="2016-08-21T00:00:00" table:style-name="ce33">
            <text:p>21-08-2016</text:p>
          </table:table-cell>
          <table:table-cell office:value-type="float" office:value="476707273" table:style-name="ce34">
            <text:p>476707273</text:p>
          </table:table-cell>
          <table:table-cell office:value-type="float" office:value="476806805" table:style-name="ce32">
            <text:p>476806805</text:p>
          </table:table-cell>
          <table:table-cell office:value-type="string" table:style-name="ce32">
            <text:p>margaux.corman@yahoo.com</text:p>
          </table:table-cell>
          <table:table-cell office:value-type="float" office:value="16082114039" table:style-name="ce35">
            <text:p>16082114039</text:p>
          </table:table-cell>
          <table:table-cell office:value-type="string" table:style-name="ce32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 Jaeghere Olivia</text:p>
          </table:table-cell>
          <table:table-cell office:value-type="string" table:style-name="ce5">
            <text:p>Leliedreef 8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4-10-13T00:00:00" table:style-name="ce6">
            <text:p>13-10-2014</text:p>
          </table:table-cell>
          <table:table-cell office:value-type="float" office:value="478241731" table:style-name="ce7">
            <text:p>478241731</text:p>
          </table:table-cell>
          <table:table-cell office:value-type="float" office:value="472915625" table:style-name="ce5">
            <text:p>472915625</text:p>
          </table:table-cell>
          <table:table-cell office:value-type="string" table:style-name="ce5">
            <text:p>samencharlotte@telenet.be</text:p>
          </table:table-cell>
          <table:table-cell table:style-name="ce8"/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brabandere Floor</text:p>
          </table:table-cell>
          <table:table-cell office:value-type="string" table:style-name="ce5">
            <text:p>Schroefas 5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11-20T00:00:00" table:style-name="ce6">
            <text:p>20-11-2014</text:p>
          </table:table-cell>
          <table:table-cell office:value-type="float" office:value="486920357" table:style-name="ce7">
            <text:p>486920357</text:p>
          </table:table-cell>
          <table:table-cell office:value-type="float" office:value="486243315" table:style-name="ce5">
            <text:p>486243315</text:p>
          </table:table-cell>
          <table:table-cell office:value-type="string" table:style-name="ce5">
            <text:p>instituutkelly@skynet.be<text:s/></text:p>
          </table:table-cell>
          <table:table-cell office:value-type="string" table:style-name="ce8">
            <text:p>14.11.20-022.69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emey Charlotte</text:p>
          </table:table-cell>
          <table:table-cell office:value-type="string" table:style-name="ce5">
            <text:p>Essendreef 1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4-10-28T00:00:00" table:style-name="ce6">
            <text:p>28-10-2014</text:p>
          </table:table-cell>
          <table:table-cell office:value-type="float" office:value="477397779" table:style-name="ce7">
            <text:p>477397779</text:p>
          </table:table-cell>
          <table:table-cell office:value-type="float" office:value="476729217" table:style-name="ce5">
            <text:p>476729217</text:p>
          </table:table-cell>
          <table:table-cell office:value-type="string" table:style-name="ce5">
            <text:p>mobouckingrid@hotmail.com</text:p>
          </table:table-cell>
          <table:table-cell office:value-type="float" office:value="14102802612" table:style-name="ce8">
            <text:p>14102802612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jkstra Doutzen</text:p>
          </table:table-cell>
          <table:table-cell office:value-type="string" table:style-name="ce5">
            <text:p>Saint-Jozeph 9</text:p>
          </table:table-cell>
          <table:table-cell office:value-type="string" table:style-name="ce5">
            <text:p>4524 MD</text:p>
          </table:table-cell>
          <table:table-cell office:value-type="string" table:style-name="ce5">
            <text:p>Sluis (NL)</text:p>
          </table:table-cell>
          <table:table-cell office:value-type="date" office:date-value="2015-09-13T00:00:00" table:style-name="ce6">
            <text:p>13-09-2015</text:p>
          </table:table-cell>
          <table:table-cell office:value-type="float" office:value="471075302" table:style-name="ce7">
            <text:p>471075302</text:p>
          </table:table-cell>
          <table:table-cell office:value-type="float" office:value="31653967937" table:style-name="ce5">
            <text:p>31653967937</text:p>
          </table:table-cell>
          <table:table-cell office:value-type="string" table:style-name="ce5">
            <text:p>julie.brutein@gmail.com</text:p>
          </table:table-cell>
          <table:table-cell office:value-type="string" table:style-name="ce8">
            <text:p>15.09.13-116.95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uckaert Inaya<text:s/></text:p>
          </table:table-cell>
          <table:table-cell office:value-type="string" table:style-name="ce5">
            <text:p>Lippenslaan 9 bus 5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6-03-06T00:00:00" table:style-name="ce6">
            <text:p>06-03-2016</text:p>
          </table:table-cell>
          <table:table-cell office:value-type="float" office:value="484456979" table:style-name="ce7">
            <text:p>484456979</text:p>
          </table:table-cell>
          <table:table-cell office:value-type="float" office:value="484456787" table:style-name="ce5">
            <text:p>484456787</text:p>
          </table:table-cell>
          <table:table-cell office:value-type="string" table:style-name="ce5">
            <text:p>buildingdiamonds1@gmail.com</text:p>
          </table:table-cell>
          <table:table-cell office:value-type="string" table:style-name="ce8">
            <text:p>16.06.03-116.07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Geirnaert Célestine</text:p>
          </table:table-cell>
          <table:table-cell office:value-type="string" table:style-name="ce5">
            <text:p>Sint-Kwintenstraat 3</text:p>
          </table:table-cell>
          <table:table-cell office:value-type="float" office:value="8340" table:style-name="ce5">
            <text:p>8340</text:p>
          </table:table-cell>
          <table:table-cell office:value-type="string" table:style-name="ce5">
            <text:p>Oostkerke</text:p>
          </table:table-cell>
          <table:table-cell office:value-type="date" office:date-value="2017-04-25T00:00:00" table:style-name="ce6">
            <text:p>25-04-2017</text:p>
          </table:table-cell>
          <table:table-cell office:value-type="float" office:value="495796785" table:style-name="ce7">
            <text:p>495796785</text:p>
          </table:table-cell>
          <table:table-cell office:value-type="float" office:value="474399409" table:style-name="ce5">
            <text:p>474399409</text:p>
          </table:table-cell>
          <table:table-cell office:value-type="string" table:style-name="ce5">
            <text:p>julieverbouw@outlook.com</text:p>
          </table:table-cell>
          <table:table-cell office:value-type="string" table:style-name="ce8">
            <text:p>17.04.25-028.24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anduyt Anne-Fleur</text:p>
          </table:table-cell>
          <table:table-cell office:value-type="string" table:style-name="ce5">
            <text:p>Schabbe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6-23T00:00:00" table:style-name="ce6">
            <text:p>23-06-2015</text:p>
          </table:table-cell>
          <table:table-cell office:value-type="float" office:value="476687502" table:style-name="ce7">
            <text:p>476687502</text:p>
          </table:table-cell>
          <table:table-cell office:value-type="float" office:value="477302082" table:style-name="ce5">
            <text:p>477302082</text:p>
          </table:table-cell>
          <table:table-cell office:value-type="string" table:style-name="ce21">
            <text:p><text:a xlink:href="mailto:sylviaverbouw@gmail.com">sylviaverbouw@gmail.com</text:a></text:p>
          </table:table-cell>
          <table:table-cell table:style-name="ce8"/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anduyt Juliette</text:p>
          </table:table-cell>
          <table:table-cell office:value-type="string" table:style-name="ce5">
            <text:p>Schabbe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7-03-01T00:00:00" table:style-name="ce6">
            <text:p>01-03-2017</text:p>
          </table:table-cell>
          <table:table-cell office:value-type="float" office:value="476687502" table:style-name="ce7">
            <text:p>476687502</text:p>
          </table:table-cell>
          <table:table-cell office:value-type="float" office:value="477302082" table:style-name="ce5">
            <text:p>477302082</text:p>
          </table:table-cell>
          <table:table-cell office:value-type="string" table:style-name="ce5">
            <text:p>sylviaverbouw@gmail.com</text:p>
          </table:table-cell>
          <table:table-cell office:value-type="string" table:style-name="ce8">
            <text:p>17.03.01-384.90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anduyt Mary-Lou</text:p>
          </table:table-cell>
          <table:table-cell office:value-type="string" table:style-name="ce5">
            <text:p>Schabbe 2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7-03-01T00:00:00" table:style-name="ce6">
            <text:p>01-03-2017</text:p>
          </table:table-cell>
          <table:table-cell office:value-type="float" office:value="476687502" table:style-name="ce7">
            <text:p>476687502</text:p>
          </table:table-cell>
          <table:table-cell office:value-type="float" office:value="477302082" table:style-name="ce5">
            <text:p>477302082</text:p>
          </table:table-cell>
          <table:table-cell office:value-type="string" table:style-name="ce5">
            <text:p>sylviaverbouw@gmail.com</text:p>
          </table:table-cell>
          <table:table-cell office:value-type="string" table:style-name="ce8">
            <text:p>17.03.01-386.88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emmens Mackenzie</text:p>
          </table:table-cell>
          <table:table-cell office:value-type="string" table:style-name="ce5">
            <text:p>Bosrankstraat 8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5-01-17T00:00:00" table:style-name="ce6">
            <text:p>17-01-2015</text:p>
          </table:table-cell>
          <table:table-cell office:value-type="float" office:value="496138147" table:style-name="ce7">
            <text:p>496138147</text:p>
          </table:table-cell>
          <table:table-cell office:value-type="float" office:value="498116364" table:style-name="ce5">
            <text:p>498116364</text:p>
          </table:table-cell>
          <table:table-cell office:value-type="string" table:style-name="ce5">
            <text:p>huysentruyt.maribel@gmail.com</text:p>
          </table:table-cell>
          <table:table-cell office:value-type="string" table:style-name="ce8">
            <text:p>15 01 17 050 82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Lootens Ophélie</text:p>
          </table:table-cell>
          <table:table-cell office:value-type="string" table:style-name="ce14">
            <text:p>Westkapellestraat 448</text:p>
          </table:table-cell>
          <table:table-cell office:value-type="float" office:value="8300" table:style-name="ce32">
            <text:p>8300</text:p>
          </table:table-cell>
          <table:table-cell office:value-type="string" table:style-name="ce32">
            <text:p>Knokke-Heist</text:p>
          </table:table-cell>
          <table:table-cell office:value-type="date" office:date-value="2015-08-05T00:00:00" table:style-name="ce33">
            <text:p>05-08-2015</text:p>
          </table:table-cell>
          <table:table-cell office:value-type="string" table:style-name="ce34">
            <text:p>0477 98 69 32</text:p>
          </table:table-cell>
          <table:table-cell office:value-type="string" table:style-name="ce32">
            <text:p>0486 43 43 48</text:p>
          </table:table-cell>
          <table:table-cell office:value-type="string" table:style-name="ce32">
            <text:p>info@lapinquotidien.com</text:p>
          </table:table-cell>
          <table:table-cell office:value-type="float" office:value="15080527275" table:style-name="ce35">
            <text:p>15080527275</text:p>
          </table:table-cell>
          <table:table-cell office:value-type="string" table:style-name="ce32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rtens Jackie</text:p>
          </table:table-cell>
          <table:table-cell office:value-type="string" table:style-name="ce5">
            <text:p>Nieuwpoortstraat 9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7-09-23T00:00:00" table:style-name="ce6">
            <text:p>23-09-2017</text:p>
          </table:table-cell>
          <table:table-cell office:value-type="float" office:value="476827172" table:style-name="ce7">
            <text:p>476827172</text:p>
          </table:table-cell>
          <table:table-cell office:value-type="float" office:value="475628801" table:style-name="ce5">
            <text:p>475628801</text:p>
          </table:table-cell>
          <table:table-cell office:value-type="string" table:style-name="ce5">
            <text:p>ellencallant@gmail.com</text:p>
          </table:table-cell>
          <table:table-cell office:value-type="string" table:style-name="ce8">
            <text:p>17.09.23-128.19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Mobouck Maxim</text:p>
          </table:table-cell>
          <table:table-cell office:value-type="string" table:style-name="ce14">
            <text:p>Middeldiep 22</text:p>
          </table:table-cell>
          <table:table-cell office:value-type="float" office:value="8301" table:style-name="ce32">
            <text:p>8301</text:p>
          </table:table-cell>
          <table:table-cell office:value-type="string" table:style-name="ce32">
            <text:p>Knokke-Heist</text:p>
          </table:table-cell>
          <table:table-cell office:value-type="date" office:date-value="2015-01-29T00:00:00" table:style-name="ce33">
            <text:p>29-01-2015</text:p>
          </table:table-cell>
          <table:table-cell office:value-type="float" office:value="486071257" table:style-name="ce34">
            <text:p>486071257</text:p>
          </table:table-cell>
          <table:table-cell office:value-type="float" office:value="496696266" table:style-name="ce32">
            <text:p>496696266</text:p>
          </table:table-cell>
          <table:table-cell office:value-type="string" table:style-name="ce32">
            <text:p>sara@bluefinn.be</text:p>
          </table:table-cell>
          <table:table-cell office:value-type="float" office:value="15012905706" table:style-name="ce35">
            <text:p>15012905706</text:p>
          </table:table-cell>
          <table:table-cell office:value-type="string" table:style-name="ce32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Oosters Renée</text:p>
          </table:table-cell>
          <table:table-cell office:value-type="string" table:style-name="ce5">
            <text:p>Voute 7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02-07T00:00:00" table:style-name="ce6">
            <text:p>07-02-2014</text:p>
          </table:table-cell>
          <table:table-cell office:value-type="float" office:value="479284559" table:style-name="ce7">
            <text:p>479284559</text:p>
          </table:table-cell>
          <table:table-cell office:value-type="float" office:value="473375762" table:style-name="ce5">
            <text:p>473375762</text:p>
          </table:table-cell>
          <table:table-cell office:value-type="string" table:style-name="ce5">
            <text:p>anka_demulder@hotmail.com</text:p>
          </table:table-cell>
          <table:table-cell office:value-type="float" office:value="14020712896" table:style-name="ce8">
            <text:p>14020712896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auwels Lynn</text:p>
          </table:table-cell>
          <table:table-cell office:value-type="string" table:style-name="ce5">
            <text:p>Polderhoek 1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Westkapelle</text:p>
          </table:table-cell>
          <table:table-cell office:value-type="date" office:date-value="2015-09-11T00:00:00" table:style-name="ce6">
            <text:p>11-09-2015</text:p>
          </table:table-cell>
          <table:table-cell office:value-type="float" office:value="479235363" table:style-name="ce7">
            <text:p>479235363</text:p>
          </table:table-cell>
          <table:table-cell office:value-type="float" office:value="475571952" table:style-name="ce5">
            <text:p>475571952</text:p>
          </table:table-cell>
          <table:table-cell office:value-type="string" table:style-name="ce21">
            <text:p><text:a xlink:href="mailto:cynthia_van_rietvelde@hotmail.com">cynthia_van_rietvelde@hotmail.com</text:a></text:p>
          </table:table-cell>
          <table:table-cell office:value-type="float" office:value="15091120863" table:style-name="ce8">
            <text:p>15091120863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Slee Anaïs</text:p>
          </table:table-cell>
          <table:table-cell office:value-type="string" table:style-name="ce14">
            <text:p>Kerselarendreef 6</text:p>
          </table:table-cell>
          <table:table-cell office:value-type="float" office:value="8300" table:style-name="ce32">
            <text:p>8300</text:p>
          </table:table-cell>
          <table:table-cell office:value-type="string" table:style-name="ce32">
            <text:p>Knokke-Heist</text:p>
          </table:table-cell>
          <table:table-cell office:value-type="date" office:date-value="2016-09-02T00:00:00" table:style-name="ce33">
            <text:p>02-09-2016</text:p>
          </table:table-cell>
          <table:table-cell office:value-type="float" office:value="495531060" table:style-name="ce34">
            <text:p>495531060</text:p>
          </table:table-cell>
          <table:table-cell office:value-type="float" office:value="475558523" table:style-name="ce32">
            <text:p>475558523</text:p>
          </table:table-cell>
          <table:table-cell office:value-type="string" table:style-name="ce32">
            <text:p>julie@inner-center.be</text:p>
          </table:table-cell>
          <table:table-cell office:value-type="float" office:value="16090232444" table:style-name="ce35">
            <text:p>16090232444</text:p>
          </table:table-cell>
          <table:table-cell office:value-type="string" table:style-name="ce32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mits Axelle</text:p>
          </table:table-cell>
          <table:table-cell office:value-type="string" table:style-name="ce5">
            <text:p>Smedenstraat 4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5-06-24T00:00:00" table:style-name="ce6">
            <text:p>24-06-2015</text:p>
          </table:table-cell>
          <table:table-cell office:value-type="float" office:value="486237990" table:style-name="ce7">
            <text:p>486237990</text:p>
          </table:table-cell>
          <table:table-cell office:value-type="float" office:value="496236560" table:style-name="ce5">
            <text:p>496236560</text:p>
          </table:table-cell>
          <table:table-cell office:value-type="string" table:style-name="ce5">
            <text:p>kris.smits2@telenet.be</text:p>
          </table:table-cell>
          <table:table-cell office:value-type="string" table:style-name="ce8">
            <text:p>15.06.24-254.91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Teirlynck Maité</text:p>
          </table:table-cell>
          <table:table-cell office:value-type="string" table:style-name="ce5">
            <text:p>Sacramentstraat 27</text:p>
          </table:table-cell>
          <table:table-cell office:value-type="float" office:value="8300" table:style-name="ce5">
            <text:p>8300</text:p>
          </table:table-cell>
          <table:table-cell office:value-type="string" table:style-name="ce5">
            <text:p>Knokke-Heist</text:p>
          </table:table-cell>
          <table:table-cell office:value-type="date" office:date-value="2016-04-28T00:00:00" table:style-name="ce6">
            <text:p>28-04-2016</text:p>
          </table:table-cell>
          <table:table-cell office:value-type="float" office:value="477922672" table:style-name="ce7">
            <text:p>477922672</text:p>
          </table:table-cell>
          <table:table-cell office:value-type="float" office:value="499403265" table:style-name="ce5">
            <text:p>499403265</text:p>
          </table:table-cell>
          <table:table-cell office:value-type="string" table:style-name="ce5">
            <text:p>els2308@gmail.com</text:p>
          </table:table-cell>
          <table:table-cell office:value-type="string" table:style-name="ce8">
            <text:p>16.04.28-140.92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lentin Livia</text:p>
          </table:table-cell>
          <table:table-cell office:value-type="string" table:style-name="ce5">
            <text:p>Westkapellestraat 46 bus 21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6-23T00:00:00" table:style-name="ce6">
            <text:p>23-06-2015</text:p>
          </table:table-cell>
          <table:table-cell office:value-type="float" office:value="486839786" table:style-name="ce7">
            <text:p>486839786</text:p>
          </table:table-cell>
          <table:table-cell office:value-type="float" office:value="493466926" table:style-name="ce5">
            <text:p>493466926</text:p>
          </table:table-cell>
          <table:table-cell office:value-type="string" table:style-name="ce5">
            <text:p>belinda_incoul@hotmail.com</text:p>
          </table:table-cell>
          <table:table-cell office:value-type="string" table:style-name="ce8">
            <text:p>15.06.23-106.75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 Den Heuvel Louise</text:p>
          </table:table-cell>
          <table:table-cell office:value-type="string" table:style-name="ce5">
            <text:p>Stokerij 19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Dudzele</text:p>
          </table:table-cell>
          <table:table-cell office:value-type="date" office:date-value="2014-11-08T00:00:00" table:style-name="ce6">
            <text:p>08-11-2014</text:p>
          </table:table-cell>
          <table:table-cell office:value-type="float" office:value="47752272" table:style-name="ce7">
            <text:p>47752272</text:p>
          </table:table-cell>
          <table:table-cell table:style-name="ce5"/>
          <table:table-cell office:value-type="string" table:style-name="ce5">
            <text:p>kristof@knokadvas.be</text:p>
          </table:table-cell>
          <table:table-cell office:value-type="string" table:style-name="ce8">
            <text:p>14.10.08-312.35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en Poel Lara</text:p>
          </table:table-cell>
          <table:table-cell office:value-type="string" table:style-name="ce5">
            <text:p>Hermans Lybaertstraat 39/32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4-11-18T00:00:00" table:style-name="ce6">
            <text:p>18-11-2014</text:p>
          </table:table-cell>
          <table:table-cell office:value-type="float" office:value="471061365" table:style-name="ce7">
            <text:p>471061365</text:p>
          </table:table-cell>
          <table:table-cell office:value-type="float" office:value="478639279" table:style-name="ce5">
            <text:p>478639279</text:p>
          </table:table-cell>
          <table:table-cell office:value-type="string" table:style-name="ce5">
            <text:p>teodora.angelova22@gmail.com</text:p>
          </table:table-cell>
          <table:table-cell office:value-type="string" table:style-name="ce8">
            <text:p>14.11.18-224.24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dertaelen Louise</text:p>
          </table:table-cell>
          <table:table-cell office:value-type="string" table:style-name="ce5">
            <text:p>Schabbe 13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7-06-22T00:00:00" table:style-name="ce6">
            <text:p>22-06-2017</text:p>
          </table:table-cell>
          <table:table-cell office:value-type="float" office:value="474684805" table:style-name="ce7">
            <text:p>474684805</text:p>
          </table:table-cell>
          <table:table-cell office:value-type="float" office:value="473212453" table:style-name="ce5">
            <text:p>473212453</text:p>
          </table:table-cell>
          <table:table-cell office:value-type="string" table:style-name="ce5">
            <text:p>laikelitaer@hotmail.com</text:p>
          </table:table-cell>
          <table:table-cell office:value-type="string" table:style-name="ce8">
            <text:p>17.06.22-172.81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anherweghe Romy</text:p>
          </table:table-cell>
          <table:table-cell office:value-type="string" table:style-name="ce5">
            <text:p>Gouverneurstraat 6</text:p>
          </table:table-cell>
          <table:table-cell office:value-type="string" table:style-name="ce5">
            <text:p>4524BD</text:p>
          </table:table-cell>
          <table:table-cell office:value-type="string" table:style-name="ce5">
            <text:p>Sluis/Nederland</text:p>
          </table:table-cell>
          <table:table-cell office:value-type="date" office:date-value="2016-03-14T00:00:00" table:style-name="ce6">
            <text:p>14-03-2016</text:p>
          </table:table-cell>
          <table:table-cell office:value-type="float" office:value="479876381" table:style-name="ce7">
            <text:p>479876381</text:p>
          </table:table-cell>
          <table:table-cell office:value-type="float" office:value="491228093" table:style-name="ce5">
            <text:p>491228093</text:p>
          </table:table-cell>
          <table:table-cell office:value-type="string" table:style-name="ce5">
            <text:p>deweerdtshirley@gmail.com</text:p>
          </table:table-cell>
          <table:table-cell office:value-type="string" table:style-name="ce8">
            <text:p>16.03.14-39.457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Vanhoorickx Charlotte</text:p>
          </table:table-cell>
          <table:table-cell office:value-type="string" table:style-name="ce14">
            <text:p>Elizabethlaan 164</text:p>
          </table:table-cell>
          <table:table-cell office:value-type="float" office:value="8300" table:style-name="ce32">
            <text:p>8300</text:p>
          </table:table-cell>
          <table:table-cell office:value-type="string" table:style-name="ce32">
            <text:p>Knokke-Heist</text:p>
          </table:table-cell>
          <table:table-cell office:value-type="date" office:date-value="2016-07-01T00:00:00" table:style-name="ce33">
            <text:p>01-07-2016</text:p>
          </table:table-cell>
          <table:table-cell office:value-type="float" office:value="497390279" table:style-name="ce34">
            <text:p>497390279</text:p>
          </table:table-cell>
          <table:table-cell office:value-type="float" office:value="476926908" table:style-name="ce32">
            <text:p>476926908</text:p>
          </table:table-cell>
          <table:table-cell office:value-type="string" table:style-name="ce32">
            <text:p>delille.nele@gmail.com</text:p>
          </table:table-cell>
          <table:table-cell office:value-type="float" office:value="16070104845" table:style-name="ce35">
            <text:p>16070104845</text:p>
          </table:table-cell>
          <table:table-cell office:value-type="string" table:style-name="ce32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Vergucht Enora</text:p>
          </table:table-cell>
          <table:table-cell office:value-type="string" table:style-name="ce14">
            <text:p>Aaishove 24</text:p>
          </table:table-cell>
          <table:table-cell office:value-type="float" office:value="8301" table:style-name="ce32">
            <text:p>8301</text:p>
          </table:table-cell>
          <table:table-cell office:value-type="string" table:style-name="ce32">
            <text:p>Ramskapelle</text:p>
          </table:table-cell>
          <table:table-cell office:value-type="date" office:date-value="2017-03-24T00:00:00" table:style-name="ce33">
            <text:p>24-03-2017</text:p>
          </table:table-cell>
          <table:table-cell office:value-type="float" office:value="478587100" table:style-name="ce34">
            <text:p>478587100</text:p>
          </table:table-cell>
          <table:table-cell office:value-type="float" office:value="476330118" table:style-name="ce32">
            <text:p>476330118</text:p>
          </table:table-cell>
          <table:table-cell office:value-type="string" table:style-name="ce32">
            <text:p>eva.glorieux@gmail.com</text:p>
          </table:table-cell>
          <table:table-cell office:value-type="float" office:value="17032408092" table:style-name="ce35">
            <text:p>17032408092</text:p>
          </table:table-cell>
          <table:table-cell office:value-type="string" table:style-name="ce32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mander Babette</text:p>
          </table:table-cell>
          <table:table-cell office:value-type="string" table:style-name="ce5">
            <text:p>Draaibrug 4</text:p>
          </table:table-cell>
          <table:table-cell office:value-type="string" table:style-name="ce5">
            <text:p>4527 PB</text:p>
          </table:table-cell>
          <table:table-cell office:value-type="string" table:style-name="ce5">
            <text:p>Aardenburg (NL)</text:p>
          </table:table-cell>
          <table:table-cell office:value-type="date" office:date-value="2014-08-28T00:00:00" table:style-name="ce6">
            <text:p>28-08-2014</text:p>
          </table:table-cell>
          <table:table-cell office:value-type="float" office:value="473674871" table:style-name="ce7">
            <text:p>473674871</text:p>
          </table:table-cell>
          <table:table-cell office:value-type="float" office:value="485751379" table:style-name="ce5">
            <text:p>485751379</text:p>
          </table:table-cell>
          <table:table-cell office:value-type="string" table:style-name="ce5">
            <text:p>jessiepoppe@hotmail.com</text:p>
          </table:table-cell>
          <table:table-cell office:value-type="string" table:style-name="ce8">
            <text:p>14.08.28-258.57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meersch Pauline</text:p>
          </table:table-cell>
          <table:table-cell office:value-type="string" table:style-name="ce5">
            <text:p>Polderweg 61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6-12-02T00:00:00" table:style-name="ce6">
            <text:p>02-12-2016</text:p>
          </table:table-cell>
          <table:table-cell office:value-type="float" office:value="476725344" table:style-name="ce7">
            <text:p>476725344</text:p>
          </table:table-cell>
          <table:table-cell office:value-type="float" office:value="476658702" table:style-name="ce5">
            <text:p>476658702</text:p>
          </table:table-cell>
          <table:table-cell office:value-type="string" table:style-name="ce5">
            <text:p>tessafleerackers@hotmail.com</text:p>
          </table:table-cell>
          <table:table-cell office:value-type="float" office:value="16120235435" table:style-name="ce8">
            <text:p>16120235435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Vermeersch Suzanne</text:p>
          </table:table-cell>
          <table:table-cell office:value-type="string" table:style-name="ce5">
            <text:p>Polderweg 61</text:p>
          </table:table-cell>
          <table:table-cell office:value-type="float" office:value="8380" table:style-name="ce5">
            <text:p>8380</text:p>
          </table:table-cell>
          <table:table-cell office:value-type="string" table:style-name="ce5">
            <text:p>Zeebrugge</text:p>
          </table:table-cell>
          <table:table-cell office:value-type="date" office:date-value="2016-12-02T00:00:00" table:style-name="ce6">
            <text:p>02-12-2016</text:p>
          </table:table-cell>
          <table:table-cell office:value-type="float" office:value="476725344" table:style-name="ce7">
            <text:p>476725344</text:p>
          </table:table-cell>
          <table:table-cell office:value-type="float" office:value="476658702" table:style-name="ce5">
            <text:p>476658702</text:p>
          </table:table-cell>
          <table:table-cell office:value-type="string" table:style-name="ce5">
            <text:p>tessafleerackers@hotmail.com</text:p>
          </table:table-cell>
          <table:table-cell office:value-type="float" office:value="16120235633" table:style-name="ce8">
            <text:p>16120235633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Vormer Juliette</text:p>
          </table:table-cell>
          <table:table-cell office:value-type="string" table:style-name="ce14">
            <text:p>Hortensialaan 66</text:p>
          </table:table-cell>
          <table:table-cell office:value-type="float" office:value="8300" table:style-name="ce14">
            <text:p>8300</text:p>
          </table:table-cell>
          <table:table-cell office:value-type="string" table:style-name="ce14">
            <text:p>Knokke-Heist</text:p>
          </table:table-cell>
          <table:table-cell office:value-type="date" office:date-value="2016-07-26T00:00:00" table:style-name="ce22">
            <text:p>26-07-2016</text:p>
          </table:table-cell>
          <table:table-cell office:value-type="float" office:value="310634926636" table:style-name="ce14">
            <text:p>3,10635E+11</text:p>
          </table:table-cell>
          <table:table-cell office:value-type="float" office:value="310620000000" table:style-name="ce40">
            <text:p>3,11E+11</text:p>
          </table:table-cell>
          <table:table-cell office:value-type="string" table:style-name="ce21">
            <text:p><text:a xlink:href="mailto:roos_america@hotmail.com">roos_america@hotmail.com</text:a></text:p>
          </table:table-cell>
          <table:table-cell office:value-type="float" office:value="16072623875" table:style-name="ce14">
            <text:p>16072623875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Wittewrongel Ona</text:p>
          </table:table-cell>
          <table:table-cell office:value-type="string" table:style-name="ce5">
            <text:p>Invalidenlaan 8</text:p>
          </table:table-cell>
          <table:table-cell office:value-type="float" office:value="8301" table:style-name="ce5">
            <text:p>8301</text:p>
          </table:table-cell>
          <table:table-cell office:value-type="string" table:style-name="ce5">
            <text:p>Knokke-Heist</text:p>
          </table:table-cell>
          <table:table-cell office:value-type="date" office:date-value="2015-04-02T00:00:00" table:style-name="ce6">
            <text:p>02-04-2015</text:p>
          </table:table-cell>
          <table:table-cell office:value-type="float" office:value="474548925" table:style-name="ce7">
            <text:p>474548925</text:p>
          </table:table-cell>
          <table:table-cell office:value-type="float" office:value="471959272" table:style-name="ce5">
            <text:p>471959272</text:p>
          </table:table-cell>
          <table:table-cell office:value-type="string" table:style-name="ce5">
            <text:p>christy.de.graeve@icloud.com</text:p>
          </table:table-cell>
          <table:table-cell office:value-type="string" table:style-name="ce8">
            <text:p>15.02.04-286.49</text:p>
          </table:table-cell>
          <table:table-cell office:value-type="string" table:style-name="ce5">
            <text:p>URBAN TEENS - GEBOORTEJAREN 2016 &amp; 2015 &amp; 2014</text:p>
          </table:table-cell>
          <table:table-cell table:number-columns-repeated="16374"/>
        </table:table-row>
        <table:table-row table:number-rows-repeated="2" table:style-name="ro1">
          <table:table-cell table:number-columns-repeated="5" table:style-name="ce9"/>
          <table:table-cell table:style-name="ce11"/>
          <table:table-cell table:number-columns-repeated="2" table:style-name="ce9"/>
          <table:table-cell table:style-name="ce12"/>
          <table:table-cell table:style-name="ce5"/>
          <table:table-cell table:number-columns-repeated="16374"/>
        </table:table-row>
        <table:table-row table:number-rows-repeated="18" table:style-name="ro1">
          <table:table-cell table:number-columns-repeated="5" table:style-name="ce5"/>
          <table:table-cell table:style-name="ce7"/>
          <table:table-cell table:number-columns-repeated="2" table:style-name="ce5"/>
          <table:table-cell table:style-name="ce8"/>
          <table:table-cell table:style-name="ce5"/>
          <table:table-cell table:number-columns-repeated="16374"/>
        </table:table-row>
        <table:table-row table:number-rows-repeated="2" table:style-name="ro1">
          <table:table-cell table:number-columns-repeated="10" table:style-name="ce5"/>
          <table:table-cell table:number-columns-repeated="16374"/>
        </table:table-row>
        <table:table-row table:number-rows-repeated="2" table:style-name="ro1">
          <table:table-cell table:number-columns-repeated="5" table:style-name="ce5"/>
          <table:table-cell table:style-name="ce7"/>
          <table:table-cell table:number-columns-repeated="2" table:style-name="ce5"/>
          <table:table-cell table:style-name="ce8"/>
          <table:table-cell table:style-name="ce5"/>
          <table:table-cell table:number-columns-repeated="16374"/>
        </table:table-row>
        <table:table-row table:style-name="ro1">
          <table:table-cell table:style-name="ce41"/>
          <table:table-cell table:number-columns-repeated="4" table:style-name="ce5"/>
          <table:table-cell table:style-name="ce7"/>
          <table:table-cell table:number-columns-repeated="2" table:style-name="ce5"/>
          <table:table-cell table:style-name="ce8"/>
          <table:table-cell table:style-name="ce5"/>
          <table:table-cell table:number-columns-repeated="16374"/>
        </table:table-row>
        <table:table-row table:style-name="ro1">
          <table:table-cell table:number-columns-repeated="5" table:style-name="ce42"/>
          <table:table-cell table:number-columns-repeated="2" table:style-name="ce43"/>
          <table:table-cell table:style-name="ce44"/>
          <table:table-cell table:style-name="ce42"/>
          <table:table-cell table:style-name="ce13"/>
          <table:table-cell table:number-columns-repeated="16374"/>
        </table:table-row>
        <table:table-row table:number-rows-repeated="10483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Luis Romero</meta:initial-creator>
    <dc:creator>Luis Romero</dc:creator>
    <meta:creation-date>2025-08-25T08:01:02Z</meta:creation-date>
    <dc:date>2025-08-25T08:02:28Z</dc:date>
    <meta:editing-duration>PT0S</meta:editing-duration>
  </office:meta>
</office:document-meta>
</file>